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StarSymbol" svg:font-family="StarSymbol"/>
    <style:font-face style:name="DejaVu Sans Mono1" svg:font-family="'DejaVu Sans Mono'" style:font-family-generic="modern" style:font-pitch="fixed"/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DejaVu Sans Mono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-0.0799in" fo:margin-right="0in" fo:text-indent="0.4925in" style:auto-text-indent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0in" fo:margin-right="-0.0799in" fo:text-align="end" style:justify-single-word="false" fo:text-indent="0.4925in" style:auto-text-indent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text-properties fo:language="en" fo:country="US" fo:font-weight="bold" style:font-weight-asian="bold" style:font-name-complex="Times New Roman1" style:font-size-complex="13pt"/>
    </style:style>
    <style:style style:name="P6" style:family="paragraph" style:parent-style-name="Standard">
      <style:text-properties officeooo:paragraph-rsid="0006cb09"/>
    </style:style>
    <style:style style:name="P7" style:family="paragraph" style:parent-style-name="Standard">
      <style:text-properties officeooo:rsid="00103804" officeooo:paragraph-rsid="00103804"/>
    </style:style>
    <style:style style:name="P8" style:family="paragraph" style:parent-style-name="Standard">
      <style:text-properties officeooo:paragraph-rsid="00103804"/>
    </style:style>
    <style:style style:name="P9" style:family="paragraph" style:parent-style-name="Standard">
      <style:text-properties officeooo:rsid="00105f58" officeooo:paragraph-rsid="00105f58"/>
    </style:style>
    <style:style style:name="P10" style:family="paragraph" style:parent-style-name="Standard">
      <style:text-properties officeooo:rsid="00122081" officeooo:paragraph-rsid="00122081"/>
    </style:style>
    <style:style style:name="P11" style:family="paragraph" style:parent-style-name="Standard">
      <style:text-properties officeooo:paragraph-rsid="00122081"/>
    </style:style>
    <style:style style:name="P12" style:family="paragraph" style:parent-style-name="Standard">
      <style:text-properties officeooo:rsid="0008920d" officeooo:paragraph-rsid="0008920d"/>
    </style:style>
    <style:style style:name="P13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</style:style>
    <style:style style:name="P14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>
        <style:tab-stops>
          <style:tab-stop style:position="0.1972in"/>
        </style:tab-stops>
      </style:paragraph-properties>
    </style:style>
    <style:style style:name="P15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/>
    </style:style>
    <style:style style:name="P16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  <style:text-properties fo:font-size="8pt" style:font-size-asian="8pt" style:font-size-complex="8pt"/>
    </style:style>
    <style:style style:name="P17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  <style:text-properties style:font-size-complex="14pt"/>
    </style:style>
    <style:style style:name="P18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  <style:text-properties fo:font-size="16pt" fo:font-weight="bold" style:font-size-asian="16pt" style:font-weight-asian="bold" style:font-size-complex="16pt"/>
    </style:style>
    <style:style style:name="P19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/>
      <style:text-properties fo:font-size="10pt" style:font-size-asian="10pt"/>
    </style:style>
    <style:style style:name="P20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  <style:text-properties fo:font-size="10pt" style:font-size-asian="10pt"/>
    </style:style>
    <style:style style:name="P21" style:family="paragraph" style:parent-style-name="Standard">
      <style:paragraph-properties fo:margin-left="0in" fo:margin-right="0in" fo:line-height="100%" fo:text-align="center" style:justify-single-word="false" fo:orphans="0" fo:widows="0" fo:hyphenation-ladder-count="no-limit" fo:text-indent="0in" style:auto-text-indent="false" style:vertical-align="baseline"/>
      <style:text-properties fo:language="de" fo:country="DE" style:text-underline-style="solid" style:text-underline-width="auto" style:text-underline-color="font-color" style:letter-kerning="true" style:font-name-asian="Andale Sans UI" style:language-asian="ja" style:country-asian="JP" style:font-size-complex="14pt" style:language-complex="fa" style:country-complex="IR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  <style:text-properties style:text-underline-style="solid" style:text-underline-width="auto" style:text-underline-color="font-color" style:font-size-complex="14pt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79940" officeooo:paragraph-rsid="0006cb09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0b8ce5"/>
    </style:style>
    <style:style style:name="P26" style:family="paragraph" style:parent-style-name="Standard">
      <style:paragraph-properties fo:margin-left="0in" fo:margin-right="0in" fo:margin-top="0in" fo:margin-bottom="0in" loext:contextual-spacing="true" fo:line-height="100%" fo:text-align="center" style:justify-single-word="false" fo:orphans="0" fo:widows="0" fo:hyphenation-ladder-count="no-limit" fo:text-indent="0in" style:auto-text-indent="false" style:vertical-align="baseline"/>
      <style:text-properties fo:hyphenate="false" fo:hyphenation-remain-char-count="2" fo:hyphenation-push-char-count="2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officeooo:paragraph-rsid="000b8ce5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officeooo:paragraph-rsid="00122081"/>
    </style:style>
    <style:style style:name="P2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0b8ce5"/>
    </style:style>
    <style:style style:name="P3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122081"/>
    </style:style>
    <style:style style:name="P3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</style:style>
    <style:style style:name="P32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officeooo:rsid="00079940" officeooo:paragraph-rsid="0006cb09"/>
    </style:style>
    <style:style style:name="P33" style:family="paragraph" style:parent-style-name="Standard">
      <style:paragraph-properties fo:margin-left="0.5744in" fo:margin-right="0in" fo:line-height="100%" fo:text-align="start" style:justify-single-word="false" fo:orphans="0" fo:widows="0" fo:text-indent="-0.1008in" style:auto-text-indent="false"/>
    </style:style>
    <style:style style:name="P34" style:family="paragraph" style:parent-style-name="Standard">
      <style:paragraph-properties fo:margin-left="0.4252in" fo:margin-right="0in" fo:line-height="100%" fo:text-align="start" style:justify-single-word="false" fo:orphans="0" fo:widows="0" fo:text-indent="0in" style:auto-text-indent="false"/>
      <style:text-properties fo:font-size="13pt" style:font-size-asian="13pt" style:font-size-complex="13pt"/>
    </style:style>
    <style:style style:name="P3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officeooo:rsid="000f79b2" officeooo:paragraph-rsid="000f79b2"/>
    </style:style>
    <style:style style:name="P36" style:family="paragraph" style:parent-style-name="Standard" style:master-page-name="First_20_Page">
      <style:paragraph-properties fo:margin-left="0in" fo:margin-right="0in" fo:line-height="100%" fo:text-align="center" style:justify-single-word="false" fo:orphans="0" fo:widows="0" fo:text-indent="0in" style:auto-text-indent="false" style:page-number="1"/>
      <style:text-properties style:font-size-complex="14pt"/>
    </style:style>
    <style:style style:name="P37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officeooo:paragraph-rsid="000b8ce5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officeooo:paragraph-rsid="0013ec6c"/>
    </style:style>
    <style:style style:name="P4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13ec6c"/>
    </style:style>
    <style:style style:name="P4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13ec6c"/>
    </style:style>
    <style:style style:name="P42" style:family="paragraph" style:parent-style-name="Standard" style:master-page-name="">
      <loext:graphic-properties draw:fill="none" draw:fill-color="#ffffff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fo:padding="0in" fo:border="none" style:writing-mode="lr-tb"/>
      <style:text-properties officeooo:paragraph-rsid="0013ec6c"/>
    </style:style>
    <style:style style:name="P43" style:family="paragraph" style:parent-style-name="Standard" style:list-style-name="L1" style:master-page-name="">
      <loext:graphic-properties draw:fill="none"/>
      <style:paragraph-properties fo:margin-left="1in" fo:margin-right="0in" fo:margin-top="0in" fo:margin-bottom="0in" loext:contextual-spacing="false" fo:line-height="150%" fo:text-align="justify" style:justify-single-word="false" fo:orphans="2" fo:widows="2" fo:text-indent="-0.5in" style:auto-text-indent="false" style:page-number="auto" fo:background-color="transparent" style:writing-mode="lr-tb"/>
      <style:text-properties officeooo:paragraph-rsid="0006cb09"/>
    </style:style>
    <style:style style:name="P44" style:family="paragraph" style:parent-style-name="Standard" style:list-style-name="L1" style:master-page-name="">
      <loext:graphic-properties draw:fill="none"/>
      <style:paragraph-properties fo:margin-top="0in" fo:margin-bottom="0in" loext:contextual-spacing="false" fo:line-height="150%" fo:text-align="justify" style:justify-single-word="false" fo:orphans="2" fo:widows="2" style:page-number="auto" fo:background-color="transparent" style:writing-mode="lr-tb"/>
      <style:text-properties officeooo:paragraph-rsid="0006cb09"/>
    </style:style>
    <style:style style:name="P45" style:family="paragraph" style:parent-style-name="Standard" style:list-style-name="L1">
      <loext:graphic-properties draw:fill="none"/>
      <style:paragraph-properties fo:margin-top="0in" fo:margin-bottom="0in" loext:contextual-spacing="false" fo:line-height="150%" fo:text-align="justify" style:justify-single-word="false" fo:orphans="2" fo:widows="2" fo:background-color="transparent" style:writing-mode="lr-tb"/>
      <style:text-properties officeooo:paragraph-rsid="0006cb09"/>
    </style:style>
    <style:style style:name="P46" style:family="paragraph" style:parent-style-name="Standard" style:list-style-name="L1">
      <loext:graphic-properties draw:fill="none"/>
      <style:paragraph-properties fo:margin-top="0in" fo:margin-bottom="0in" loext:contextual-spacing="false" fo:line-height="150%" fo:text-align="justify" style:justify-single-word="false" fo:orphans="2" fo:widows="2" fo:background-color="transparent" style:writing-mode="lr-tb"/>
      <style:text-properties officeooo:rsid="0013ec6c" officeooo:paragraph-rsid="0013ec6c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officeooo:paragraph-rsid="0013ec6c"/>
    </style:style>
    <style:style style:name="P48" style:family="paragraph" style:parent-style-name="Heading_20_1" style:list-style-name="">
      <style:paragraph-properties fo:line-height="150%" fo:text-align="justify" style:justify-single-word="false" fo:keep-together="always" fo:orphans="2" fo:widows="2"/>
      <style:text-properties officeooo:paragraph-rsid="0006cb09"/>
    </style:style>
    <style:style style:name="P49" style:family="paragraph" style:parent-style-name="Heading_20_1">
      <style:text-properties officeooo:rsid="00103804" officeooo:paragraph-rsid="00103804"/>
    </style:style>
    <style:style style:name="P50" style:family="paragraph" style:parent-style-name="Heading_20_1">
      <style:text-properties officeooo:rsid="0006cb09" officeooo:paragraph-rsid="0006cb09"/>
    </style:style>
    <style:style style:name="P51" style:family="paragraph" style:parent-style-name="Heading_20_1">
      <style:text-properties officeooo:rsid="00122081" officeooo:paragraph-rsid="00122081"/>
    </style:style>
    <style:style style:name="P52" style:family="paragraph" style:parent-style-name="Heading_20_1" style:list-style-name="WWNum22">
      <style:paragraph-properties fo:break-before="page"/>
      <style:text-properties officeooo:paragraph-rsid="0006cb09"/>
    </style:style>
    <style:style style:name="P53" style:family="paragraph" style:parent-style-name="Heading_20_2">
      <style:text-properties officeooo:rsid="0006cb09" officeooo:paragraph-rsid="0006cb09"/>
    </style:style>
    <style:style style:name="P54" style:family="paragraph" style:parent-style-name="Heading_20_2">
      <style:text-properties officeooo:rsid="00122081" officeooo:paragraph-rsid="00122081"/>
    </style:style>
    <style:style style:name="P55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  <style:text-properties officeooo:rsid="00079940" officeooo:paragraph-rsid="000b8ce5"/>
    </style:style>
    <style:style style:name="P56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</style:style>
    <style:style style:name="P57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  <style:text-properties officeooo:paragraph-rsid="000b8ce5"/>
    </style:style>
    <style:style style:name="P58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  <style:text-properties officeooo:rsid="000b8ce5" officeooo:paragraph-rsid="000b8ce5"/>
    </style:style>
    <style:style style:name="P59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  <style:text-properties officeooo:rsid="000b8ce5" officeooo:paragraph-rsid="0013ec6c"/>
    </style:style>
    <style:style style:name="P6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style:font-size-complex="14pt"/>
    </style:style>
    <style:style style:name="T2" style:family="text">
      <style:text-properties officeooo:rsid="000f79b2" style:font-size-complex="14pt"/>
    </style:style>
    <style:style style:name="T3" style:family="text">
      <style:text-properties fo:language="de" fo:country="DE" style:text-underline-style="solid" style:text-underline-width="auto" style:text-underline-color="font-color" style:letter-kerning="true" style:font-name-asian="Andale Sans UI" style:language-asian="ja" style:country-asian="JP" style:font-size-complex="14pt" style:language-complex="fa" style:country-complex="I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style:letter-kerning="true" style:font-name-asian="Andale Sans UI" style:language-asian="ja" style:country-asian="JP" style:font-size-complex="14pt" style:language-complex="fa" style:country-complex="IR"/>
    </style:style>
    <style:style style:name="T6" style:family="text">
      <style:text-properties style:text-underline-style="solid" style:text-underline-width="auto" style:text-underline-color="font-color" style:font-size-complex="14pt"/>
    </style:style>
    <style:style style:name="T7" style:family="text">
      <style:text-properties style:text-underline-style="solid" style:text-underline-width="auto" style:text-underline-color="font-color" officeooo:rsid="000f79b2" style:font-size-complex="14pt"/>
    </style:style>
    <style:style style:name="T8" style:family="text">
      <style:text-properties style:text-underline-style="solid" style:text-underline-width="auto" style:text-underline-color="font-color" officeooo:rsid="000f79b2"/>
    </style:style>
    <style:style style:name="T9" style:family="text">
      <style:text-properties fo:font-size="10pt" style:font-size-asian="10pt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fo:font-size="16pt" fo:font-weight="bold" officeooo:rsid="000f79b2" style:font-size-asian="16pt" style:font-weight-asian="bold" style:font-size-complex="16pt"/>
    </style:style>
    <style:style style:name="T13" style:family="text">
      <style:text-properties fo:font-size="16pt" fo:font-weight="bold" officeooo:rsid="00131472" style:font-size-asian="16pt" style:font-weight-asian="bold" style:font-size-complex="16pt"/>
    </style:style>
    <style:style style:name="T14" style:family="text">
      <style:text-properties fo:language="en" fo:country="US" style:font-size-complex="14pt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officeooo:rsid="0006cb09"/>
    </style:style>
    <style:style style:name="T17" style:family="text">
      <style:text-properties officeooo:rsid="000b8ce5"/>
    </style:style>
    <style:style style:name="T18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19" style:family="text">
      <style:text-properties fo:color="#000000" style:font-name="DejaVu Sans Mono" fo:font-size="9pt" fo:font-style="normal" fo:font-weight="normal" style:font-size-asian="9pt" style:font-style-asian="normal" style:font-weight-asian="normal" style:font-size-complex="9pt"/>
    </style:style>
    <style:style style:name="T20" style:family="text">
      <style:text-properties fo:color="#000000" style:font-name="DejaVu Sans Mono1" fo:font-size="9pt" fo:font-style="normal" fo:font-weight="normal" style:font-size-asian="9pt" style:font-style-asian="normal" style:font-weight-asian="normal" style:font-size-complex="9pt"/>
    </style:style>
    <style:style style:name="T21" style:family="text">
      <style:text-properties fo:color="#000000" style:font-name="0" fo:font-size="10pt" fo:font-style="normal" fo:font-weight="bold" style:font-size-asian="10pt" style:font-style-asian="normal" style:font-weight-asian="bold"/>
    </style:style>
    <style:style style:name="T22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T23" style:family="text">
      <style:text-properties fo:color="#008000" style:font-name="DejaVu Sans Mono1" fo:font-size="9pt" fo:font-style="normal" fo:font-weight="bold" style:font-size-asian="9pt" style:font-style-asian="normal" style:font-weight-asian="bold" style:font-size-complex="9pt"/>
    </style:style>
    <style:style style:name="T24" style:family="text">
      <style:text-properties fo:color="#808080" style:font-name="DejaVu Sans Mono" fo:font-size="9pt" fo:font-style="italic" fo:font-weight="normal" style:font-size-asian="9pt" style:font-style-asian="italic" style:font-weight-asian="normal"/>
    </style:style>
    <style:style style:name="T25" style:family="text">
      <style:text-properties fo:color="#808080" style:font-name="DejaVu Sans Mono1" fo:font-size="9pt" fo:font-style="italic" fo:font-weight="normal" style:font-size-asian="9pt" style:font-style-asian="italic" style:font-weight-asian="normal" style:font-size-complex="9pt"/>
    </style:style>
    <style:style style:name="T26" style:family="text">
      <style:text-properties fo:color="#808000" style:font-name="DejaVu Sans Mono" fo:font-size="9pt" fo:font-style="normal" fo:font-weight="normal" style:font-size-asian="9pt" style:font-style-asian="normal" style:font-weight-asian="normal"/>
    </style:style>
    <style:style style:name="T27" style:family="text">
      <style:text-properties fo:color="#808000" style:font-name="DejaVu Sans Mono1" fo:font-size="9pt" fo:font-style="normal" fo:font-weight="normal" style:font-size-asian="9pt" style:font-style-asian="normal" style:font-weight-asian="normal" style:font-size-complex="9pt"/>
    </style:style>
    <style:style style:name="T28" style:family="text">
      <style:text-properties fo:color="#1f542e" style:font-name="DejaVu Sans Mono" fo:font-size="9pt" fo:font-style="normal" fo:font-weight="bold" style:font-size-asian="9pt" style:font-style-asian="normal" style:font-weight-asian="bold"/>
    </style:style>
    <style:style style:name="T29" style:family="text">
      <style:text-properties fo:color="#1f542e" style:font-name="DejaVu Sans Mono1" fo:font-size="9pt" fo:font-style="normal" fo:font-weight="bold" style:font-size-asian="9pt" style:font-style-asian="normal" style:font-weight-asian="bold" style:font-size-complex="9pt"/>
    </style:style>
    <style:style style:name="T30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31" style:family="text">
      <style:text-properties fo:color="#000080" style:font-name="DejaVu Sans Mono1" fo:font-size="9pt" fo:font-style="normal" fo:font-weight="bold" style:font-size-asian="9pt" style:font-style-asian="normal" style:font-weight-asian="bold" style:font-size-complex="9pt"/>
    </style:style>
    <style:style style:name="T32" style:family="text">
      <style:text-properties fo:color="#0000ff" style:font-name="DejaVu Sans Mono" fo:font-size="9pt" fo:font-style="normal" fo:font-weight="normal" style:font-size-asian="9pt" style:font-style-asian="normal" style:font-weight-asian="normal"/>
    </style:style>
    <style:style style:name="T33" style:family="text">
      <style:text-properties fo:color="#0000ff" style:font-name="DejaVu Sans Mono1" fo:font-size="9pt" fo:font-style="normal" fo:font-weight="normal" style:font-size-asian="9pt" style:font-style-asian="normal" style:font-weight-asian="normal" style:font-size-complex="9pt"/>
    </style:style>
    <style:style style:name="T34" style:family="text">
      <style:text-properties fo:color="#660e7a" style:font-name="DejaVu Sans Mono" fo:font-size="9pt" fo:font-style="normal" fo:font-weight="normal" style:font-size-asian="9pt" style:font-style-asian="normal" style:font-weight-asian="normal"/>
    </style:style>
    <style:style style:name="T35" style:family="text">
      <style:text-properties fo:color="#660e7a" style:font-name="DejaVu Sans Mono" fo:font-size="9pt" fo:font-style="normal" fo:font-weight="normal" style:font-size-asian="9pt" style:font-style-asian="normal" style:font-weight-asian="normal" style:font-size-complex="9pt"/>
    </style:style>
    <style:style style:name="T36" style:family="text">
      <style:text-properties fo:color="#371f80" style:font-name="DejaVu Sans Mono" fo:font-size="9pt" fo:font-style="normal" fo:font-weight="normal" style:font-size-asian="9pt" style:font-style-asian="normal" style:font-weight-asian="normal"/>
    </style:style>
    <style:style style:name="T37" style:family="text">
      <style:text-properties officeooo:rsid="00105f58"/>
    </style:style>
    <style:style style:name="T38" style:family="text">
      <style:text-properties officeooo:rsid="0012b051"/>
    </style:style>
    <style:style style:name="T39" style:family="text">
      <style:text-properties style:font-name="DejaVu Sans Mono1" fo:font-size="9pt" style:font-size-asian="9pt" style:font-size-complex="9pt"/>
    </style:style>
    <style:style style:name="T40" style:family="text">
      <style:text-properties fo:font-size="9pt" style:font-size-asian="9pt" style:font-size-complex="9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2" text:bullet-char="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bookmark text:name="_GoBack"/>Федеральное государственное автономное</text:p>
      <text:p text:style-name="P17">образовательное учреждение</text:p>
      <text:p text:style-name="P17">высшего образования</text:p>
      <text:p text:style-name="P17">«СИБИРСКИЙ ФЕДЕРАЛЬНЫЙ УНИВЕРСИТЕТ»</text:p>
      <text:p text:style-name="P16"/>
      <text:p text:style-name="P26"><text:span text:style-name="T3">Институт</text:span><text:span text:style-name="T5"> К</text:span><text:span text:style-name="T3">осмических и информационных</text:span><text:span text:style-name="T5"> </text:span><text:span text:style-name="T3">технологий</text:span></text:p>
      <text:p text:style-name="P20">институт</text:p>
      <text:p text:style-name="P21">Кафедра «Информатика»</text:p>
      <text:p text:style-name="P20">кафедра<text:bookmark text:name="_Hlk17988891"/>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"><text:span text:style-name="T10"><text:tab/><text:tab/><text:tab/><text:tab/></text:span><text:bookmark-start text:name="_Hlk17989022"/></text:p>
      <text:p text:style-name="P13"><text:span text:style-name="T11">ОТЧЕТ О </text:span><text:bookmark-end text:name="_Hlk17989022"/><text:span text:style-name="T12">ЛАБ</text:span><text:span text:style-name="T13">О</text:span><text:span text:style-name="T12">РАТОРНОЙ РАБОТЕ</text:span></text:p>
      <text:p text:style-name="P18"/>
      <text:p text:style-name="P22">Лабораторная работа No 1. Управление процессами в ОС GNU Linux</text:p>
      <text:p text:style-name="P20">тема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17"/>
      <text:p text:style-name="P17"/>
      <text:p text:style-name="P17"/>
      <text:p text:style-name="P17"/>
      <text:p text:style-name="P33"><text:span text:style-name="T2">Преподаватель <text:s text:c="26"/></text:span><text:span text:style-name="T1"><text:s text:c="4"/>_________ <text:s text:c="11"/></text:span><text:span text:style-name="T7">А.С.</text:span><text:span text:style-name="T4"> </text:span><text:span text:style-name="T8">Кузнецов</text:span></text:p>
      <text:p text:style-name="P15"><text:span text:style-name="T1"><text:s text:c="67"/></text:span><text:span text:style-name="T9">подпись, дата <text:s text:c="17"/>инициалы, фамилия</text:span></text:p>
      <text:p text:style-name="P19"/>
      <text:p text:style-name="P15"><text:span text:style-name="T1"><text:s text:c="9"/>Студент </text:span><text:span text:style-name="T6">КИ18-17/1б 031831229</text:span><text:span text:style-name="T1"> <text:s text:c="2"/>_________ <text:s text:c="11"/></text:span><text:span text:style-name="T6">В.А. Прекель</text:span></text:p>
      <text:p text:style-name="P19"><text:s text:c="35"/>номер группы, зачетной книжки <text:s text:c="3"/>подпись, дата <text:s text:c="16"/>инициалы, фамилия</text:p>
      <text:p text:style-name="P34"/>
      <text:p text:style-name="P19"/>
      <text:p text:style-name="P13"/>
      <text:p text:style-name="P13"/>
      <text:p text:style-name="P13"/>
      <text:p text:style-name="P13"/>
      <text:p text:style-name="P13"><text:span text:style-name="T1">Красноярск 20</text:span><text:span text:style-name="T14">19</text:span></text:p>
      <text:table-of-content text:style-name="Sect1" text:protected="true" text:name="Table of Contents1">
        <text:table-of-content-source text:outline-level="2" text:use-index-marks="false" text:use-index-source-styles="true">
          <text:index-title-template text:style-name="Заголовок_20_с_20_новой_20_страницы">Содержание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Заголовок_5f_5f_5f_5f_5f_5f_5f_20_5f_5f_5f_5f_5f_5f_5f_с_5f_5f_5f_5f_5f_5f_5f_20_5f_5f_5f_5f_5f_5f_5f_новой_5f_5f_5f_5f_5f_5f_5f_20_5f_5f_5f_5f_5f_5f_5f_страницы_5f_5f_5f_5f_5f_5f_5f_3b_5f_5f_5f_5f_5f_5f_5f_1_5f_5f_5f_5f_5f_5f_5f_3b_5f_5f_5f_5f_5f_5f_5f_Заголовок_5f_5f_5f_5f_5f_5f_5f_3b_5f_5f_5f_5f_5f_5f_5f_1"/>
          </text:index-source-styles>
        </text:table-of-content-source>
        <text:index-body>
          <text:index-title text:style-name="Sect1" text:name="Table of Contents1_Head">
            <text:p text:style-name="Заголовок_20_с_20_новой_20_страницы">Содержание</text:p>
          </text:index-title>
          <text:p text:style-name="P60"><text:a xlink:type="simple" xlink:href="#__RefHeading___Toc1553_2408949155" text:style-name="Index_20_Link" text:visited-style-name="Index_20_Link">1 Цель и задача работы<text:tab/>3</text:a></text:p>
          <text:p text:style-name="P61"><text:a xlink:type="simple" xlink:href="#__RefHeading___Toc1555_2408949155" text:style-name="Index_20_Link" text:visited-style-name="Index_20_Link">1.1 Цель работы<text:tab/>3</text:a></text:p>
          <text:p text:style-name="P61"><text:a xlink:type="simple" xlink:href="#__RefHeading___Toc1557_2408949155" text:style-name="Index_20_Link" text:visited-style-name="Index_20_Link">1.2 Задача работы<text:tab/>3</text:a></text:p>
          <text:p text:style-name="P60"><text:a xlink:type="simple" xlink:href="#__RefHeading___Toc11178_231043195" text:style-name="Index_20_Link" text:visited-style-name="Index_20_Link">2 Описание и пояснение к работе<text:tab/>3</text:a></text:p>
          <text:p text:style-name="P60"><text:a xlink:type="simple" xlink:href="#__RefHeading___Toc1559_2408949155" text:style-name="Index_20_Link" text:visited-style-name="Index_20_Link">3 Структура проекта<text:tab/>4</text:a></text:p>
          <text:p text:style-name="P61"><text:a xlink:type="simple" xlink:href="#__RefHeading___Toc1561_2408949155" text:style-name="Index_20_Link" text:visited-style-name="Index_20_Link">3.1 CMakeLists.txt<text:tab/>4</text:a></text:p>
          <text:p text:style-name="P61"><text:a xlink:type="simple" xlink:href="#__RefHeading___Toc593_231043195" text:style-name="Index_20_Link" text:visited-style-name="Index_20_Link">3.2 ChildProgram/CMakeLists.txt<text:tab/>4</text:a></text:p>
          <text:p text:style-name="P61"><text:a xlink:type="simple" xlink:href="#__RefHeading___Toc595_231043195" text:style-name="Index_20_Link" text:visited-style-name="Index_20_Link">3.3 ChildProgram/Input.h<text:tab/>5</text:a></text:p>
          <text:p text:style-name="P61"><text:a xlink:type="simple" xlink:href="#__RefHeading___Toc597_231043195" text:style-name="Index_20_Link" text:visited-style-name="Index_20_Link">3.4 ChildProgram/Input.c<text:tab/>6</text:a></text:p>
          <text:p text:style-name="P61"><text:a xlink:type="simple" xlink:href="#__RefHeading___Toc6709_953872855" text:style-name="Index_20_Link" text:visited-style-name="Index_20_Link">3.5 ChildProgram/Macro.h<text:tab/>7</text:a></text:p>
          <text:p text:style-name="P61"><text:a xlink:type="simple" xlink:href="#__RefHeading___Toc599_231043195" text:style-name="Index_20_Link" text:visited-style-name="Index_20_Link">3.6 ChildProgram/Matrix.h<text:tab/>7</text:a></text:p>
          <text:p text:style-name="P61"><text:a xlink:type="simple" xlink:href="#__RefHeading___Toc601_231043195" text:style-name="Index_20_Link" text:visited-style-name="Index_20_Link">3.7 ChildProgram/Matrix.c<text:tab/>10</text:a></text:p>
          <text:p text:style-name="P61"><text:a xlink:type="simple" xlink:href="#__RefHeading___Toc603_231043195" text:style-name="Index_20_Link" text:visited-style-name="Index_20_Link">3.8 ChildProgram/MatrixTests.h<text:tab/>14</text:a></text:p>
          <text:p text:style-name="P61"><text:a xlink:type="simple" xlink:href="#__RefHeading___Toc605_231043195" text:style-name="Index_20_Link" text:visited-style-name="Index_20_Link">3.9 ChildProgram/MatrixTests.c<text:tab/>15</text:a></text:p>
          <text:p text:style-name="P61"><text:a xlink:type="simple" xlink:href="#__RefHeading___Toc607_231043195" text:style-name="Index_20_Link" text:visited-style-name="Index_20_Link">3.10 ChildProgram/main.c<text:tab/>20</text:a></text:p>
          <text:p text:style-name="P61"><text:a xlink:type="simple" xlink:href="#__RefHeading___Toc609_231043195" text:style-name="Index_20_Link" text:visited-style-name="Index_20_Link">3.11 ChildProgram/Doxyfile<text:tab/>25</text:a></text:p>
          <text:p text:style-name="P61"><text:a xlink:type="simple" xlink:href="#__RefHeading___Toc611_231043195" text:style-name="Index_20_Link" text:visited-style-name="Index_20_Link">3.12 ParentProgram/CMakeLists.txt<text:tab/>25</text:a></text:p>
          <text:p text:style-name="P61"><text:a xlink:type="simple" xlink:href="#__RefHeading___Toc613_231043195" text:style-name="Index_20_Link" text:visited-style-name="Index_20_Link">3.13 ParentProgram/main.c<text:tab/>25</text:a></text:p>
          <text:p text:style-name="P60"><text:a xlink:type="simple" xlink:href="#__RefHeading___Toc11180_231043195" text:style-name="Index_20_Link" text:visited-style-name="Index_20_Link">4 Примеры использования<text:tab/>27</text:a></text:p>
          <text:p text:style-name="P61"><text:a xlink:type="simple" xlink:href="#__RefHeading___Toc11182_231043195" text:style-name="Index_20_Link" text:visited-style-name="Index_20_Link">4.1 Запуск юнит-тестов<text:tab/>27</text:a></text:p>
          <text:p text:style-name="P61"><text:a xlink:type="simple" xlink:href="#__RefHeading___Toc11184_231043195" text:style-name="Index_20_Link" text:visited-style-name="Index_20_Link">4.2 Запуск дочернего процесса<text:tab/>28</text:a></text:p>
          <text:p text:style-name="P61"><text:a xlink:type="simple" xlink:href="#__RefHeading___Toc11186_231043195" text:style-name="Index_20_Link" text:visited-style-name="Index_20_Link">4.3 Запуск родительского процесса<text:tab/>29</text:a></text:p>
        </text:index-body>
      </text:table-of-content>
      <text:h text:style-name="P48" text:outline-level="1"/>
      <text:list xml:id="list450643462" text:style-name="WWNum22">
        <text:list-item>
          <text:h text:style-name="P52" text:outline-level="1"><text:bookmark-start text:name="_Toc17902126"/><text:bookmark-start text:name="_Toc18180607"/><text:bookmark-start text:name="__RefHeading___Toc1553_2408949155"/><text:bookmark-start text:name="_Toc17900596"/><text:span text:style-name="T16">Ц</text:span><text:bookmark-end text:name="_Toc17902126"/><text:bookmark-end text:name="_Toc18180607"/><text:bookmark-end text:name="_Toc17900596"/><text:span text:style-name="T16">ель и задача работы</text:span><text:bookmark-end text:name="__RefHeading___Toc1553_2408949155"/></text:h>
        </text:list-item>
      </text:list>
      <text:p text:style-name="Standard"/>
      <text:h text:style-name="P53" text:outline-level="2"><text:bookmark-start text:name="__RefHeading___Toc1555_2408949155"/>Цель работы<text:bookmark-end text:name="__RefHeading___Toc1555_2408949155"/></text:h>
      <text:p text:style-name="P6"/>
      <text:p text:style-name="P6">Изучение особенностей программной реализации многозадачных приложений в ОС GNU/Linux.</text:p>
      <text:p text:style-name="P6"/>
      <text:h text:style-name="P53" text:outline-level="2"><text:bookmark-start text:name="__RefHeading___Toc1557_2408949155"/>Задача работы<text:bookmark-end text:name="__RefHeading___Toc1557_2408949155"/></text:h>
      <text:p text:style-name="P5"/>
      <text:p text:style-name="Standard">Требуется: разработать программу в виде Linux-приложения, которая представляет собой родительский процесс. Результат выполнения выводится на терминал/консоль. Программа должна быть устойчива к некорректному пользовательскому вводу. В следующих вариантах заданий оговаривается только функционал программы, представляющей собой дочерний процесс.</text:p>
      <text:p text:style-name="Standard"><text:span text:style-name="T15">Вариант 16</text:span>. Программа принимает от пользователя две квадратные матрицы одинакового размера, значение которого также вводит пользователь. а затем выводит на экран сумму матриц и значение ее определителя.</text:p>
      <text:p text:style-name="Standard"/>
      <text:h text:style-name="P49" text:outline-level="1"><text:bookmark-start text:name="__RefHeading___Toc11178_231043195"/>Описание и пояснение к работе<text:bookmark-end text:name="__RefHeading___Toc11178_231043195"/></text:h>
      <text:p text:style-name="P8"/>
      <text:p text:style-name="P7">Используется система сборки CMake. <text:span text:style-name="T37">Проект</text:span> родительского процесса – ParentProgram. Дочернего – ChildProgram. Находятся в соответствующих папках, обязат<text:span text:style-name="T37">е</text:span>ль<text:span text:style-name="T37">н</text:span>о содер<text:span text:style-name="T37">ж</text:span>а<text:span text:style-name="T37">щ</text:span>их файл main.c с сооответствующими функциями main. </text:p>
      <text:p text:style-name="P9">В дочернем проекте используется библиотека юнит-тестирования, подключаемая компоновщиком статически. <text:span text:style-name="T38">Для запуска юнит-тестов требуется запустить ChildProgram с единственным любым аргументом.</text:span></text:p>
      <text:p text:style-name="Standard"/>
      <text:h text:style-name="P50" text:outline-level="1"><text:bookmark-start text:name="__RefHeading___Toc1559_2408949155"/><text:soft-page-break/>Структура <text:span text:style-name="T17">проекта</text:span><text:bookmark-end text:name="__RefHeading___Toc1559_2408949155"/></text:h>
      <text:p text:style-name="P6"/>
      <text:p text:style-name="P12">Файловая структура проекта:</text:p>
      <text:list xml:id="list474725514" text:style-name="L1">
        <text:list-item>
          <text:p text:style-name="P43">CMakeLists.txt</text:p>
        </text:list-item>
        <text:list-item>
          <text:p text:style-name="P44">ChildProgram</text:p>
          <text:list>
            <text:list-item>
              <text:p text:style-name="P45">CMakeLists.txt</text:p>
            </text:list-item>
            <text:list-item>
              <text:p text:style-name="P45">Input.<text:span text:style-name="T17">h</text:span></text:p>
            </text:list-item>
            <text:list-item>
              <text:p text:style-name="P45">Input.<text:span text:style-name="T17">c</text:span></text:p>
            </text:list-item>
            <text:list-item>
              <text:p text:style-name="P46">Macro.h</text:p>
            </text:list-item>
            <text:list-item>
              <text:p text:style-name="P45">Matrix.<text:span text:style-name="T17">h</text:span></text:p>
            </text:list-item>
            <text:list-item>
              <text:p text:style-name="P45">Matrix.<text:span text:style-name="T17">c</text:span></text:p>
            </text:list-item>
            <text:list-item>
              <text:p text:style-name="P45">MatrixTests.<text:span text:style-name="T17">h</text:span></text:p>
            </text:list-item>
            <text:list-item>
              <text:p text:style-name="P45">MatrixTests.<text:span text:style-name="T17">c</text:span></text:p>
            </text:list-item>
            <text:list-item>
              <text:p text:style-name="P45">main.<text:span text:style-name="T17">c</text:span></text:p>
            </text:list-item>
            <text:list-item>
              <text:p text:style-name="P45">Doxyfile</text:p>
            </text:list-item>
          </text:list>
        </text:list-item>
        <text:list-item>
          <text:p text:style-name="P45">ParentProgram</text:p>
          <text:list>
            <text:list-item>
              <text:p text:style-name="P45">CMakeLists.txt</text:p>
            </text:list-item>
            <text:list-item>
              <text:p text:style-name="P45">main.c</text:p>
            </text:list-item>
          </text:list>
        </text:list-item>
      </text:list>
      <text:p text:style-name="P6"/>
      <text:h text:style-name="P55" text:outline-level="2"><text:bookmark-start text:name="__RefHeading___Toc1561_2408949155"/>CMakeLists.txt<text:bookmark-end text:name="__RefHeading___Toc1561_2408949155"/></text:h>
      <text:p text:style-name="P23"/>
      <text:p text:style-name="P31"><text:span text:style-name="T18">cmake_minimum_required(</text:span><text:span text:style-name="T22">VERSION 3.10</text:span><text:span text:style-name="T18">)</text:span><text:line-break/><text:span text:style-name="T18">project(</text:span><text:span text:style-name="T22">Lab_01 C</text:span><text:span text:style-name="T18">)</text:span><text:line-break/><text:line-break/><text:span text:style-name="T18">set(</text:span><text:span text:style-name="T22">CMAKE_C_STANDARD 11</text:span><text:span text:style-name="T18">)</text:span><text:line-break/><text:line-break/><text:span text:style-name="T18">add_subdirectory(</text:span><text:span text:style-name="T22">ChildProgram</text:span><text:span text:style-name="T18">)</text:span><text:line-break/><text:span text:style-name="T18">add_subdirectory(</text:span><text:span text:style-name="T22">ParentProgram</text:span><text:span text:style-name="T18">)</text:span></text:p>
      <text:p text:style-name="P32"/>
      <text:h text:style-name="P56" text:outline-level="2"><text:bookmark-start text:name="__RefHeading___Toc593_231043195"/><text:span text:style-name="T17">ChildProgram/</text:span>C<text:span text:style-name="T17">M</text:span>akeLists.txt<text:bookmark-end text:name="__RefHeading___Toc593_231043195"/></text:h>
      <text:p text:style-name="P24"/>
      <text:p text:style-name="P42"><text:soft-page-break/><text:span text:style-name="T18">cmake_minimum_required(</text:span><text:span text:style-name="T22">VERSION 3.10</text:span><text:span text:style-name="T18">)</text:span><text:line-break/><text:span text:style-name="T18">project(</text:span><text:span text:style-name="T22">ChildProgram C</text:span><text:span text:style-name="T18">)</text:span><text:line-break/><text:line-break/><text:span text:style-name="T18">set(</text:span><text:span text:style-name="T22">CMAKE_C_STANDARD 11</text:span><text:span text:style-name="T18">)</text:span><text:line-break/><text:line-break/><text:span text:style-name="T18">add_executable(</text:span><text:span text:style-name="T22">ChildProgram main.c Matrix.c Matrix.h Input.c Input.h</text:span><text:line-break/><text:span text:style-name="T22"> <text:s text:c="7"/>MatrixTests.c MatrixTests.h</text:span><text:span text:style-name="T21"> </text:span><text:span text:style-name="T23">Macro.h</text:span><text:span text:style-name="T18">)</text:span><text:line-break/><text:line-break/><text:span text:style-name="T18">target_link_libraries(</text:span><text:span text:style-name="T22">ChildProgram PRIVATE cunit</text:span><text:span text:style-name="T18">)</text:span></text:p>
      <text:p text:style-name="P24"/>
      <text:h text:style-name="P58" text:outline-level="2"><text:bookmark-start text:name="__RefHeading___Toc595_231043195"/>ChildProgram/Input.h<text:bookmark-end text:name="__RefHeading___Toc595_231043195"/></text:h>
      <text:p text:style-name="P25"/>
      <text:p text:style-name="P29"><text:span text:style-name="T24">/*! \file</text:span><text:line-break/><text:span text:style-name="T24"> * <text:s/>\brief <text:s text:c="2"/>Functions to input with checks</text:span><text:line-break/><text:span text:style-name="T24"> *</text:span><text:line-break/><text:span text:style-name="T24"> * <text:s/>\details Functions to input with checker.</text:span><text:line-break/><text:span text:style-name="T24"> * <text:s/>\bug <text:s text:c="4"/>If input with chars at end, "12fsdf" for example, chars will</text:span><text:line-break/><text:span text:style-name="T24"> * <text:s text:c="10"/>be ignored and 12 will be returned in example.</text:span><text:line-break/><text:span text:style-name="T24"> */</text:span><text:line-break/><text:line-break/><text:span text:style-name="T26">#ifndef </text:span><text:span text:style-name="T28">INPUT_H</text:span><text:line-break/><text:span text:style-name="T26">#define </text:span><text:span text:style-name="T28">INPUT_H</text:span><text:line-break/><text:line-break/><text:span text:style-name="T26">#include </text:span><text:span text:style-name="T22">&lt;stdbool.h&gt;</text:span><text:line-break/><text:line-break/><text:span text:style-name="T24">/*! \brief Reads line</text:span><text:line-break/><text:span text:style-name="T24"> *</text:span><text:line-break/><text:span text:style-name="T24"> * <text:s/>\details Reads line.</text:span><text:line-break/><text:span text:style-name="T24"> *</text:span><text:line-break/><text:span text:style-name="T24"> * <text:s/>\param str Pointer to string of line input.</text:span><text:line-break/><text:span text:style-name="T24"> * <text:s/>\return String length.</text:span><text:line-break/><text:span text:style-name="T24"> */</text:span><text:line-break/><text:span text:style-name="T30">int </text:span><text:span text:style-name="T18">InputLine(</text:span><text:span text:style-name="T30">char</text:span><text:span text:style-name="T18">* str);</text:span><text:line-break/><text:line-break/><text:span text:style-name="T24">/*! \brief Input int with checks.</text:span><text:line-break/><text:span text:style-name="T24"> *</text:span><text:line-break/><text:span text:style-name="T24"> * <text:s/>\details Write output phrase and reads integer with checker and check for</text:span><text:line-break/><text:span text:style-name="T24"> * <text:s/>non-number chars at begin.</text:span><text:line-break/><text:span text:style-name="T24"> *</text:span><text:line-break/><text:soft-page-break/><text:span text:style-name="T24"> * <text:s/>\param output String to output before input.</text:span><text:line-break/><text:span text:style-name="T24"> * <text:s/>\param pChecker Pointer to function which check value.</text:span><text:line-break/><text:span text:style-name="T24"> * <text:s/>\return Read integer.</text:span><text:line-break/><text:span text:style-name="T24"> */</text:span><text:line-break/><text:span text:style-name="T30">int </text:span><text:span text:style-name="T18">CycleInputInt(</text:span><text:span text:style-name="T30">char</text:span><text:span text:style-name="T18">* output, </text:span><text:span text:style-name="T28">bool</text:span><text:span text:style-name="T18">(* pChecker)(</text:span><text:span text:style-name="T30">int</text:span><text:span text:style-name="T18">));</text:span><text:line-break/><text:line-break/><text:span text:style-name="T26">#endif </text:span><text:span text:style-name="T24">// INPUT_H</text:span></text:p>
      <text:p text:style-name="P25"/>
      <text:h text:style-name="P58" text:outline-level="2"><text:bookmark-start text:name="__RefHeading___Toc597_231043195"/>ChildProgram/Input.c<text:bookmark-end text:name="__RefHeading___Toc597_231043195"/></text:h>
      <text:p text:style-name="P25"/>
      <text:p text:style-name="P29"><text:span text:style-name="T24">/*! \file</text:span><text:line-break/><text:span text:style-name="T24"> *</text:span><text:line-break/><text:span text:style-name="T24"> * <text:s/>\brief Implements functions of Input.h</text:span><text:line-break/><text:span text:style-name="T24"> */</text:span><text:line-break/><text:line-break/><text:span text:style-name="T26">#include </text:span><text:span text:style-name="T22">&lt;stdbool.h&gt;</text:span><text:line-break/><text:span text:style-name="T26">#include </text:span><text:span text:style-name="T22">&lt;stdio.h&gt;</text:span><text:line-break/><text:span text:style-name="T26">#include </text:span><text:span text:style-name="T22">&lt;string.h&gt;</text:span><text:line-break/><text:line-break/><text:span text:style-name="T26">#include </text:span><text:span text:style-name="T22">"Input.h"</text:span><text:line-break/><text:line-break/><text:span text:style-name="T26">#define </text:span><text:span text:style-name="T28">MAX_STRING_LENGTH </text:span><text:span text:style-name="T32">50</text:span><text:line-break/><text:line-break/><text:span text:style-name="T30">int </text:span><text:span text:style-name="T18">InputLine(</text:span><text:span text:style-name="T30">char</text:span><text:span text:style-name="T18">* str)</text:span><text:line-break/><text:span text:style-name="T18">{</text:span><text:line-break/><text:span text:style-name="T18"> <text:s text:c="3"/>fgets(str, </text:span><text:span text:style-name="T28">MAX_STRING_LENGTH</text:span><text:span text:style-name="T18">, </text:span><text:span text:style-name="T28">stdin</text:span><text:span text:style-name="T18">);</text:span><text:line-break/><text:span text:style-name="T18"> <text:s text:c="3"/></text:span><text:span text:style-name="T30">int </text:span><text:span text:style-name="T18">size = strlen(str);</text:span><text:line-break/><text:span text:style-name="T18"> <text:s text:c="3"/>str[strlen(str) - </text:span><text:span text:style-name="T32">1</text:span><text:span text:style-name="T18">] = </text:span><text:span text:style-name="T22">'</text:span><text:span text:style-name="T30">\0</text:span><text:span text:style-name="T22">'</text:span><text:span text:style-name="T18">;</text:span><text:line-break/><text:span text:style-name="T18"> <text:s text:c="3"/></text:span><text:span text:style-name="T30">return </text:span><text:span text:style-name="T18">size;</text:span><text:line-break/><text:span text:style-name="T18">}</text:span><text:line-break/><text:line-break/><text:span text:style-name="T30">int </text:span><text:span text:style-name="T18">CycleInputInt(</text:span><text:span text:style-name="T30">char</text:span><text:span text:style-name="T18">* output, </text:span><text:span text:style-name="T28">bool</text:span><text:span text:style-name="T18">(* pChecker)(</text:span><text:span text:style-name="T30">int</text:span><text:span text:style-name="T18">))</text:span><text:line-break/><text:span text:style-name="T18">{</text:span><text:line-break/><text:span text:style-name="T18"> <text:s text:c="3"/></text:span><text:span text:style-name="T30">int </text:span><text:span text:style-name="T18">n;</text:span><text:line-break/><text:span text:style-name="T18"> <text:s text:c="3"/></text:span><text:span text:style-name="T30">char </text:span><text:span text:style-name="T18">stringNumber[</text:span><text:span text:style-name="T28">MAX_STRING_LENGTH</text:span><text:span text:style-name="T18">];</text:span><text:line-break/><text:span text:style-name="T18"> <text:s text:c="3"/></text:span><text:span text:style-name="T30">while </text:span><text:span text:style-name="T18">(</text:span><text:span text:style-name="T28">true</text:span><text:span text:style-name="T18">)</text:span><text:line-break/><text:span text:style-name="T18"> <text:s text:c="3"/>{</text:span><text:line-break/><text:span text:style-name="T18"> <text:s text:c="7"/>printf(</text:span><text:span text:style-name="T22">"</text:span><text:span text:style-name="T30">%s</text:span><text:span text:style-name="T22">"</text:span><text:span text:style-name="T18">, output);</text:span><text:line-break/><text:span text:style-name="T18"> <text:s text:c="7"/>fflush(</text:span><text:span text:style-name="T28">stdout</text:span><text:span text:style-name="T18">);</text:span><text:line-break/><text:soft-page-break/><text:line-break/><text:span text:style-name="T18"> <text:s text:c="7"/>InputLine(stringNumber);</text:span><text:line-break/><text:span text:style-name="T18"> <text:s text:c="7"/></text:span><text:span text:style-name="T30">int </text:span><text:span text:style-name="T18">code = sscanf(stringNumber, </text:span><text:span text:style-name="T22">"</text:span><text:span text:style-name="T30">%d</text:span><text:span text:style-name="T22">"</text:span><text:span text:style-name="T18">, &amp;n);</text:span><text:line-break/><text:span text:style-name="T18"> <text:s text:c="7"/></text:span><text:span text:style-name="T30">if </text:span><text:span text:style-name="T18">(!pChecker(n)) </text:span><text:span text:style-name="T30">continue</text:span><text:span text:style-name="T18">;</text:span><text:line-break/><text:span text:style-name="T18"> <text:s text:c="7"/></text:span><text:span text:style-name="T30">if </text:span><text:span text:style-name="T18">(code &gt; </text:span><text:span text:style-name="T32">0</text:span><text:span text:style-name="T18">) </text:span><text:span text:style-name="T30">break</text:span><text:span text:style-name="T18">;</text:span><text:line-break/><text:span text:style-name="T18"> <text:s text:c="3"/>}</text:span><text:line-break/><text:span text:style-name="T18"> <text:s text:c="3"/></text:span><text:span text:style-name="T30">return </text:span><text:span text:style-name="T18">n;</text:span><text:line-break/><text:span text:style-name="T18">}</text:span></text:p>
      <text:p text:style-name="P27"/>
      <text:h text:style-name="P59" text:outline-level="2"><text:bookmark-start text:name="__RefHeading___Toc6709_953872855"/>ChildProgram/Macro.h<text:bookmark-end text:name="__RefHeading___Toc6709_953872855"/></text:h>
      <text:p text:style-name="P47"/>
      <text:p text:style-name="P40"><text:span text:style-name="T25">/*! \file</text:span><text:span text:style-name="T39"><text:line-break/></text:span><text:span text:style-name="T25"> * <text:s/>\brief <text:s text:c="2"/>Macro</text:span><text:span text:style-name="T39"><text:line-break/></text:span><text:span text:style-name="T25"> *</text:span><text:span text:style-name="T39"><text:line-break/></text:span><text:span text:style-name="T25"> * <text:s/>\details Macro-definitions.</text:span><text:span text:style-name="T39"><text:line-break/></text:span><text:span text:style-name="T25"> */</text:span><text:span text:style-name="T39"><text:line-break/><text:line-break/></text:span><text:span text:style-name="T27">#ifndef </text:span><text:span text:style-name="T29">MACRO_H</text:span><text:span text:style-name="T39"><text:line-break/></text:span><text:span text:style-name="T27">#define </text:span><text:span text:style-name="T29">MACRO_H</text:span><text:span text:style-name="T39"><text:line-break/><text:line-break/></text:span><text:span text:style-name="T27">#include </text:span><text:span text:style-name="T23">&lt;stdlib.h&gt;</text:span><text:span text:style-name="T39"><text:line-break/><text:line-break/></text:span><text:span text:style-name="T25">/*! \brief Macro for pointer checking for null</text:span><text:span text:style-name="T39"><text:line-break/></text:span><text:span text:style-name="T25"> *</text:span><text:span text:style-name="T39"><text:line-break/></text:span><text:span text:style-name="T25"> * <text:s/>\details Program returns EXIT_FAILURE (1) if ptr == NULL. Needed to</text:span><text:span text:style-name="T39"><text:line-break/></text:span><text:span text:style-name="T25"> * <text:s/>check allocated memory using malloc.</text:span><text:span text:style-name="T39"><text:line-break/></text:span><text:span text:style-name="T25"> *</text:span><text:span text:style-name="T39"><text:line-break/></text:span><text:span text:style-name="T25"> * <text:s/>\param ptr Pointer to allocated memory for check</text:span><text:span text:style-name="T39"><text:line-break/></text:span><text:span text:style-name="T25"> */</text:span><text:span text:style-name="T39"><text:line-break/></text:span><text:span text:style-name="T27">#define </text:span><text:span text:style-name="T29">FAILURE_IF_NULLPTR</text:span><text:span text:style-name="T20">(ptr) </text:span><text:span text:style-name="T31">do </text:span><text:span text:style-name="T20">{ \</text:span><text:span text:style-name="T39"><text:line-break/></text:span><text:span text:style-name="T20"> <text:s text:c="3"/></text:span><text:span text:style-name="T31">if</text:span><text:span text:style-name="T20">((ptr) == </text:span><text:span text:style-name="T29">NULL</text:span><text:span text:style-name="T20">) { \</text:span><text:span text:style-name="T39"><text:line-break/></text:span><text:span text:style-name="T20"> <text:s text:c="7"/>fprintf(</text:span><text:span text:style-name="T29">stderr</text:span><text:span text:style-name="T20">, </text:span><text:span text:style-name="T23">"Ошибка при выделении памяти\n"</text:span><text:span text:style-name="T20">); \</text:span><text:span text:style-name="T39"><text:line-break/></text:span><text:span text:style-name="T20"> <text:s text:c="7"/>exit(</text:span><text:span text:style-name="T29">EXIT_FAILURE</text:span><text:span text:style-name="T20">); \</text:span><text:span text:style-name="T39"><text:line-break/></text:span><text:span text:style-name="T20"> <text:s text:c="3"/>} \</text:span><text:span text:style-name="T39"><text:line-break/></text:span><text:span text:style-name="T20">} </text:span><text:span text:style-name="T31">while</text:span><text:span text:style-name="T20">(</text:span><text:span text:style-name="T33">0</text:span><text:span text:style-name="T20">)</text:span><text:span text:style-name="T39"><text:line-break/><text:line-break/></text:span><text:span text:style-name="T27">#endif </text:span><text:span text:style-name="T25">// MACRO_H</text:span><text:span text:style-name="T40"><text:line-break/></text:span></text:p>
      <text:h text:style-name="P58" text:outline-level="2"><text:bookmark-start text:name="__RefHeading___Toc599_231043195"/>ChildProgram/Matrix.h<text:bookmark-end text:name="__RefHeading___Toc599_231043195"/></text:h>
      <text:p text:style-name="P25"/>
      <text:p text:style-name="P29"><text:soft-page-break/><text:span text:style-name="T24">/*! \file</text:span><text:line-break/><text:span text:style-name="T24"> * <text:s/>\brief <text:s text:c="2"/>Matrix structure and functions to use it</text:span><text:line-break/><text:span text:style-name="T24"> *</text:span><text:line-break/><text:span text:style-name="T24"> * <text:s/>\details Matrix structure and functions to calculate sum, determinant,</text:span><text:line-break/><text:span text:style-name="T24"> * <text:s text:c="10"/>etc...</text:span><text:line-break/><text:span text:style-name="T24"> * <text:s/>\bug <text:s text:c="4"/>Unclear first and second indices are row or column.</text:span><text:line-break/><text:span text:style-name="T24"> */</text:span><text:line-break/><text:line-break/><text:span text:style-name="T26">#ifndef </text:span><text:span text:style-name="T28">MATRIX_H</text:span><text:line-break/><text:span text:style-name="T26">#define </text:span><text:span text:style-name="T28">MATRIX_H</text:span><text:line-break/><text:line-break/><text:span text:style-name="T24">/*! \struct Matrix</text:span><text:line-break/><text:span text:style-name="T24"> * <text:s/>\brief Matrix struct</text:span><text:line-break/><text:span text:style-name="T24"> *</text:span><text:line-break/><text:span text:style-name="T24"> * <text:s/>\details Matrix structure. Uses memory allocation, needs frees up memory.</text:span><text:line-break/><text:span text:style-name="T24"> */</text:span><text:line-break/><text:span text:style-name="T30">typedef struct</text:span><text:line-break/><text:span text:style-name="T18">{</text:span><text:line-break/><text:span text:style-name="T18"> <text:s text:c="3"/></text:span><text:span text:style-name="T24">/*!</text:span><text:line-break/><text:span text:style-name="T24"> <text:s text:c="4"/>* Maximum 1st index.</text:span><text:line-break/><text:span text:style-name="T24"> <text:s text:c="4"/>*/</text:span><text:line-break/><text:span text:style-name="T24"> <text:s text:c="3"/></text:span><text:span text:style-name="T30">int </text:span><text:span text:style-name="T34">FirstCount</text:span><text:span text:style-name="T18">;</text:span><text:line-break/><text:span text:style-name="T18"> <text:s text:c="3"/></text:span><text:span text:style-name="T24">/*!</text:span><text:line-break/><text:span text:style-name="T24"> <text:s text:c="4"/>* SecondCount Maximum 2nd index.</text:span><text:line-break/><text:span text:style-name="T24"> <text:s text:c="4"/>*/</text:span><text:line-break/><text:span text:style-name="T24"> <text:s text:c="3"/></text:span><text:span text:style-name="T30">int </text:span><text:span text:style-name="T34">SecondCount</text:span><text:span text:style-name="T18">;</text:span><text:line-break/><text:span text:style-name="T18"> <text:s text:c="3"/></text:span><text:span text:style-name="T24">/*!</text:span><text:line-break/><text:span text:style-name="T24"> <text:s text:c="4"/>* pData Matrix array. To get element use</text:span><text:line-break/><text:span text:style-name="T24"> <text:s text:c="4"/>* matrix-&gt;pData[firstindex][secondindex].</text:span><text:line-break/><text:span text:style-name="T24"> <text:s text:c="4"/>*/</text:span><text:line-break/><text:span text:style-name="T24"> <text:s text:c="3"/></text:span><text:span text:style-name="T30">int</text:span><text:span text:style-name="T18">** </text:span><text:span text:style-name="T34">pData</text:span><text:span text:style-name="T18">;</text:span><text:line-break/><text:span text:style-name="T18">} </text:span><text:span text:style-name="T36">Matrix</text:span><text:span text:style-name="T18">;</text:span><text:line-break/><text:line-break/><text:span text:style-name="T24">/*! \brief Create matrix filled with zeros</text:span><text:line-break/><text:span text:style-name="T24"> *</text:span><text:line-break/><text:span text:style-name="T24"> * <text:s/>\details Allocate memory for new matrix and initialize with zeros.</text:span><text:line-break/><text:span text:style-name="T24"> *</text:span><text:line-break/><text:span text:style-name="T24"> * <text:s/>\param firstCount Maximum 1st index.</text:span><text:line-break/><text:span text:style-name="T24"> * <text:s/>\param secondCount Maximum 2nd index.</text:span><text:line-break/><text:span text:style-name="T24"> * <text:s/>\return Pointer to new matrix.</text:span><text:line-break/><text:span text:style-name="T24"> */</text:span><text:line-break/><text:span text:style-name="T36">Matrix</text:span><text:span text:style-name="T18">* CreateBlankMatrix(</text:span><text:span text:style-name="T30">int </text:span><text:span text:style-name="T18">firstCount, </text:span><text:span text:style-name="T30">int </text:span><text:span text:style-name="T18">secondCount);</text:span><text:line-break/><text:line-break/><text:soft-page-break/><text:span text:style-name="T24">/*! \brief Create non-initialized matrix</text:span><text:line-break/><text:span text:style-name="T24"> *</text:span><text:line-break/><text:span text:style-name="T24"> * <text:s/>\details Allocate memory for new matrix. Matrix filled with garbage.</text:span><text:line-break/><text:span text:style-name="T24"> *</text:span><text:line-break/><text:span text:style-name="T24"> * <text:s/>\param firstCount Maximum 1st index.</text:span><text:line-break/><text:span text:style-name="T24"> * <text:s/>\param secondCount Maximum 2nd index.</text:span><text:line-break/><text:span text:style-name="T24"> * <text:s/>\return Pointer to new matrix.</text:span><text:line-break/><text:span text:style-name="T24"> */</text:span><text:line-break/><text:span text:style-name="T36">Matrix</text:span><text:span text:style-name="T18">* CreateEmptyMatrix(</text:span><text:span text:style-name="T30">int </text:span><text:span text:style-name="T18">firstCount, </text:span><text:span text:style-name="T30">int </text:span><text:span text:style-name="T18">secondCount);</text:span><text:line-break/><text:line-break/><text:span text:style-name="T24">/*! \brief Adds matrices</text:span><text:line-break/><text:span text:style-name="T24"> *</text:span><text:line-break/><text:span text:style-name="T24"> * <text:s/>\details Allocate memory for new matrix equals to matrixA + matrixB.</text:span><text:line-break/><text:span text:style-name="T24"> *</text:span><text:line-break/><text:span text:style-name="T24"> * <text:s/>\param pMatrixA 1st matrix to add.</text:span><text:line-break/><text:span text:style-name="T24"> * <text:s/>\param pMatrixB 2nd matrix to add.</text:span><text:line-break/><text:span text:style-name="T24"> * <text:s/>\return Pointer to sum.</text:span><text:line-break/><text:span text:style-name="T24"> */</text:span><text:line-break/><text:span text:style-name="T36">Matrix</text:span><text:span text:style-name="T18">* SumMatrices(</text:span><text:span text:style-name="T36">Matrix</text:span><text:span text:style-name="T18">* pMatrixA, </text:span><text:span text:style-name="T36">Matrix</text:span><text:span text:style-name="T18">* pMatrixB);</text:span><text:line-break/><text:line-break/><text:span text:style-name="T24">/*! \brief Calculates minor of matrix</text:span><text:line-break/><text:span text:style-name="T24"> *</text:span><text:line-break/><text:span text:style-name="T24"> * <text:s/>\details Allocate memory for new matrix which has't specified row and</text:span><text:line-break/><text:span text:style-name="T24"> * <text:s text:c="10"/>column.</text:span><text:line-break/><text:span text:style-name="T24"> *</text:span><text:line-break/><text:span text:style-name="T24"> * <text:s/>\param pMatrix Matrix to create minor.</text:span><text:line-break/><text:span text:style-name="T24"> * <text:s/>\param firstIndex 1st-dimension to exclude (column).</text:span><text:line-break/><text:span text:style-name="T24"> * <text:s/>\param secondIndex 2nd-dimension to exclude (row).</text:span><text:line-break/><text:span text:style-name="T24"> * <text:s/>\return Pointer to created minor.</text:span><text:line-break/><text:span text:style-name="T24"> */</text:span><text:line-break/><text:span text:style-name="T36">Matrix</text:span><text:span text:style-name="T18">* GetMinor(</text:span><text:span text:style-name="T36">Matrix</text:span><text:span text:style-name="T18">* pMatrix, </text:span><text:span text:style-name="T30">int </text:span><text:span text:style-name="T18">firstIndex, </text:span><text:span text:style-name="T30">int </text:span><text:span text:style-name="T18">secondIndex);</text:span><text:line-break/><text:line-break/><text:span text:style-name="T24">/*! \brief Calculates determinant of 2x2 matrix</text:span><text:line-break/><text:span text:style-name="T24"> *</text:span><text:line-break/><text:span text:style-name="T24"> * <text:s/>\details Calculates determinant only for 2x2 matrices.</text:span><text:line-break/><text:span text:style-name="T24"> *</text:span><text:line-break/><text:span text:style-name="T24"> * <text:s/>\param pMatrix 2x2 matrix to calculate determinant.</text:span><text:line-break/><text:span text:style-name="T24"> * <text:s/>\return Determinant integer.</text:span><text:line-break/><text:span text:style-name="T24"> */</text:span><text:line-break/><text:span text:style-name="T30">int </text:span><text:span text:style-name="T18">CalculateDeterminant2x2(</text:span><text:span text:style-name="T36">Matrix</text:span><text:span text:style-name="T18">* pMatrix);</text:span><text:line-break/><text:line-break/><text:span text:style-name="T24">/*! \brief Calculates determinant matrix</text:span><text:line-break/><text:span text:style-name="T24"> *</text:span><text:line-break/><text:soft-page-break/><text:span text:style-name="T24"> * <text:s/>\details Calculates matrix determinant.</text:span><text:line-break/><text:span text:style-name="T24"> *</text:span><text:line-break/><text:span text:style-name="T24"> * <text:s/>\param pMatrix Matrix to calculate determinant.</text:span><text:line-break/><text:span text:style-name="T24"> * <text:s/>\return Determinant integer.</text:span><text:line-break/><text:span text:style-name="T24"> */</text:span><text:line-break/><text:span text:style-name="T30">int </text:span><text:span text:style-name="T18">CalculateDeterminant(</text:span><text:span text:style-name="T36">Matrix</text:span><text:span text:style-name="T18">* pMatrix);</text:span><text:line-break/><text:line-break/><text:span text:style-name="T24">/*! \brief Frees up matrix memory</text:span><text:line-break/><text:span text:style-name="T24"> *</text:span><text:line-break/><text:span text:style-name="T24"> * <text:s/>\details Frees up memory to destroy matrix</text:span><text:line-break/><text:span text:style-name="T24"> *</text:span><text:line-break/><text:span text:style-name="T24"> * <text:s/>\param pMatrix Matrix to free.</text:span><text:line-break/><text:span text:style-name="T24"> */</text:span><text:line-break/><text:span text:style-name="T30">void </text:span><text:span text:style-name="T18">FreeMatrix(</text:span><text:span text:style-name="T36">Matrix</text:span><text:span text:style-name="T18">* pMatrix);</text:span><text:line-break/><text:line-break/><text:span text:style-name="T26">#endif </text:span><text:span text:style-name="T24">// MATRIX_H</text:span><text:line-break/></text:p>
      <text:h text:style-name="P58" text:outline-level="2"><text:bookmark-start text:name="__RefHeading___Toc601_231043195"/>ChildProgram/Matrix.c<text:bookmark-end text:name="__RefHeading___Toc601_231043195"/></text:h>
      <text:p text:style-name="P25"/>
      <text:p text:style-name="P40"><text:span text:style-name="T24">/*! \file</text:span><text:line-break/><text:span text:style-name="T24"> *</text:span><text:line-break/><text:span text:style-name="T24"> * <text:s/>\brief Implements functions of Matrix.h</text:span><text:line-break/><text:span text:style-name="T24"> */</text:span><text:line-break/><text:line-break/><text:span text:style-name="T26">#include </text:span><text:span text:style-name="T22">&lt;malloc.h&gt;</text:span><text:line-break/><text:span text:style-name="T26">#include </text:span><text:span text:style-name="T22">&lt;assert.h&gt;</text:span><text:line-break/><text:line-break/><text:span text:style-name="T26">#include </text:span><text:span text:style-name="T22">"Matrix.h"<text:line-break/></text:span><text:span text:style-name="T27">#include </text:span><text:span text:style-name="T23">"Macro.h"</text:span><text:line-break/><text:line-break/><text:span text:style-name="T36">Matrix</text:span><text:span text:style-name="T18">* CreateBlankMatrix(</text:span><text:span text:style-name="T30">int </text:span><text:span text:style-name="T18">firstCount, </text:span><text:span text:style-name="T30">int </text:span><text:span text:style-name="T18">secondCount)</text:span><text:line-break/><text:span text:style-name="T18">{</text:span><text:line-break/><text:span text:style-name="T18"> <text:s text:c="3"/></text:span><text:span text:style-name="T36">Matrix</text:span><text:span text:style-name="T18">* pRet = (</text:span><text:span text:style-name="T36">Matrix</text:span><text:span text:style-name="T18">*) malloc(</text:span><text:span text:style-name="T30">sizeof</text:span><text:span text:style-name="T18">(</text:span><text:span text:style-name="T36">Matrix</text:span><text:span text:style-name="T18">));</text:span></text:p>
      <text:p text:style-name="P39"><text:span text:style-name="T18"><text:s text:c="4"/></text:span><text:span text:style-name="T29">FAILURE_IF_NULLPTR</text:span><text:span text:style-name="T20">(pRet);</text:span><text:line-break/><text:span text:style-name="T18"> <text:s text:c="3"/>pRet-&gt;</text:span><text:span text:style-name="T34">SecondCount </text:span><text:span text:style-name="T18">= secondCount;</text:span><text:line-break/><text:span text:style-name="T18"> <text:s text:c="3"/>pRet-&gt;</text:span><text:span text:style-name="T34">FirstCount </text:span><text:span text:style-name="T18">= firstCount;</text:span><text:line-break/><text:span text:style-name="T18"> <text:s text:c="3"/>pRet-&gt;</text:span><text:span text:style-name="T34">pData </text:span><text:span text:style-name="T18">= (</text:span><text:span text:style-name="T30">int</text:span><text:span text:style-name="T18">**) malloc(pRet-&gt;</text:span><text:span text:style-name="T34">FirstCount </text:span><text:span text:style-name="T18">* </text:span><text:span text:style-name="T30">sizeof</text:span><text:span text:style-name="T18">(</text:span><text:span text:style-name="T30">int</text:span><text:span text:style-name="T18">*));</text:span></text:p>
      <text:p text:style-name="P39"><text:span text:style-name="T18"><text:s text:c="4"/></text:span><text:span text:style-name="T29">FAILURE_IF_NULLPTR</text:span><text:span text:style-name="T20">(</text:span><text:span text:style-name="T19">pRet-&gt;</text:span><text:span text:style-name="T35">pData</text:span><text:span text:style-name="T20">);</text:span><text:line-break/><text:line-break/><text:span text:style-name="T18"> <text:s text:c="3"/></text:span><text:span text:style-name="T30">for </text:span><text:span text:style-name="T18">(</text:span><text:span text:style-name="T30">int </text:span><text:span text:style-name="T18">i = </text:span><text:span text:style-name="T32">0</text:span><text:span text:style-name="T18">; i &lt; pRet-&gt;</text:span><text:span text:style-name="T34">FirstCount</text:span><text:span text:style-name="T18">; i++)</text:span><text:line-break/><text:soft-page-break/><text:span text:style-name="T18"> <text:s text:c="3"/>{</text:span><text:line-break/><text:span text:style-name="T18"> <text:s text:c="7"/>pRet-&gt;</text:span><text:span text:style-name="T34">pData</text:span><text:span text:style-name="T18">[i] = (</text:span><text:span text:style-name="T30">int</text:span><text:span text:style-name="T18">*) malloc(pRet-&gt;</text:span><text:span text:style-name="T34">SecondCount </text:span><text:span text:style-name="T18">* </text:span><text:span text:style-name="T30">sizeof</text:span><text:span text:style-name="T18">(</text:span><text:span text:style-name="T30">int</text:span><text:span text:style-name="T18">));</text:span></text:p>
      <text:p text:style-name="P39"><text:span text:style-name="T18"><text:s text:c="8"/></text:span><text:span text:style-name="T29">FAILURE_IF_NULLPTR</text:span><text:span text:style-name="T20">(</text:span><text:span text:style-name="T19">pRet-&gt;</text:span><text:span text:style-name="T35">pData</text:span><text:span text:style-name="T19">[i]</text:span><text:span text:style-name="T20">);</text:span><text:line-break/><text:span text:style-name="T18"> <text:s text:c="7"/></text:span><text:span text:style-name="T30">for </text:span><text:span text:style-name="T18">(</text:span><text:span text:style-name="T30">int </text:span><text:span text:style-name="T18">j = </text:span><text:span text:style-name="T32">0</text:span><text:span text:style-name="T18">; j &lt; pRet-&gt;</text:span><text:span text:style-name="T34">SecondCount</text:span><text:span text:style-name="T18">; j++)</text:span><text:line-break/><text:span text:style-name="T18"> <text:s text:c="7"/>{</text:span><text:line-break/><text:span text:style-name="T18"> <text:s text:c="11"/>pRet-&gt;</text:span><text:span text:style-name="T34">pData</text:span><text:span text:style-name="T18">[i][j] = </text:span><text:span text:style-name="T32">0</text:span><text:span text:style-name="T18">;</text:span><text:line-break/><text:span text:style-name="T18"> <text:s text:c="7"/>}</text:span><text:line-break/><text:span text:style-name="T18"> <text:s text:c="3"/>}</text:span><text:line-break/><text:line-break/><text:span text:style-name="T18"> <text:s text:c="3"/></text:span><text:span text:style-name="T30">return </text:span><text:span text:style-name="T18">pRet;</text:span><text:line-break/><text:span text:style-name="T18">}</text:span><text:line-break/><text:line-break/><text:span text:style-name="T36">Matrix</text:span><text:span text:style-name="T18">* CreateEmptyMatrix(</text:span><text:span text:style-name="T30">int </text:span><text:span text:style-name="T18">firstCount, </text:span><text:span text:style-name="T30">int </text:span><text:span text:style-name="T18">secondCount)</text:span><text:line-break/><text:span text:style-name="T18">{</text:span><text:line-break/><text:span text:style-name="T18"> <text:s text:c="3"/></text:span><text:span text:style-name="T36">Matrix</text:span><text:span text:style-name="T18">* pRet = (</text:span><text:span text:style-name="T36">Matrix</text:span><text:span text:style-name="T18">*) malloc(</text:span><text:span text:style-name="T30">sizeof</text:span><text:span text:style-name="T18">(</text:span><text:span text:style-name="T36">Matrix</text:span><text:span text:style-name="T18">));</text:span></text:p>
      <text:p text:style-name="P39"><text:span text:style-name="T18"><text:s text:c="4"/></text:span><text:span text:style-name="T29">FAILURE_IF_NULLPTR</text:span><text:span text:style-name="T20">(pRet);</text:span><text:line-break/><text:span text:style-name="T18"> <text:s text:c="3"/>pRet-&gt;</text:span><text:span text:style-name="T34">SecondCount </text:span><text:span text:style-name="T18">= secondCount;</text:span><text:line-break/><text:span text:style-name="T18"> <text:s text:c="3"/>pRet-&gt;</text:span><text:span text:style-name="T34">FirstCount </text:span><text:span text:style-name="T18">= firstCount;</text:span><text:line-break/><text:span text:style-name="T18"> <text:s text:c="3"/>pRet-&gt;</text:span><text:span text:style-name="T34">pData </text:span><text:span text:style-name="T18">= (</text:span><text:span text:style-name="T30">int</text:span><text:span text:style-name="T18">**) malloc(pRet-&gt;</text:span><text:span text:style-name="T34">FirstCount </text:span><text:span text:style-name="T18">* </text:span><text:span text:style-name="T30">sizeof</text:span><text:span text:style-name="T18">(</text:span><text:span text:style-name="T30">int</text:span><text:span text:style-name="T18">*));</text:span></text:p>
      <text:p text:style-name="P39"><text:span text:style-name="T18"><text:s text:c="4"/></text:span><text:span text:style-name="T29">FAILURE_IF_NULLPTR</text:span><text:span text:style-name="T20">(</text:span><text:span text:style-name="T19">pRet-&gt;</text:span><text:span text:style-name="T35">pData</text:span><text:span text:style-name="T20">);</text:span><text:line-break/><text:line-break/><text:span text:style-name="T18"> <text:s text:c="3"/></text:span><text:span text:style-name="T30">for </text:span><text:span text:style-name="T18">(</text:span><text:span text:style-name="T30">int </text:span><text:span text:style-name="T18">i = </text:span><text:span text:style-name="T32">0</text:span><text:span text:style-name="T18">; i &lt; pRet-&gt;</text:span><text:span text:style-name="T34">FirstCount</text:span><text:span text:style-name="T18">; i++)</text:span><text:line-break/><text:span text:style-name="T18"> <text:s text:c="3"/>{</text:span><text:line-break/><text:span text:style-name="T18"> <text:s text:c="7"/>pRet-&gt;</text:span><text:span text:style-name="T34">pData</text:span><text:span text:style-name="T18">[i] = (</text:span><text:span text:style-name="T30">int</text:span><text:span text:style-name="T18">*) malloc(pRet-&gt;</text:span><text:span text:style-name="T34">SecondCount </text:span><text:span text:style-name="T18">* </text:span><text:span text:style-name="T30">sizeof</text:span><text:span text:style-name="T18">(</text:span><text:span text:style-name="T30">int</text:span><text:span text:style-name="T18">));</text:span></text:p>
      <text:p text:style-name="P39"><text:span text:style-name="T18"><text:s text:c="8"/></text:span><text:span text:style-name="T29">FAILURE_IF_NULLPTR</text:span><text:span text:style-name="T20">(</text:span><text:span text:style-name="T19">pRet-&gt;</text:span><text:span text:style-name="T35">pData</text:span><text:span text:style-name="T19">[i]</text:span><text:span text:style-name="T20">);</text:span><text:line-break/><text:span text:style-name="T18"> <text:s text:c="3"/>}</text:span><text:line-break/><text:span text:style-name="T18"> <text:s text:c="3"/></text:span><text:span text:style-name="T30">return </text:span><text:span text:style-name="T18">pRet;</text:span><text:line-break/><text:span text:style-name="T18">}</text:span><text:line-break/><text:line-break/><text:span text:style-name="T36">Matrix</text:span><text:span text:style-name="T18">* SumMatrices(</text:span><text:span text:style-name="T36">Matrix</text:span><text:span text:style-name="T18">* pMatrixA, </text:span><text:span text:style-name="T36">Matrix</text:span><text:span text:style-name="T18">* pMatrixB)</text:span><text:line-break/><text:span text:style-name="T18">{</text:span><text:line-break/><text:span text:style-name="T18"> <text:s text:c="3"/></text:span><text:span text:style-name="T28">assert</text:span><text:span text:style-name="T18">(pMatrixA-&gt;</text:span><text:span text:style-name="T34">SecondCount </text:span><text:span text:style-name="T18">== pMatrixB-&gt;</text:span><text:span text:style-name="T34">SecondCount</text:span><text:span text:style-name="T18">);</text:span><text:line-break/><text:span text:style-name="T18"> <text:s text:c="3"/></text:span><text:span text:style-name="T28">assert</text:span><text:span text:style-name="T18">(pMatrixA-&gt;</text:span><text:span text:style-name="T34">FirstCount </text:span><text:span text:style-name="T18">== pMatrixB-&gt;</text:span><text:span text:style-name="T34">FirstCount</text:span><text:span text:style-name="T18">);</text:span><text:line-break/><text:line-break/><text:span text:style-name="T18"> <text:s text:c="3"/></text:span><text:span text:style-name="T36">Matrix</text:span><text:span text:style-name="T18">* pRet =</text:span><text:line-break/><text:span text:style-name="T18"> <text:s text:c="11"/>CreateEmptyMatrix(pMatrixA-&gt;</text:span><text:span text:style-name="T34">FirstCount</text:span><text:span text:style-name="T18">, pMatrixA-&gt;</text:span><text:span text:style-name="T34">SecondCount</text:span><text:span text:style-name="T18">);</text:span><text:line-break/><text:line-break/><text:span text:style-name="T18"> <text:s text:c="3"/></text:span><text:span text:style-name="T30">for </text:span><text:span text:style-name="T18">(</text:span><text:span text:style-name="T30">int </text:span><text:span text:style-name="T18">i = </text:span><text:span text:style-name="T32">0</text:span><text:span text:style-name="T18">; i &lt; pRet-&gt;</text:span><text:span text:style-name="T34">FirstCount</text:span><text:span text:style-name="T18">; i++)</text:span><text:line-break/><text:span text:style-name="T18"> <text:s text:c="3"/>{</text:span><text:line-break/><text:span text:style-name="T18"> <text:s text:c="7"/></text:span><text:span text:style-name="T30">for </text:span><text:span text:style-name="T18">(</text:span><text:span text:style-name="T30">int </text:span><text:span text:style-name="T18">j = </text:span><text:span text:style-name="T32">0</text:span><text:span text:style-name="T18">; j &lt; pRet-&gt;</text:span><text:span text:style-name="T34">SecondCount</text:span><text:span text:style-name="T18">; j++)</text:span><text:line-break/><text:span text:style-name="T18"> <text:s text:c="7"/>{</text:span><text:line-break/><text:soft-page-break/><text:span text:style-name="T18"> <text:s text:c="11"/>pRet-&gt;</text:span><text:span text:style-name="T34">pData</text:span><text:span text:style-name="T18">[i][j] = pMatrixA-&gt;</text:span><text:span text:style-name="T34">pData</text:span><text:span text:style-name="T18">[i][j] + pMatrixB-&gt;</text:span><text:span text:style-name="T34">pData</text:span><text:span text:style-name="T18">[i][j];</text:span><text:line-break/><text:span text:style-name="T18"> <text:s text:c="7"/>}</text:span><text:line-break/><text:span text:style-name="T18"> <text:s text:c="3"/>}</text:span><text:line-break/><text:line-break/><text:span text:style-name="T18"> <text:s text:c="3"/></text:span><text:span text:style-name="T30">return </text:span><text:span text:style-name="T18">pRet;</text:span><text:line-break/><text:span text:style-name="T18">}</text:span><text:line-break/><text:line-break/><text:span text:style-name="T36">Matrix</text:span><text:span text:style-name="T18">* GetMinor(</text:span><text:span text:style-name="T36">Matrix</text:span><text:span text:style-name="T18">* pMatrix, </text:span><text:span text:style-name="T30">int </text:span><text:span text:style-name="T18">firstIndex, </text:span><text:span text:style-name="T30">int </text:span><text:span text:style-name="T18">secondIndex)</text:span><text:line-break/><text:span text:style-name="T18">{</text:span><text:line-break/><text:span text:style-name="T18"> <text:s text:c="3"/></text:span><text:span text:style-name="T36">Matrix</text:span><text:span text:style-name="T18">* pRet = CreateEmptyMatrix(</text:span><text:line-break/><text:span text:style-name="T18"> <text:s text:c="11"/>pMatrix-&gt;</text:span><text:span text:style-name="T34">FirstCount </text:span><text:span text:style-name="T18">- </text:span><text:span text:style-name="T32">1</text:span><text:span text:style-name="T18">,</text:span><text:line-break/><text:span text:style-name="T18"> <text:s text:c="11"/>pMatrix-&gt;</text:span><text:span text:style-name="T34">SecondCount </text:span><text:span text:style-name="T18">- </text:span><text:span text:style-name="T32">1</text:span><text:span text:style-name="T18">);</text:span><text:line-break/><text:line-break/><text:span text:style-name="T18"> <text:s text:c="3"/></text:span><text:span text:style-name="T30">for </text:span><text:span text:style-name="T18">(</text:span><text:span text:style-name="T30">int </text:span><text:span text:style-name="T18">i = </text:span><text:span text:style-name="T32">0</text:span><text:span text:style-name="T18">; i &lt; pRet-&gt;</text:span><text:span text:style-name="T34">FirstCount</text:span><text:span text:style-name="T18">; i++)</text:span><text:line-break/><text:span text:style-name="T18"> <text:s text:c="3"/>{</text:span><text:line-break/><text:span text:style-name="T18"> <text:s text:c="7"/></text:span><text:span text:style-name="T30">for </text:span><text:span text:style-name="T18">(</text:span><text:span text:style-name="T30">int </text:span><text:span text:style-name="T18">j = </text:span><text:span text:style-name="T32">0</text:span><text:span text:style-name="T18">; j &lt; pRet-&gt;</text:span><text:span text:style-name="T34">SecondCount</text:span><text:span text:style-name="T18">; j++)</text:span><text:line-break/><text:span text:style-name="T18"> <text:s text:c="7"/>{</text:span><text:line-break/><text:span text:style-name="T18"> <text:s text:c="11"/></text:span><text:span text:style-name="T30">int </text:span><text:span text:style-name="T18">oldi = i;</text:span><text:line-break/><text:span text:style-name="T18"> <text:s text:c="11"/></text:span><text:span text:style-name="T30">int </text:span><text:span text:style-name="T18">oldj = j;</text:span><text:line-break/><text:span text:style-name="T18"> <text:s text:c="11"/></text:span><text:span text:style-name="T30">if </text:span><text:span text:style-name="T18">(i &gt;= firstIndex)</text:span><text:line-break/><text:span text:style-name="T18"> <text:s text:c="11"/>{</text:span><text:line-break/><text:span text:style-name="T18"> <text:s text:c="15"/>oldi++;</text:span><text:line-break/><text:span text:style-name="T18"> <text:s text:c="11"/>}</text:span><text:line-break/><text:span text:style-name="T18"> <text:s text:c="11"/></text:span><text:span text:style-name="T30">if </text:span><text:span text:style-name="T18">(j &gt;= secondIndex)</text:span><text:line-break/><text:span text:style-name="T18"> <text:s text:c="11"/>{</text:span><text:line-break/><text:span text:style-name="T18"> <text:s text:c="15"/>oldj++;</text:span><text:line-break/><text:span text:style-name="T18"> <text:s text:c="11"/>}</text:span><text:line-break/><text:span text:style-name="T18"> <text:s text:c="11"/>pRet-&gt;</text:span><text:span text:style-name="T34">pData</text:span><text:span text:style-name="T18">[i][j] = pMatrix-&gt;</text:span><text:span text:style-name="T34">pData</text:span><text:span text:style-name="T18">[oldi][oldj];</text:span><text:line-break/><text:span text:style-name="T18"> <text:s text:c="7"/>}</text:span><text:line-break/><text:span text:style-name="T18"> <text:s text:c="3"/>}</text:span><text:line-break/><text:span text:style-name="T18"> <text:s text:c="3"/></text:span><text:span text:style-name="T30">return </text:span><text:span text:style-name="T18">pRet;</text:span><text:line-break/><text:span text:style-name="T18">}</text:span><text:line-break/><text:line-break/><text:span text:style-name="T30">int </text:span><text:span text:style-name="T18">CalculateDeterminant2x2(</text:span><text:span text:style-name="T36">Matrix</text:span><text:span text:style-name="T18">* pMatrix)</text:span><text:line-break/><text:span text:style-name="T18">{</text:span><text:line-break/><text:span text:style-name="T18"> <text:s text:c="3"/></text:span><text:span text:style-name="T28">assert</text:span><text:span text:style-name="T18">(pMatrix-&gt;</text:span><text:span text:style-name="T34">FirstCount </text:span><text:span text:style-name="T18">== </text:span><text:span text:style-name="T32">2</text:span><text:span text:style-name="T18">);</text:span><text:line-break/><text:span text:style-name="T18"> <text:s text:c="3"/></text:span><text:span text:style-name="T28">assert</text:span><text:span text:style-name="T18">(pMatrix-&gt;</text:span><text:span text:style-name="T34">SecondCount </text:span><text:span text:style-name="T18">== </text:span><text:span text:style-name="T32">2</text:span><text:span text:style-name="T18">);</text:span><text:line-break/><text:line-break/><text:span text:style-name="T18"> <text:s text:c="3"/></text:span><text:span text:style-name="T30">int </text:span><text:span text:style-name="T18">a = pMatrix-&gt;</text:span><text:span text:style-name="T34">pData</text:span><text:span text:style-name="T18">[</text:span><text:span text:style-name="T32">0</text:span><text:span text:style-name="T18">][</text:span><text:span text:style-name="T32">0</text:span><text:span text:style-name="T18">];</text:span><text:line-break/><text:span text:style-name="T18"> <text:s text:c="3"/></text:span><text:span text:style-name="T30">int </text:span><text:span text:style-name="T18">b = pMatrix-&gt;</text:span><text:span text:style-name="T34">pData</text:span><text:span text:style-name="T18">[</text:span><text:span text:style-name="T32">0</text:span><text:span text:style-name="T18">][</text:span><text:span text:style-name="T32">1</text:span><text:span text:style-name="T18">];</text:span><text:line-break/><text:span text:style-name="T18"> <text:s text:c="3"/></text:span><text:span text:style-name="T30">int </text:span><text:span text:style-name="T18">c = pMatrix-&gt;</text:span><text:span text:style-name="T34">pData</text:span><text:span text:style-name="T18">[</text:span><text:span text:style-name="T32">1</text:span><text:span text:style-name="T18">][</text:span><text:span text:style-name="T32">0</text:span><text:span text:style-name="T18">];</text:span><text:line-break/><text:span text:style-name="T18"> <text:s text:c="3"/></text:span><text:span text:style-name="T30">int </text:span><text:span text:style-name="T18">d = pMatrix-&gt;</text:span><text:span text:style-name="T34">pData</text:span><text:span text:style-name="T18">[</text:span><text:span text:style-name="T32">1</text:span><text:span text:style-name="T18">][</text:span><text:span text:style-name="T32">1</text:span><text:span text:style-name="T18">];</text:span><text:line-break/><text:soft-page-break/><text:span text:style-name="T18"> <text:s text:c="3"/></text:span><text:span text:style-name="T30">return </text:span><text:span text:style-name="T18">a * d - c * b;</text:span><text:line-break/><text:span text:style-name="T18">}</text:span><text:line-break/><text:line-break/><text:span text:style-name="T30">int </text:span><text:span text:style-name="T18">CalculateDeterminant(</text:span><text:span text:style-name="T36">Matrix</text:span><text:span text:style-name="T18">* pMatrix)</text:span><text:line-break/><text:span text:style-name="T18">{</text:span><text:line-break/><text:span text:style-name="T18"> <text:s text:c="3"/></text:span><text:span text:style-name="T28">assert</text:span><text:span text:style-name="T18">(pMatrix-&gt;</text:span><text:span text:style-name="T34">FirstCount </text:span><text:span text:style-name="T18">== pMatrix-&gt;</text:span><text:span text:style-name="T34">SecondCount</text:span><text:span text:style-name="T18">);</text:span><text:line-break/><text:line-break/><text:span text:style-name="T18"> <text:s text:c="3"/></text:span><text:span text:style-name="T30">int </text:span><text:span text:style-name="T18">n = pMatrix-&gt;</text:span><text:span text:style-name="T34">FirstCount</text:span><text:span text:style-name="T18">;</text:span><text:line-break/><text:line-break/><text:span text:style-name="T18"> <text:s text:c="3"/></text:span><text:span text:style-name="T30">if </text:span><text:span text:style-name="T18">(n == </text:span><text:span text:style-name="T32">1</text:span><text:span text:style-name="T18">)</text:span><text:line-break/><text:span text:style-name="T18"> <text:s text:c="3"/>{</text:span><text:line-break/><text:span text:style-name="T18"> <text:s text:c="7"/></text:span><text:span text:style-name="T30">return </text:span><text:span text:style-name="T18">pMatrix-&gt;</text:span><text:span text:style-name="T34">pData</text:span><text:span text:style-name="T18">[</text:span><text:span text:style-name="T32">0</text:span><text:span text:style-name="T18">][</text:span><text:span text:style-name="T32">0</text:span><text:span text:style-name="T18">];</text:span><text:line-break/><text:span text:style-name="T18"> <text:s text:c="3"/>}</text:span><text:line-break/><text:span text:style-name="T18"> <text:s text:c="3"/></text:span><text:span text:style-name="T30">if </text:span><text:span text:style-name="T18">(n == </text:span><text:span text:style-name="T32">2</text:span><text:span text:style-name="T18">)</text:span><text:line-break/><text:span text:style-name="T18"> <text:s text:c="3"/>{</text:span><text:line-break/><text:span text:style-name="T18"> <text:s text:c="7"/></text:span><text:span text:style-name="T30">return </text:span><text:span text:style-name="T18">CalculateDeterminant2x2(pMatrix);</text:span><text:line-break/><text:span text:style-name="T18"> <text:s text:c="3"/>}</text:span><text:line-break/><text:span text:style-name="T18"> <text:s text:c="3"/></text:span><text:span text:style-name="T30">if </text:span><text:span text:style-name="T18">(n &gt;= </text:span><text:span text:style-name="T32">3</text:span><text:span text:style-name="T18">)</text:span><text:line-break/><text:span text:style-name="T18"> <text:s text:c="3"/>{</text:span><text:line-break/><text:span text:style-name="T18"> <text:s text:c="7"/></text:span><text:span text:style-name="T30">int </text:span><text:span text:style-name="T18">ret = </text:span><text:span text:style-name="T32">0</text:span><text:span text:style-name="T18">;</text:span><text:line-break/><text:span text:style-name="T18"> <text:s text:c="7"/></text:span><text:span text:style-name="T30">for </text:span><text:span text:style-name="T18">(</text:span><text:span text:style-name="T30">int </text:span><text:span text:style-name="T18">i = </text:span><text:span text:style-name="T32">0</text:span><text:span text:style-name="T18">; i &lt; pMatrix-&gt;</text:span><text:span text:style-name="T34">FirstCount</text:span><text:span text:style-name="T18">; i++)</text:span><text:line-break/><text:span text:style-name="T18"> <text:s text:c="7"/>{</text:span><text:line-break/><text:span text:style-name="T18"> <text:s text:c="11"/></text:span><text:span text:style-name="T30">int </text:span><text:span text:style-name="T18">sign = (i % </text:span><text:span text:style-name="T32">2</text:span><text:span text:style-name="T18">) ? -</text:span><text:span text:style-name="T32">1 </text:span><text:span text:style-name="T18">: </text:span><text:span text:style-name="T32">1</text:span><text:span text:style-name="T18">;</text:span><text:line-break/><text:span text:style-name="T18"> <text:s text:c="11"/></text:span><text:span text:style-name="T36">Matrix</text:span><text:span text:style-name="T18">* minor = GetMinor(pMatrix, </text:span><text:span text:style-name="T32">0</text:span><text:span text:style-name="T18">, i);</text:span><text:line-break/><text:span text:style-name="T18"> <text:s text:c="11"/></text:span><text:span text:style-name="T30">int </text:span><text:span text:style-name="T18">det = CalculateDeterminant(minor);</text:span><text:line-break/><text:span text:style-name="T18"> <text:s text:c="11"/></text:span><text:span text:style-name="T30">int </text:span><text:span text:style-name="T18">firstRow = pMatrix-&gt;</text:span><text:span text:style-name="T34">pData</text:span><text:span text:style-name="T18">[</text:span><text:span text:style-name="T32">0</text:span><text:span text:style-name="T18">][i];</text:span><text:line-break/><text:span text:style-name="T18"> <text:s text:c="11"/>ret += sign * firstRow * det;</text:span><text:line-break/><text:span text:style-name="T18"> <text:s text:c="11"/>FreeMatrix(minor);</text:span><text:line-break/><text:span text:style-name="T18"> <text:s text:c="7"/>}</text:span><text:line-break/><text:span text:style-name="T18"> <text:s text:c="7"/></text:span><text:span text:style-name="T30">return </text:span><text:span text:style-name="T18">ret;</text:span><text:line-break/><text:span text:style-name="T18"> <text:s text:c="3"/>}</text:span><text:line-break/><text:span text:style-name="T18">}</text:span><text:line-break/><text:line-break/><text:span text:style-name="T30">void </text:span><text:span text:style-name="T18">FreeMatrix(</text:span><text:span text:style-name="T36">Matrix</text:span><text:span text:style-name="T18">* pMatrix)</text:span><text:line-break/><text:span text:style-name="T18">{</text:span><text:line-break/><text:span text:style-name="T18"> <text:s text:c="3"/></text:span><text:span text:style-name="T30">for </text:span><text:span text:style-name="T18">(</text:span><text:span text:style-name="T30">int </text:span><text:span text:style-name="T18">i = </text:span><text:span text:style-name="T32">0</text:span><text:span text:style-name="T18">; i &lt; pMatrix-&gt;</text:span><text:span text:style-name="T34">FirstCount</text:span><text:span text:style-name="T18">; i++)</text:span><text:line-break/><text:span text:style-name="T18"> <text:s text:c="3"/>{</text:span><text:line-break/><text:span text:style-name="T18"> <text:s text:c="7"/>free(pMatrix-&gt;</text:span><text:span text:style-name="T34">pData</text:span><text:span text:style-name="T18">[i]);</text:span><text:line-break/><text:span text:style-name="T18"> <text:s text:c="3"/>}</text:span><text:line-break/><text:span text:style-name="T18"> <text:s text:c="3"/>free(pMatrix-&gt;</text:span><text:span text:style-name="T34">pData</text:span><text:span text:style-name="T18">);</text:span><text:line-break/><text:span text:style-name="T18"> <text:s text:c="3"/>free(pMatrix);</text:span><text:line-break/><text:span text:style-name="T18">}</text:span></text:p>
      <text:p text:style-name="P27"><text:soft-page-break/></text:p>
      <text:h text:style-name="P58" text:outline-level="2"><text:bookmark-start text:name="__RefHeading___Toc603_231043195"/>ChildProgram/MatrixTests.h<text:bookmark-end text:name="__RefHeading___Toc603_231043195"/></text:h>
      <text:p text:style-name="P25"/>
      <text:p text:style-name="P29"><text:span text:style-name="T24">/*! \file</text:span><text:line-break/><text:span text:style-name="T24"> * <text:s/>\brief <text:s text:c="2"/>Tests for matrix</text:span><text:line-break/><text:span text:style-name="T24"> *</text:span><text:line-break/><text:span text:style-name="T24"> * <text:s/>\details Tests for matrix structure and functions.</text:span><text:line-break/><text:span text:style-name="T24"> */</text:span><text:line-break/><text:line-break/><text:span text:style-name="T26">#ifndef </text:span><text:span text:style-name="T28">MATRIXTESTS_H</text:span><text:line-break/><text:span text:style-name="T26">#define </text:span><text:span text:style-name="T28">MATRIXTESTS_H</text:span><text:line-break/><text:line-break/><text:span text:style-name="T26">#include </text:span><text:span text:style-name="T22">&lt;CUnit/Basic.h&gt;</text:span><text:line-break/><text:line-break/><text:span text:style-name="T26">#include </text:span><text:span text:style-name="T22">"Matrix.h"</text:span><text:line-break/><text:line-break/><text:span text:style-name="T24">/*! \brief Test for create an empty 3x2 Matrix</text:span><text:line-break/><text:span text:style-name="T24"> */</text:span><text:line-break/><text:span text:style-name="T30">void </text:span><text:span text:style-name="T18">Blank3x2_MatrixTest(</text:span><text:span text:style-name="T30">void</text:span><text:span text:style-name="T18">);</text:span><text:line-break/><text:line-break/><text:span text:style-name="T24">/*! \brief Test for sum 2x2 Matrix</text:span><text:line-break/><text:span text:style-name="T24"> */</text:span><text:line-break/><text:span text:style-name="T30">void </text:span><text:span text:style-name="T18">Sum2x2_MatrixTest(</text:span><text:span text:style-name="T30">void</text:span><text:span text:style-name="T18">);</text:span><text:line-break/><text:line-break/><text:span text:style-name="T24">/*! \brief Test for calculate determinant 2x2 Matrix</text:span><text:line-break/><text:span text:style-name="T24"> */</text:span><text:line-break/><text:span text:style-name="T30">void </text:span><text:span text:style-name="T18">Det2x2_MatrixTest(</text:span><text:span text:style-name="T30">void</text:span><text:span text:style-name="T18">);</text:span><text:line-break/><text:line-break/><text:span text:style-name="T24">/*! \brief Test for calculate determinant 3x3 Matrix</text:span><text:line-break/><text:span text:style-name="T24"> */</text:span><text:line-break/><text:span text:style-name="T30">void </text:span><text:span text:style-name="T18">Det3x3_MatrixTest(</text:span><text:span text:style-name="T30">void</text:span><text:span text:style-name="T18">);</text:span><text:line-break/><text:line-break/><text:span text:style-name="T24">/*! \brief Test for calculate determinant 7x7 Matrix</text:span><text:line-break/><text:span text:style-name="T24"> */</text:span><text:line-break/><text:span text:style-name="T30">void </text:span><text:span text:style-name="T18">Det7x7_MatrixTest(</text:span><text:span text:style-name="T30">void</text:span><text:span text:style-name="T18">);</text:span><text:line-break/><text:line-break/><text:span text:style-name="T24">/*! \brief Test for calculate 2x3 minor for 3x4 Matrix</text:span><text:line-break/><text:span text:style-name="T24"> */</text:span><text:line-break/><text:soft-page-break/><text:span text:style-name="T30">void </text:span><text:span text:style-name="T18">Minor3x4_MatrixTest(</text:span><text:span text:style-name="T30">void</text:span><text:span text:style-name="T18">);</text:span><text:line-break/><text:line-break/><text:span text:style-name="T26">#endif </text:span><text:span text:style-name="T24">// MATRIXTESTS_H</text:span><text:line-break/></text:p>
      <text:h text:style-name="P58" text:outline-level="2"><text:bookmark-start text:name="__RefHeading___Toc605_231043195"/>ChildProgram/MatrixTests.c<text:bookmark-end text:name="__RefHeading___Toc605_231043195"/></text:h>
      <text:p text:style-name="P25"/>
      <text:p text:style-name="P29"><text:span text:style-name="T24">/*! \file</text:span><text:line-break/><text:span text:style-name="T24"> *</text:span><text:line-break/><text:span text:style-name="T24"> * <text:s/>\brief Implements tests of MatrixTests.h</text:span><text:line-break/><text:span text:style-name="T24"> */</text:span><text:line-break/><text:line-break/><text:span text:style-name="T26">#include </text:span><text:span text:style-name="T22">"MatrixTests.h"</text:span><text:line-break/><text:line-break/><text:span text:style-name="T30">void </text:span><text:span text:style-name="T18">Blank3x2_MatrixTest(</text:span><text:span text:style-name="T30">void</text:span><text:span text:style-name="T18">)</text:span><text:line-break/><text:span text:style-name="T18">{</text:span><text:line-break/><text:span text:style-name="T18"> <text:s text:c="3"/></text:span><text:span text:style-name="T36">Matrix</text:span><text:span text:style-name="T18">* pMatrix = CreateBlankMatrix(</text:span><text:span text:style-name="T32">3</text:span><text:span text:style-name="T18">, </text:span><text:span text:style-name="T32">2</text:span><text:span text:style-name="T18">);</text:span><text:line-break/><text:line-break/><text:span text:style-name="T18"> <text:s text:c="3"/></text:span><text:span text:style-name="T28">CU_ASSERT_EQUAL</text:span><text:span text:style-name="T18">(pMatrix-&gt;</text:span><text:span text:style-name="T34">FirstCount</text:span><text:span text:style-name="T18">, </text:span><text:span text:style-name="T32">3</text:span><text:span text:style-name="T18">);</text:span><text:line-break/><text:span text:style-name="T18"> <text:s text:c="3"/></text:span><text:span text:style-name="T28">CU_ASSERT_EQUAL</text:span><text:span text:style-name="T18">(pMatrix-&gt;</text:span><text:span text:style-name="T34">SecondCount</text:span><text:span text:style-name="T18">, </text:span><text:span text:style-name="T32">2</text:span><text:span text:style-name="T18">);</text:span><text:line-break/><text:line-break/><text:span text:style-name="T18"> <text:s text:c="3"/></text:span><text:span text:style-name="T28">CU_ASSERT_EQUAL</text:span><text:span text:style-name="T18">(pMatrix-&gt;</text:span><text:span text:style-name="T34">pData</text:span><text:span text:style-name="T18">[</text:span><text:span text:style-name="T32">0</text:span><text:span text:style-name="T18">][</text:span><text:span text:style-name="T32">0</text:span><text:span text:style-name="T18">], </text:span><text:span text:style-name="T32">0</text:span><text:span text:style-name="T18">);</text:span><text:line-break/><text:span text:style-name="T18"> <text:s text:c="3"/></text:span><text:span text:style-name="T28">CU_ASSERT_EQUAL</text:span><text:span text:style-name="T18">(pMatrix-&gt;</text:span><text:span text:style-name="T34">pData</text:span><text:span text:style-name="T18">[</text:span><text:span text:style-name="T32">1</text:span><text:span text:style-name="T18">][</text:span><text:span text:style-name="T32">1</text:span><text:span text:style-name="T18">], </text:span><text:span text:style-name="T32">0</text:span><text:span text:style-name="T18">);</text:span><text:line-break/><text:span text:style-name="T18"> <text:s text:c="3"/></text:span><text:span text:style-name="T28">CU_ASSERT_EQUAL</text:span><text:span text:style-name="T18">(pMatrix-&gt;</text:span><text:span text:style-name="T34">pData</text:span><text:span text:style-name="T18">[</text:span><text:span text:style-name="T32">2</text:span><text:span text:style-name="T18">][</text:span><text:span text:style-name="T32">0</text:span><text:span text:style-name="T18">], </text:span><text:span text:style-name="T32">0</text:span><text:span text:style-name="T18">);</text:span><text:line-break/><text:span text:style-name="T18"> <text:s text:c="3"/></text:span><text:span text:style-name="T28">CU_ASSERT_EQUAL</text:span><text:span text:style-name="T18">(pMatrix-&gt;</text:span><text:span text:style-name="T34">pData</text:span><text:span text:style-name="T18">[</text:span><text:span text:style-name="T32">0</text:span><text:span text:style-name="T18">][</text:span><text:span text:style-name="T32">1</text:span><text:span text:style-name="T18">], </text:span><text:span text:style-name="T32">0</text:span><text:span text:style-name="T18">);</text:span><text:line-break/><text:span text:style-name="T18"> <text:s text:c="3"/></text:span><text:span text:style-name="T28">CU_ASSERT_EQUAL</text:span><text:span text:style-name="T18">(pMatrix-&gt;</text:span><text:span text:style-name="T34">pData</text:span><text:span text:style-name="T18">[</text:span><text:span text:style-name="T32">1</text:span><text:span text:style-name="T18">][</text:span><text:span text:style-name="T32">0</text:span><text:span text:style-name="T18">], </text:span><text:span text:style-name="T32">0</text:span><text:span text:style-name="T18">);</text:span><text:line-break/><text:span text:style-name="T18"> <text:s text:c="3"/></text:span><text:span text:style-name="T28">CU_ASSERT_EQUAL</text:span><text:span text:style-name="T18">(pMatrix-&gt;</text:span><text:span text:style-name="T34">pData</text:span><text:span text:style-name="T18">[</text:span><text:span text:style-name="T32">2</text:span><text:span text:style-name="T18">][</text:span><text:span text:style-name="T32">1</text:span><text:span text:style-name="T18">], </text:span><text:span text:style-name="T32">0</text:span><text:span text:style-name="T18">);</text:span><text:line-break/><text:line-break/><text:span text:style-name="T18"> <text:s text:c="3"/>FreeMatrix(pMatrix);</text:span><text:line-break/><text:span text:style-name="T18">}</text:span><text:line-break/><text:line-break/><text:span text:style-name="T30">void </text:span><text:span text:style-name="T18">Sum2x2_MatrixTest(</text:span><text:span text:style-name="T30">void</text:span><text:span text:style-name="T18">)</text:span><text:line-break/><text:span text:style-name="T18">{</text:span><text:line-break/><text:span text:style-name="T18"> <text:s text:c="3"/></text:span><text:span text:style-name="T36">Matrix</text:span><text:span text:style-name="T18">* pMatrix1 = CreateBlankMatrix(</text:span><text:span text:style-name="T32">2</text:span><text:span text:style-name="T18">, </text:span><text:span text:style-name="T32">2</text:span><text:span text:style-name="T18">);</text:span><text:line-break/><text:span text:style-name="T18"> <text:s text:c="3"/></text:span><text:span text:style-name="T36">Matrix</text:span><text:span text:style-name="T18">* pMatrix2 = CreateBlankMatrix(</text:span><text:span text:style-name="T32">2</text:span><text:span text:style-name="T18">, </text:span><text:span text:style-name="T32">2</text:span><text:span text:style-name="T18">);</text:span><text:line-break/><text:line-break/><text:span text:style-name="T18"> <text:s text:c="3"/>pMatrix1-&gt;</text:span><text:span text:style-name="T34">pData</text:span><text:span text:style-name="T18">[</text:span><text:span text:style-name="T32">0</text:span><text:span text:style-name="T18">][</text:span><text:span text:style-name="T32">0</text:span><text:span text:style-name="T18">] = </text:span><text:span text:style-name="T32">1</text:span><text:span text:style-name="T18">;</text:span><text:line-break/><text:span text:style-name="T18"> <text:s text:c="3"/>pMatrix1-&gt;</text:span><text:span text:style-name="T34">pData</text:span><text:span text:style-name="T18">[</text:span><text:span text:style-name="T32">0</text:span><text:span text:style-name="T18">][</text:span><text:span text:style-name="T32">1</text:span><text:span text:style-name="T18">] = -</text:span><text:span text:style-name="T32">65</text:span><text:span text:style-name="T18">;</text:span><text:line-break/><text:span text:style-name="T18"> <text:s text:c="3"/>pMatrix1-&gt;</text:span><text:span text:style-name="T34">pData</text:span><text:span text:style-name="T18">[</text:span><text:span text:style-name="T32">1</text:span><text:span text:style-name="T18">][</text:span><text:span text:style-name="T32">0</text:span><text:span text:style-name="T18">] = </text:span><text:span text:style-name="T32">33</text:span><text:span text:style-name="T18">;</text:span><text:line-break/><text:span text:style-name="T18"> <text:s text:c="3"/>pMatrix1-&gt;</text:span><text:span text:style-name="T34">pData</text:span><text:span text:style-name="T18">[</text:span><text:span text:style-name="T32">1</text:span><text:span text:style-name="T18">][</text:span><text:span text:style-name="T32">1</text:span><text:span text:style-name="T18">] = -</text:span><text:span text:style-name="T32">33</text:span><text:span text:style-name="T18">;</text:span><text:line-break/><text:soft-page-break/><text:span text:style-name="T18"> <text:s text:c="3"/>pMatrix2-&gt;</text:span><text:span text:style-name="T34">pData</text:span><text:span text:style-name="T18">[</text:span><text:span text:style-name="T32">0</text:span><text:span text:style-name="T18">][</text:span><text:span text:style-name="T32">0</text:span><text:span text:style-name="T18">] = </text:span><text:span text:style-name="T32">1</text:span><text:span text:style-name="T18">;</text:span><text:line-break/><text:span text:style-name="T18"> <text:s text:c="3"/>pMatrix2-&gt;</text:span><text:span text:style-name="T34">pData</text:span><text:span text:style-name="T18">[</text:span><text:span text:style-name="T32">0</text:span><text:span text:style-name="T18">][</text:span><text:span text:style-name="T32">1</text:span><text:span text:style-name="T18">] = </text:span><text:span text:style-name="T32">12</text:span><text:span text:style-name="T18">;</text:span><text:line-break/><text:span text:style-name="T18"> <text:s text:c="3"/>pMatrix2-&gt;</text:span><text:span text:style-name="T34">pData</text:span><text:span text:style-name="T18">[</text:span><text:span text:style-name="T32">1</text:span><text:span text:style-name="T18">][</text:span><text:span text:style-name="T32">0</text:span><text:span text:style-name="T18">] = -</text:span><text:span text:style-name="T32">8</text:span><text:span text:style-name="T18">;</text:span><text:line-break/><text:span text:style-name="T18"> <text:s text:c="3"/>pMatrix2-&gt;</text:span><text:span text:style-name="T34">pData</text:span><text:span text:style-name="T18">[</text:span><text:span text:style-name="T32">1</text:span><text:span text:style-name="T18">][</text:span><text:span text:style-name="T32">1</text:span><text:span text:style-name="T18">] = </text:span><text:span text:style-name="T32">3</text:span><text:span text:style-name="T18">;</text:span><text:line-break/><text:line-break/><text:span text:style-name="T18"> <text:s text:c="3"/></text:span><text:span text:style-name="T36">Matrix</text:span><text:span text:style-name="T18">* pSum = SumMatrices(pMatrix1, pMatrix2);</text:span><text:line-break/><text:line-break/><text:span text:style-name="T18"> <text:s text:c="3"/></text:span><text:span text:style-name="T28">CU_ASSERT_EQUAL</text:span><text:span text:style-name="T18">(pSum-&gt;</text:span><text:span text:style-name="T34">pData</text:span><text:span text:style-name="T18">[</text:span><text:span text:style-name="T32">0</text:span><text:span text:style-name="T18">][</text:span><text:span text:style-name="T32">0</text:span><text:span text:style-name="T18">], </text:span><text:span text:style-name="T32">2</text:span><text:span text:style-name="T18">);</text:span><text:line-break/><text:span text:style-name="T18"> <text:s text:c="3"/></text:span><text:span text:style-name="T28">CU_ASSERT_EQUAL</text:span><text:span text:style-name="T18">(pSum-&gt;</text:span><text:span text:style-name="T34">pData</text:span><text:span text:style-name="T18">[</text:span><text:span text:style-name="T32">0</text:span><text:span text:style-name="T18">][</text:span><text:span text:style-name="T32">1</text:span><text:span text:style-name="T18">], -</text:span><text:span text:style-name="T32">53</text:span><text:span text:style-name="T18">);</text:span><text:line-break/><text:span text:style-name="T18"> <text:s text:c="3"/></text:span><text:span text:style-name="T28">CU_ASSERT_EQUAL</text:span><text:span text:style-name="T18">(pSum-&gt;</text:span><text:span text:style-name="T34">pData</text:span><text:span text:style-name="T18">[</text:span><text:span text:style-name="T32">1</text:span><text:span text:style-name="T18">][</text:span><text:span text:style-name="T32">0</text:span><text:span text:style-name="T18">], </text:span><text:span text:style-name="T32">25</text:span><text:span text:style-name="T18">);</text:span><text:line-break/><text:span text:style-name="T18"> <text:s text:c="3"/></text:span><text:span text:style-name="T28">CU_ASSERT_EQUAL</text:span><text:span text:style-name="T18">(pSum-&gt;</text:span><text:span text:style-name="T34">pData</text:span><text:span text:style-name="T18">[</text:span><text:span text:style-name="T32">1</text:span><text:span text:style-name="T18">][</text:span><text:span text:style-name="T32">1</text:span><text:span text:style-name="T18">], -</text:span><text:span text:style-name="T32">30</text:span><text:span text:style-name="T18">);</text:span><text:line-break/><text:line-break/><text:span text:style-name="T18"> <text:s text:c="3"/>FreeMatrix(pMatrix1);</text:span><text:line-break/><text:span text:style-name="T18"> <text:s text:c="3"/>FreeMatrix(pMatrix2);</text:span><text:line-break/><text:span text:style-name="T18"> <text:s text:c="3"/>FreeMatrix(pSum);</text:span><text:line-break/><text:span text:style-name="T18">}</text:span><text:line-break/><text:line-break/><text:span text:style-name="T30">void </text:span><text:span text:style-name="T18">Det2x2_MatrixTest(</text:span><text:span text:style-name="T30">void</text:span><text:span text:style-name="T18">)</text:span><text:line-break/><text:span text:style-name="T18">{</text:span><text:line-break/><text:span text:style-name="T18"> <text:s text:c="3"/></text:span><text:span text:style-name="T36">Matrix</text:span><text:span text:style-name="T18">* pMatrix = CreateBlankMatrix(</text:span><text:span text:style-name="T32">2</text:span><text:span text:style-name="T18">, </text:span><text:span text:style-name="T32">2</text:span><text:span text:style-name="T18">);</text:span><text:line-break/><text:line-break/><text:span text:style-name="T18"> <text:s text:c="3"/>pMatrix-&gt;</text:span><text:span text:style-name="T34">pData</text:span><text:span text:style-name="T18">[</text:span><text:span text:style-name="T32">0</text:span><text:span text:style-name="T18">][</text:span><text:span text:style-name="T32">0</text:span><text:span text:style-name="T18">] = </text:span><text:span text:style-name="T32">1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0</text:span><text:span text:style-name="T18">][</text:span><text:span text:style-name="T32">1</text:span><text:span text:style-name="T18">] = -</text:span><text:span text:style-name="T32">65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1</text:span><text:span text:style-name="T18">][</text:span><text:span text:style-name="T32">0</text:span><text:span text:style-name="T18">] = </text:span><text:span text:style-name="T32">33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1</text:span><text:span text:style-name="T18">][</text:span><text:span text:style-name="T32">1</text:span><text:span text:style-name="T18">] = -</text:span><text:span text:style-name="T32">33</text:span><text:span text:style-name="T18">;</text:span><text:line-break/><text:line-break/><text:span text:style-name="T18"> <text:s text:c="3"/></text:span><text:span text:style-name="T30">int </text:span><text:span text:style-name="T18">det = CalculateDeterminant(pMatrix);</text:span><text:line-break/><text:span text:style-name="T18"> <text:s text:c="3"/></text:span><text:span text:style-name="T30">int </text:span><text:span text:style-name="T18">det2x2 = CalculateDeterminant2x2(pMatrix);</text:span><text:line-break/><text:line-break/><text:span text:style-name="T18"> <text:s text:c="3"/></text:span><text:span text:style-name="T28">CU_ASSERT_EQUAL</text:span><text:span text:style-name="T18">(det, det2x2);</text:span><text:line-break/><text:line-break/><text:span text:style-name="T18"> <text:s text:c="3"/></text:span><text:span text:style-name="T28">CU_ASSERT_EQUAL</text:span><text:span text:style-name="T18">(det, </text:span><text:span text:style-name="T32">2112</text:span><text:span text:style-name="T18">);</text:span><text:line-break/><text:line-break/><text:span text:style-name="T18"> <text:s text:c="3"/>FreeMatrix(pMatrix);</text:span><text:line-break/><text:span text:style-name="T18">}</text:span><text:line-break/><text:line-break/><text:span text:style-name="T30">void </text:span><text:span text:style-name="T18">Det3x3_MatrixTest(</text:span><text:span text:style-name="T30">void</text:span><text:span text:style-name="T18">)</text:span><text:line-break/><text:span text:style-name="T18">{</text:span><text:line-break/><text:span text:style-name="T18"> <text:s text:c="3"/></text:span><text:span text:style-name="T36">Matrix</text:span><text:span text:style-name="T18">* pMatrix = CreateBlankMatrix(</text:span><text:span text:style-name="T32">3</text:span><text:span text:style-name="T18">, </text:span><text:span text:style-name="T32">3</text:span><text:span text:style-name="T18">);</text:span><text:line-break/><text:soft-page-break/><text:line-break/><text:span text:style-name="T18"> <text:s text:c="3"/>pMatrix-&gt;</text:span><text:span text:style-name="T34">pData</text:span><text:span text:style-name="T18">[</text:span><text:span text:style-name="T32">0</text:span><text:span text:style-name="T18">][</text:span><text:span text:style-name="T32">0</text:span><text:span text:style-name="T18">] = </text:span><text:span text:style-name="T32">1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0</text:span><text:span text:style-name="T18">][</text:span><text:span text:style-name="T32">1</text:span><text:span text:style-name="T18">] = -</text:span><text:span text:style-name="T32">65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0</text:span><text:span text:style-name="T18">][</text:span><text:span text:style-name="T32">2</text:span><text:span text:style-name="T18">] = -</text:span><text:span text:style-name="T32">2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1</text:span><text:span text:style-name="T18">][</text:span><text:span text:style-name="T32">0</text:span><text:span text:style-name="T18">] = </text:span><text:span text:style-name="T32">33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1</text:span><text:span text:style-name="T18">][</text:span><text:span text:style-name="T32">1</text:span><text:span text:style-name="T18">] = -</text:span><text:span text:style-name="T32">33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1</text:span><text:span text:style-name="T18">][</text:span><text:span text:style-name="T32">2</text:span><text:span text:style-name="T18">] = -</text:span><text:span text:style-name="T32">6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2</text:span><text:span text:style-name="T18">][</text:span><text:span text:style-name="T32">0</text:span><text:span text:style-name="T18">] = </text:span><text:span text:style-name="T32">33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2</text:span><text:span text:style-name="T18">][</text:span><text:span text:style-name="T32">1</text:span><text:span text:style-name="T18">] = </text:span><text:span text:style-name="T32">4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2</text:span><text:span text:style-name="T18">][</text:span><text:span text:style-name="T32">2</text:span><text:span text:style-name="T18">] = -</text:span><text:span text:style-name="T32">65</text:span><text:span text:style-name="T18">;</text:span><text:line-break/><text:line-break/><text:span text:style-name="T18"> <text:s text:c="3"/></text:span><text:span text:style-name="T30">int </text:span><text:span text:style-name="T18">det = CalculateDeterminant(pMatrix);</text:span><text:line-break/><text:line-break/><text:span text:style-name="T18"> <text:s text:c="3"/></text:span><text:span text:style-name="T28">CU_ASSERT_EQUAL</text:span><text:span text:style-name="T18">(det, -</text:span><text:span text:style-name="T32">126828</text:span><text:span text:style-name="T18">);</text:span><text:line-break/><text:line-break/><text:span text:style-name="T18"> <text:s text:c="3"/>FreeMatrix(pMatrix);</text:span><text:line-break/><text:span text:style-name="T18">}</text:span><text:line-break/><text:line-break/><text:span text:style-name="T30">void </text:span><text:span text:style-name="T18">Det7x7_MatrixTest(</text:span><text:span text:style-name="T30">void</text:span><text:span text:style-name="T18">)</text:span><text:line-break/><text:span text:style-name="T18">{</text:span><text:line-break/><text:span text:style-name="T18"> <text:s text:c="3"/></text:span><text:span text:style-name="T36">Matrix</text:span><text:span text:style-name="T18">* pMatrix = CreateBlankMatrix(</text:span><text:span text:style-name="T32">7</text:span><text:span text:style-name="T18">, </text:span><text:span text:style-name="T32">7</text:span><text:span text:style-name="T18">);</text:span><text:line-break/><text:line-break/><text:span text:style-name="T18"> <text:s text:c="3"/>pMatrix-&gt;</text:span><text:span text:style-name="T34">pData</text:span><text:span text:style-name="T18">[</text:span><text:span text:style-name="T32">0</text:span><text:span text:style-name="T18">][</text:span><text:span text:style-name="T32">0</text:span><text:span text:style-name="T18">] = </text:span><text:span text:style-name="T32">1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0</text:span><text:span text:style-name="T18">][</text:span><text:span text:style-name="T32">1</text:span><text:span text:style-name="T18">] = </text:span><text:span text:style-name="T32">6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0</text:span><text:span text:style-name="T18">][</text:span><text:span text:style-name="T32">2</text:span><text:span text:style-name="T18">] = -</text:span><text:span text:style-name="T32">2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0</text:span><text:span text:style-name="T18">][</text:span><text:span text:style-name="T32">3</text:span><text:span text:style-name="T18">] = </text:span><text:span text:style-name="T32">2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0</text:span><text:span text:style-name="T18">][</text:span><text:span text:style-name="T32">4</text:span><text:span text:style-name="T18">] = </text:span><text:span text:style-name="T32">1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0</text:span><text:span text:style-name="T18">][</text:span><text:span text:style-name="T32">5</text:span><text:span text:style-name="T18">] = </text:span><text:span text:style-name="T32">6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0</text:span><text:span text:style-name="T18">][</text:span><text:span text:style-name="T32">6</text:span><text:span text:style-name="T18">] = </text:span><text:span text:style-name="T32">2</text:span><text:span text:style-name="T18">;</text:span><text:line-break/><text:line-break/><text:span text:style-name="T18"> <text:s text:c="3"/>pMatrix-&gt;</text:span><text:span text:style-name="T34">pData</text:span><text:span text:style-name="T18">[</text:span><text:span text:style-name="T32">1</text:span><text:span text:style-name="T18">][</text:span><text:span text:style-name="T32">0</text:span><text:span text:style-name="T18">] = </text:span><text:span text:style-name="T32">3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1</text:span><text:span text:style-name="T18">][</text:span><text:span text:style-name="T32">1</text:span><text:span text:style-name="T18">] = </text:span><text:span text:style-name="T32">3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1</text:span><text:span text:style-name="T18">][</text:span><text:span text:style-name="T32">2</text:span><text:span text:style-name="T18">] = </text:span><text:span text:style-name="T32">6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1</text:span><text:span text:style-name="T18">][</text:span><text:span text:style-name="T32">3</text:span><text:span text:style-name="T18">] = </text:span><text:span text:style-name="T32">3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1</text:span><text:span text:style-name="T18">][</text:span><text:span text:style-name="T32">4</text:span><text:span text:style-name="T18">] = </text:span><text:span text:style-name="T32">3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1</text:span><text:span text:style-name="T18">][</text:span><text:span text:style-name="T32">5</text:span><text:span text:style-name="T18">] = -</text:span><text:span text:style-name="T32">6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1</text:span><text:span text:style-name="T18">][</text:span><text:span text:style-name="T32">6</text:span><text:span text:style-name="T18">] = </text:span><text:span text:style-name="T32">6</text:span><text:span text:style-name="T18">;</text:span><text:line-break/><text:line-break/><text:span text:style-name="T18"> <text:s text:c="3"/>pMatrix-&gt;</text:span><text:span text:style-name="T34">pData</text:span><text:span text:style-name="T18">[</text:span><text:span text:style-name="T32">2</text:span><text:span text:style-name="T18">][</text:span><text:span text:style-name="T32">0</text:span><text:span text:style-name="T18">] = </text:span><text:span text:style-name="T32">3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2</text:span><text:span text:style-name="T18">][</text:span><text:span text:style-name="T32">1</text:span><text:span text:style-name="T18">] = -</text:span><text:span text:style-name="T32">4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2</text:span><text:span text:style-name="T18">][</text:span><text:span text:style-name="T32">2</text:span><text:span text:style-name="T18">] = </text:span><text:span text:style-name="T32">6</text:span><text:span text:style-name="T18">;</text:span><text:line-break/><text:soft-page-break/><text:span text:style-name="T18"> <text:s text:c="3"/>pMatrix-&gt;</text:span><text:span text:style-name="T34">pData</text:span><text:span text:style-name="T18">[</text:span><text:span text:style-name="T32">2</text:span><text:span text:style-name="T18">][</text:span><text:span text:style-name="T32">3</text:span><text:span text:style-name="T18">] = </text:span><text:span text:style-name="T32">3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2</text:span><text:span text:style-name="T18">][</text:span><text:span text:style-name="T32">4</text:span><text:span text:style-name="T18">] = </text:span><text:span text:style-name="T32">4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2</text:span><text:span text:style-name="T18">][</text:span><text:span text:style-name="T32">5</text:span><text:span text:style-name="T18">] = </text:span><text:span text:style-name="T32">6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2</text:span><text:span text:style-name="T18">][</text:span><text:span text:style-name="T32">6</text:span><text:span text:style-name="T18">] = </text:span><text:span text:style-name="T32">3</text:span><text:span text:style-name="T18">;</text:span><text:line-break/><text:line-break/><text:span text:style-name="T18"> <text:s text:c="3"/>pMatrix-&gt;</text:span><text:span text:style-name="T34">pData</text:span><text:span text:style-name="T18">[</text:span><text:span text:style-name="T32">3</text:span><text:span text:style-name="T18">][</text:span><text:span text:style-name="T32">0</text:span><text:span text:style-name="T18">] = -</text:span><text:span text:style-name="T32">3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3</text:span><text:span text:style-name="T18">][</text:span><text:span text:style-name="T32">1</text:span><text:span text:style-name="T18">] = </text:span><text:span text:style-name="T32">4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3</text:span><text:span text:style-name="T18">][</text:span><text:span text:style-name="T32">2</text:span><text:span text:style-name="T18">] = -</text:span><text:span text:style-name="T32">6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3</text:span><text:span text:style-name="T18">][</text:span><text:span text:style-name="T32">3</text:span><text:span text:style-name="T18">] = </text:span><text:span text:style-name="T32">3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3</text:span><text:span text:style-name="T18">][</text:span><text:span text:style-name="T32">4</text:span><text:span text:style-name="T18">] = </text:span><text:span text:style-name="T32">4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3</text:span><text:span text:style-name="T18">][</text:span><text:span text:style-name="T32">5</text:span><text:span text:style-name="T18">] = -</text:span><text:span text:style-name="T32">6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3</text:span><text:span text:style-name="T18">][</text:span><text:span text:style-name="T32">6</text:span><text:span text:style-name="T18">] = </text:span><text:span text:style-name="T32">3</text:span><text:span text:style-name="T18">;</text:span><text:line-break/><text:line-break/><text:span text:style-name="T18"> <text:s text:c="3"/>pMatrix-&gt;</text:span><text:span text:style-name="T34">pData</text:span><text:span text:style-name="T18">[</text:span><text:span text:style-name="T32">4</text:span><text:span text:style-name="T18">][</text:span><text:span text:style-name="T32">0</text:span><text:span text:style-name="T18">] = </text:span><text:span text:style-name="T32">3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4</text:span><text:span text:style-name="T18">][</text:span><text:span text:style-name="T32">1</text:span><text:span text:style-name="T18">] = -</text:span><text:span text:style-name="T32">3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4</text:span><text:span text:style-name="T18">][</text:span><text:span text:style-name="T32">2</text:span><text:span text:style-name="T18">] = </text:span><text:span text:style-name="T32">6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4</text:span><text:span text:style-name="T18">][</text:span><text:span text:style-name="T32">3</text:span><text:span text:style-name="T18">] = </text:span><text:span text:style-name="T32">3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4</text:span><text:span text:style-name="T18">][</text:span><text:span text:style-name="T32">4</text:span><text:span text:style-name="T18">] = -</text:span><text:span text:style-name="T32">3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4</text:span><text:span text:style-name="T18">][</text:span><text:span text:style-name="T32">5</text:span><text:span text:style-name="T18">] = </text:span><text:span text:style-name="T32">6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4</text:span><text:span text:style-name="T18">][</text:span><text:span text:style-name="T32">6</text:span><text:span text:style-name="T18">] = </text:span><text:span text:style-name="T32">6</text:span><text:span text:style-name="T18">;</text:span><text:line-break/><text:line-break/><text:span text:style-name="T18"> <text:s text:c="3"/>pMatrix-&gt;</text:span><text:span text:style-name="T34">pData</text:span><text:span text:style-name="T18">[</text:span><text:span text:style-name="T32">5</text:span><text:span text:style-name="T18">][</text:span><text:span text:style-name="T32">0</text:span><text:span text:style-name="T18">] = </text:span><text:span text:style-name="T32">1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5</text:span><text:span text:style-name="T18">][</text:span><text:span text:style-name="T32">1</text:span><text:span text:style-name="T18">] = </text:span><text:span text:style-name="T32">6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5</text:span><text:span text:style-name="T18">][</text:span><text:span text:style-name="T32">2</text:span><text:span text:style-name="T18">] = </text:span><text:span text:style-name="T32">2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5</text:span><text:span text:style-name="T18">][</text:span><text:span text:style-name="T32">3</text:span><text:span text:style-name="T18">] = -</text:span><text:span text:style-name="T32">2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5</text:span><text:span text:style-name="T18">][</text:span><text:span text:style-name="T32">4</text:span><text:span text:style-name="T18">] = </text:span><text:span text:style-name="T32">1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5</text:span><text:span text:style-name="T18">][</text:span><text:span text:style-name="T32">5</text:span><text:span text:style-name="T18">] = </text:span><text:span text:style-name="T32">6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5</text:span><text:span text:style-name="T18">][</text:span><text:span text:style-name="T32">6</text:span><text:span text:style-name="T18">] = </text:span><text:span text:style-name="T32">2</text:span><text:span text:style-name="T18">;</text:span><text:line-break/><text:line-break/><text:span text:style-name="T18"> <text:s text:c="3"/>pMatrix-&gt;</text:span><text:span text:style-name="T34">pData</text:span><text:span text:style-name="T18">[</text:span><text:span text:style-name="T32">6</text:span><text:span text:style-name="T18">][</text:span><text:span text:style-name="T32">0</text:span><text:span text:style-name="T18">] = </text:span><text:span text:style-name="T32">1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6</text:span><text:span text:style-name="T18">][</text:span><text:span text:style-name="T32">1</text:span><text:span text:style-name="T18">] = </text:span><text:span text:style-name="T32">6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6</text:span><text:span text:style-name="T18">][</text:span><text:span text:style-name="T32">2</text:span><text:span text:style-name="T18">] = </text:span><text:span text:style-name="T32">2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6</text:span><text:span text:style-name="T18">][</text:span><text:span text:style-name="T32">3</text:span><text:span text:style-name="T18">] = </text:span><text:span text:style-name="T32">2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6</text:span><text:span text:style-name="T18">][</text:span><text:span text:style-name="T32">4</text:span><text:span text:style-name="T18">] = </text:span><text:span text:style-name="T32">1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6</text:span><text:span text:style-name="T18">][</text:span><text:span text:style-name="T32">5</text:span><text:span text:style-name="T18">] = </text:span><text:span text:style-name="T32">6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6</text:span><text:span text:style-name="T18">][</text:span><text:span text:style-name="T32">6</text:span><text:span text:style-name="T18">] = </text:span><text:span text:style-name="T32">2</text:span><text:span text:style-name="T18">;</text:span><text:line-break/><text:line-break/><text:span text:style-name="T18"> <text:s text:c="3"/></text:span><text:span text:style-name="T30">int </text:span><text:span text:style-name="T18">det = CalculateDeterminant(pMatrix);</text:span><text:line-break/><text:line-break/><text:span text:style-name="T18"> <text:s text:c="3"/></text:span><text:span text:style-name="T28">CU_ASSERT_EQUAL</text:span><text:span text:style-name="T18">(det, </text:span><text:span text:style-name="T32">355968</text:span><text:span text:style-name="T18">);</text:span><text:line-break/><text:line-break/><text:soft-page-break/><text:span text:style-name="T18"> <text:s text:c="3"/>FreeMatrix(pMatrix);</text:span><text:line-break/><text:span text:style-name="T18">}</text:span><text:line-break/><text:line-break/><text:span text:style-name="T30">void </text:span><text:span text:style-name="T18">Minor3x4_MatrixTest(</text:span><text:span text:style-name="T30">void</text:span><text:span text:style-name="T18">)</text:span><text:line-break/><text:span text:style-name="T18">{</text:span><text:line-break/><text:span text:style-name="T18"> <text:s text:c="3"/></text:span><text:span text:style-name="T36">Matrix</text:span><text:span text:style-name="T18">* pMatrix = CreateBlankMatrix(</text:span><text:span text:style-name="T32">3</text:span><text:span text:style-name="T18">, </text:span><text:span text:style-name="T32">4</text:span><text:span text:style-name="T18">);</text:span><text:line-break/><text:line-break/><text:span text:style-name="T18"> <text:s text:c="3"/>pMatrix-&gt;</text:span><text:span text:style-name="T34">pData</text:span><text:span text:style-name="T18">[</text:span><text:span text:style-name="T32">0</text:span><text:span text:style-name="T18">][</text:span><text:span text:style-name="T32">0</text:span><text:span text:style-name="T18">] = </text:span><text:span text:style-name="T32">1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0</text:span><text:span text:style-name="T18">][</text:span><text:span text:style-name="T32">1</text:span><text:span text:style-name="T18">] = </text:span><text:span text:style-name="T32">2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0</text:span><text:span text:style-name="T18">][</text:span><text:span text:style-name="T32">2</text:span><text:span text:style-name="T18">] = </text:span><text:span text:style-name="T32">3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0</text:span><text:span text:style-name="T18">][</text:span><text:span text:style-name="T32">3</text:span><text:span text:style-name="T18">] = </text:span><text:span text:style-name="T32">4</text:span><text:span text:style-name="T18">;</text:span><text:line-break/><text:line-break/><text:span text:style-name="T18"> <text:s text:c="3"/>pMatrix-&gt;</text:span><text:span text:style-name="T34">pData</text:span><text:span text:style-name="T18">[</text:span><text:span text:style-name="T32">1</text:span><text:span text:style-name="T18">][</text:span><text:span text:style-name="T32">0</text:span><text:span text:style-name="T18">] = </text:span><text:span text:style-name="T32">5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1</text:span><text:span text:style-name="T18">][</text:span><text:span text:style-name="T32">1</text:span><text:span text:style-name="T18">] = </text:span><text:span text:style-name="T32">6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1</text:span><text:span text:style-name="T18">][</text:span><text:span text:style-name="T32">2</text:span><text:span text:style-name="T18">] = </text:span><text:span text:style-name="T32">7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1</text:span><text:span text:style-name="T18">][</text:span><text:span text:style-name="T32">3</text:span><text:span text:style-name="T18">] = </text:span><text:span text:style-name="T32">8</text:span><text:span text:style-name="T18">;</text:span><text:line-break/><text:line-break/><text:span text:style-name="T18"> <text:s text:c="3"/>pMatrix-&gt;</text:span><text:span text:style-name="T34">pData</text:span><text:span text:style-name="T18">[</text:span><text:span text:style-name="T32">2</text:span><text:span text:style-name="T18">][</text:span><text:span text:style-name="T32">0</text:span><text:span text:style-name="T18">] = </text:span><text:span text:style-name="T32">9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2</text:span><text:span text:style-name="T18">][</text:span><text:span text:style-name="T32">1</text:span><text:span text:style-name="T18">] = </text:span><text:span text:style-name="T32">10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2</text:span><text:span text:style-name="T18">][</text:span><text:span text:style-name="T32">2</text:span><text:span text:style-name="T18">] = </text:span><text:span text:style-name="T32">11</text:span><text:span text:style-name="T18">;</text:span><text:line-break/><text:span text:style-name="T18"> <text:s text:c="3"/>pMatrix-&gt;</text:span><text:span text:style-name="T34">pData</text:span><text:span text:style-name="T18">[</text:span><text:span text:style-name="T32">2</text:span><text:span text:style-name="T18">][</text:span><text:span text:style-name="T32">3</text:span><text:span text:style-name="T18">] = </text:span><text:span text:style-name="T32">12</text:span><text:span text:style-name="T18">;</text:span><text:line-break/><text:line-break/><text:span text:style-name="T18"> <text:s text:c="3"/></text:span><text:span text:style-name="T36">Matrix</text:span><text:span text:style-name="T18">* pMinor1 = GetMinor(pMatrix, </text:span><text:span text:style-name="T32">0</text:span><text:span text:style-name="T18">, </text:span><text:span text:style-name="T32">0</text:span><text:span text:style-name="T18">);</text:span><text:line-break/><text:line-break/><text:span text:style-name="T18"> <text:s text:c="3"/></text:span><text:span text:style-name="T28">CU_ASSERT_EQUAL</text:span><text:span text:style-name="T18">(pMinor1-&gt;</text:span><text:span text:style-name="T34">FirstCount</text:span><text:span text:style-name="T18">, </text:span><text:span text:style-name="T32">2</text:span><text:span text:style-name="T18">);</text:span><text:line-break/><text:span text:style-name="T18"> <text:s text:c="3"/></text:span><text:span text:style-name="T28">CU_ASSERT_EQUAL</text:span><text:span text:style-name="T18">(pMinor1-&gt;</text:span><text:span text:style-name="T34">SecondCount</text:span><text:span text:style-name="T18">, </text:span><text:span text:style-name="T32">3</text:span><text:span text:style-name="T18">);</text:span><text:line-break/><text:span text:style-name="T18"> <text:s text:c="3"/></text:span><text:span text:style-name="T28">CU_ASSERT_EQUAL</text:span><text:span text:style-name="T18">(pMinor1-&gt;</text:span><text:span text:style-name="T34">pData</text:span><text:span text:style-name="T18">[</text:span><text:span text:style-name="T32">0</text:span><text:span text:style-name="T18">][</text:span><text:span text:style-name="T32">0</text:span><text:span text:style-name="T18">], </text:span><text:span text:style-name="T32">6</text:span><text:span text:style-name="T18">);</text:span><text:line-break/><text:span text:style-name="T18"> <text:s text:c="3"/></text:span><text:span text:style-name="T28">CU_ASSERT_EQUAL</text:span><text:span text:style-name="T18">(pMinor1-&gt;</text:span><text:span text:style-name="T34">pData</text:span><text:span text:style-name="T18">[</text:span><text:span text:style-name="T32">0</text:span><text:span text:style-name="T18">][</text:span><text:span text:style-name="T32">1</text:span><text:span text:style-name="T18">], </text:span><text:span text:style-name="T32">7</text:span><text:span text:style-name="T18">);</text:span><text:line-break/><text:span text:style-name="T18"> <text:s text:c="3"/></text:span><text:span text:style-name="T28">CU_ASSERT_EQUAL</text:span><text:span text:style-name="T18">(pMinor1-&gt;</text:span><text:span text:style-name="T34">pData</text:span><text:span text:style-name="T18">[</text:span><text:span text:style-name="T32">0</text:span><text:span text:style-name="T18">][</text:span><text:span text:style-name="T32">2</text:span><text:span text:style-name="T18">], </text:span><text:span text:style-name="T32">8</text:span><text:span text:style-name="T18">);</text:span><text:line-break/><text:span text:style-name="T18"> <text:s text:c="3"/></text:span><text:span text:style-name="T28">CU_ASSERT_EQUAL</text:span><text:span text:style-name="T18">(pMinor1-&gt;</text:span><text:span text:style-name="T34">pData</text:span><text:span text:style-name="T18">[</text:span><text:span text:style-name="T32">1</text:span><text:span text:style-name="T18">][</text:span><text:span text:style-name="T32">0</text:span><text:span text:style-name="T18">], </text:span><text:span text:style-name="T32">10</text:span><text:span text:style-name="T18">);</text:span><text:line-break/><text:span text:style-name="T18"> <text:s text:c="3"/></text:span><text:span text:style-name="T28">CU_ASSERT_EQUAL</text:span><text:span text:style-name="T18">(pMinor1-&gt;</text:span><text:span text:style-name="T34">pData</text:span><text:span text:style-name="T18">[</text:span><text:span text:style-name="T32">1</text:span><text:span text:style-name="T18">][</text:span><text:span text:style-name="T32">1</text:span><text:span text:style-name="T18">], </text:span><text:span text:style-name="T32">11</text:span><text:span text:style-name="T18">);</text:span><text:line-break/><text:span text:style-name="T18"> <text:s text:c="3"/></text:span><text:span text:style-name="T28">CU_ASSERT_EQUAL</text:span><text:span text:style-name="T18">(pMinor1-&gt;</text:span><text:span text:style-name="T34">pData</text:span><text:span text:style-name="T18">[</text:span><text:span text:style-name="T32">1</text:span><text:span text:style-name="T18">][</text:span><text:span text:style-name="T32">2</text:span><text:span text:style-name="T18">], </text:span><text:span text:style-name="T32">12</text:span><text:span text:style-name="T18">);</text:span><text:line-break/><text:line-break/><text:span text:style-name="T18"> <text:s text:c="3"/></text:span><text:span text:style-name="T36">Matrix</text:span><text:span text:style-name="T18">* pMinor2 = GetMinor(pMatrix, </text:span><text:span text:style-name="T32">1</text:span><text:span text:style-name="T18">, </text:span><text:span text:style-name="T32">1</text:span><text:span text:style-name="T18">);</text:span><text:line-break/><text:line-break/><text:span text:style-name="T18"> <text:s text:c="3"/></text:span><text:span text:style-name="T28">CU_ASSERT_EQUAL</text:span><text:span text:style-name="T18">(pMinor2-&gt;</text:span><text:span text:style-name="T34">FirstCount</text:span><text:span text:style-name="T18">, </text:span><text:span text:style-name="T32">2</text:span><text:span text:style-name="T18">);</text:span><text:line-break/><text:span text:style-name="T18"> <text:s text:c="3"/></text:span><text:span text:style-name="T28">CU_ASSERT_EQUAL</text:span><text:span text:style-name="T18">(pMinor2-&gt;</text:span><text:span text:style-name="T34">SecondCount</text:span><text:span text:style-name="T18">, </text:span><text:span text:style-name="T32">3</text:span><text:span text:style-name="T18">);</text:span><text:line-break/><text:span text:style-name="T18"> <text:s text:c="3"/></text:span><text:span text:style-name="T28">CU_ASSERT_EQUAL</text:span><text:span text:style-name="T18">(pMinor2-&gt;</text:span><text:span text:style-name="T34">pData</text:span><text:span text:style-name="T18">[</text:span><text:span text:style-name="T32">0</text:span><text:span text:style-name="T18">][</text:span><text:span text:style-name="T32">0</text:span><text:span text:style-name="T18">], </text:span><text:span text:style-name="T32">1</text:span><text:span text:style-name="T18">);</text:span><text:line-break/><text:span text:style-name="T18"> <text:s text:c="3"/></text:span><text:span text:style-name="T28">CU_ASSERT_EQUAL</text:span><text:span text:style-name="T18">(pMinor2-&gt;</text:span><text:span text:style-name="T34">pData</text:span><text:span text:style-name="T18">[</text:span><text:span text:style-name="T32">0</text:span><text:span text:style-name="T18">][</text:span><text:span text:style-name="T32">1</text:span><text:span text:style-name="T18">], </text:span><text:span text:style-name="T32">3</text:span><text:span text:style-name="T18">);</text:span><text:line-break/><text:span text:style-name="T18"> <text:s text:c="3"/></text:span><text:span text:style-name="T28">CU_ASSERT_EQUAL</text:span><text:span text:style-name="T18">(pMinor2-&gt;</text:span><text:span text:style-name="T34">pData</text:span><text:span text:style-name="T18">[</text:span><text:span text:style-name="T32">0</text:span><text:span text:style-name="T18">][</text:span><text:span text:style-name="T32">2</text:span><text:span text:style-name="T18">], </text:span><text:span text:style-name="T32">4</text:span><text:span text:style-name="T18">);</text:span><text:line-break/><text:soft-page-break/><text:span text:style-name="T18"> <text:s text:c="3"/></text:span><text:span text:style-name="T28">CU_ASSERT_EQUAL</text:span><text:span text:style-name="T18">(pMinor2-&gt;</text:span><text:span text:style-name="T34">pData</text:span><text:span text:style-name="T18">[</text:span><text:span text:style-name="T32">1</text:span><text:span text:style-name="T18">][</text:span><text:span text:style-name="T32">0</text:span><text:span text:style-name="T18">], </text:span><text:span text:style-name="T32">9</text:span><text:span text:style-name="T18">);</text:span><text:line-break/><text:span text:style-name="T18"> <text:s text:c="3"/></text:span><text:span text:style-name="T28">CU_ASSERT_EQUAL</text:span><text:span text:style-name="T18">(pMinor2-&gt;</text:span><text:span text:style-name="T34">pData</text:span><text:span text:style-name="T18">[</text:span><text:span text:style-name="T32">1</text:span><text:span text:style-name="T18">][</text:span><text:span text:style-name="T32">1</text:span><text:span text:style-name="T18">], </text:span><text:span text:style-name="T32">11</text:span><text:span text:style-name="T18">);</text:span><text:line-break/><text:span text:style-name="T18"> <text:s text:c="3"/></text:span><text:span text:style-name="T28">CU_ASSERT_EQUAL</text:span><text:span text:style-name="T18">(pMinor2-&gt;</text:span><text:span text:style-name="T34">pData</text:span><text:span text:style-name="T18">[</text:span><text:span text:style-name="T32">1</text:span><text:span text:style-name="T18">][</text:span><text:span text:style-name="T32">2</text:span><text:span text:style-name="T18">], </text:span><text:span text:style-name="T32">12</text:span><text:span text:style-name="T18">);</text:span><text:line-break/><text:line-break/><text:span text:style-name="T18"> <text:s text:c="3"/></text:span><text:span text:style-name="T36">Matrix</text:span><text:span text:style-name="T18">* pMinor3 = GetMinor(pMatrix, </text:span><text:span text:style-name="T32">2</text:span><text:span text:style-name="T18">, </text:span><text:span text:style-name="T32">3</text:span><text:span text:style-name="T18">);</text:span><text:line-break/><text:line-break/><text:span text:style-name="T18"> <text:s text:c="3"/></text:span><text:span text:style-name="T28">CU_ASSERT_EQUAL</text:span><text:span text:style-name="T18">(pMinor3-&gt;</text:span><text:span text:style-name="T34">FirstCount</text:span><text:span text:style-name="T18">, </text:span><text:span text:style-name="T32">2</text:span><text:span text:style-name="T18">);</text:span><text:line-break/><text:span text:style-name="T18"> <text:s text:c="3"/></text:span><text:span text:style-name="T28">CU_ASSERT_EQUAL</text:span><text:span text:style-name="T18">(pMinor3-&gt;</text:span><text:span text:style-name="T34">SecondCount</text:span><text:span text:style-name="T18">, </text:span><text:span text:style-name="T32">3</text:span><text:span text:style-name="T18">);</text:span><text:line-break/><text:span text:style-name="T18"> <text:s text:c="3"/></text:span><text:span text:style-name="T28">CU_ASSERT_EQUAL</text:span><text:span text:style-name="T18">(pMinor3-&gt;</text:span><text:span text:style-name="T34">pData</text:span><text:span text:style-name="T18">[</text:span><text:span text:style-name="T32">0</text:span><text:span text:style-name="T18">][</text:span><text:span text:style-name="T32">0</text:span><text:span text:style-name="T18">], </text:span><text:span text:style-name="T32">1</text:span><text:span text:style-name="T18">);</text:span><text:line-break/><text:span text:style-name="T18"> <text:s text:c="3"/></text:span><text:span text:style-name="T28">CU_ASSERT_EQUAL</text:span><text:span text:style-name="T18">(pMinor3-&gt;</text:span><text:span text:style-name="T34">pData</text:span><text:span text:style-name="T18">[</text:span><text:span text:style-name="T32">0</text:span><text:span text:style-name="T18">][</text:span><text:span text:style-name="T32">1</text:span><text:span text:style-name="T18">], </text:span><text:span text:style-name="T32">2</text:span><text:span text:style-name="T18">);</text:span><text:line-break/><text:span text:style-name="T18"> <text:s text:c="3"/></text:span><text:span text:style-name="T28">CU_ASSERT_EQUAL</text:span><text:span text:style-name="T18">(pMinor3-&gt;</text:span><text:span text:style-name="T34">pData</text:span><text:span text:style-name="T18">[</text:span><text:span text:style-name="T32">0</text:span><text:span text:style-name="T18">][</text:span><text:span text:style-name="T32">2</text:span><text:span text:style-name="T18">], </text:span><text:span text:style-name="T32">3</text:span><text:span text:style-name="T18">);</text:span><text:line-break/><text:span text:style-name="T18"> <text:s text:c="3"/></text:span><text:span text:style-name="T28">CU_ASSERT_EQUAL</text:span><text:span text:style-name="T18">(pMinor3-&gt;</text:span><text:span text:style-name="T34">pData</text:span><text:span text:style-name="T18">[</text:span><text:span text:style-name="T32">1</text:span><text:span text:style-name="T18">][</text:span><text:span text:style-name="T32">0</text:span><text:span text:style-name="T18">], </text:span><text:span text:style-name="T32">5</text:span><text:span text:style-name="T18">);</text:span><text:line-break/><text:span text:style-name="T18"> <text:s text:c="3"/></text:span><text:span text:style-name="T28">CU_ASSERT_EQUAL</text:span><text:span text:style-name="T18">(pMinor3-&gt;</text:span><text:span text:style-name="T34">pData</text:span><text:span text:style-name="T18">[</text:span><text:span text:style-name="T32">1</text:span><text:span text:style-name="T18">][</text:span><text:span text:style-name="T32">1</text:span><text:span text:style-name="T18">], </text:span><text:span text:style-name="T32">6</text:span><text:span text:style-name="T18">);</text:span><text:line-break/><text:span text:style-name="T18"> <text:s text:c="3"/></text:span><text:span text:style-name="T28">CU_ASSERT_EQUAL</text:span><text:span text:style-name="T18">(pMinor3-&gt;</text:span><text:span text:style-name="T34">pData</text:span><text:span text:style-name="T18">[</text:span><text:span text:style-name="T32">1</text:span><text:span text:style-name="T18">][</text:span><text:span text:style-name="T32">2</text:span><text:span text:style-name="T18">], </text:span><text:span text:style-name="T32">7</text:span><text:span text:style-name="T18">);</text:span><text:line-break/><text:line-break/><text:span text:style-name="T18"> <text:s text:c="3"/></text:span><text:span text:style-name="T36">Matrix</text:span><text:span text:style-name="T18">* pMinor4 = GetMinor(pMatrix, </text:span><text:span text:style-name="T32">2</text:span><text:span text:style-name="T18">, </text:span><text:span text:style-name="T32">1</text:span><text:span text:style-name="T18">);</text:span><text:line-break/><text:line-break/><text:span text:style-name="T18"> <text:s text:c="3"/></text:span><text:span text:style-name="T28">CU_ASSERT_EQUAL</text:span><text:span text:style-name="T18">(pMinor4-&gt;</text:span><text:span text:style-name="T34">FirstCount</text:span><text:span text:style-name="T18">, </text:span><text:span text:style-name="T32">2</text:span><text:span text:style-name="T18">);</text:span><text:line-break/><text:span text:style-name="T18"> <text:s text:c="3"/></text:span><text:span text:style-name="T28">CU_ASSERT_EQUAL</text:span><text:span text:style-name="T18">(pMinor4-&gt;</text:span><text:span text:style-name="T34">SecondCount</text:span><text:span text:style-name="T18">, </text:span><text:span text:style-name="T32">3</text:span><text:span text:style-name="T18">);</text:span><text:line-break/><text:span text:style-name="T18"> <text:s text:c="3"/></text:span><text:span text:style-name="T28">CU_ASSERT_EQUAL</text:span><text:span text:style-name="T18">(pMinor4-&gt;</text:span><text:span text:style-name="T34">pData</text:span><text:span text:style-name="T18">[</text:span><text:span text:style-name="T32">0</text:span><text:span text:style-name="T18">][</text:span><text:span text:style-name="T32">0</text:span><text:span text:style-name="T18">], </text:span><text:span text:style-name="T32">1</text:span><text:span text:style-name="T18">);</text:span><text:line-break/><text:span text:style-name="T18"> <text:s text:c="3"/></text:span><text:span text:style-name="T28">CU_ASSERT_EQUAL</text:span><text:span text:style-name="T18">(pMinor4-&gt;</text:span><text:span text:style-name="T34">pData</text:span><text:span text:style-name="T18">[</text:span><text:span text:style-name="T32">0</text:span><text:span text:style-name="T18">][</text:span><text:span text:style-name="T32">1</text:span><text:span text:style-name="T18">], </text:span><text:span text:style-name="T32">3</text:span><text:span text:style-name="T18">);</text:span><text:line-break/><text:span text:style-name="T18"> <text:s text:c="3"/></text:span><text:span text:style-name="T28">CU_ASSERT_EQUAL</text:span><text:span text:style-name="T18">(pMinor4-&gt;</text:span><text:span text:style-name="T34">pData</text:span><text:span text:style-name="T18">[</text:span><text:span text:style-name="T32">0</text:span><text:span text:style-name="T18">][</text:span><text:span text:style-name="T32">2</text:span><text:span text:style-name="T18">], </text:span><text:span text:style-name="T32">4</text:span><text:span text:style-name="T18">);</text:span><text:line-break/><text:span text:style-name="T18"> <text:s text:c="3"/></text:span><text:span text:style-name="T28">CU_ASSERT_EQUAL</text:span><text:span text:style-name="T18">(pMinor4-&gt;</text:span><text:span text:style-name="T34">pData</text:span><text:span text:style-name="T18">[</text:span><text:span text:style-name="T32">1</text:span><text:span text:style-name="T18">][</text:span><text:span text:style-name="T32">0</text:span><text:span text:style-name="T18">], </text:span><text:span text:style-name="T32">5</text:span><text:span text:style-name="T18">);</text:span><text:line-break/><text:span text:style-name="T18"> <text:s text:c="3"/></text:span><text:span text:style-name="T28">CU_ASSERT_EQUAL</text:span><text:span text:style-name="T18">(pMinor4-&gt;</text:span><text:span text:style-name="T34">pData</text:span><text:span text:style-name="T18">[</text:span><text:span text:style-name="T32">1</text:span><text:span text:style-name="T18">][</text:span><text:span text:style-name="T32">1</text:span><text:span text:style-name="T18">], </text:span><text:span text:style-name="T32">7</text:span><text:span text:style-name="T18">);</text:span><text:line-break/><text:span text:style-name="T18"> <text:s text:c="3"/></text:span><text:span text:style-name="T28">CU_ASSERT_EQUAL</text:span><text:span text:style-name="T18">(pMinor4-&gt;</text:span><text:span text:style-name="T34">pData</text:span><text:span text:style-name="T18">[</text:span><text:span text:style-name="T32">1</text:span><text:span text:style-name="T18">][</text:span><text:span text:style-name="T32">2</text:span><text:span text:style-name="T18">], </text:span><text:span text:style-name="T32">8</text:span><text:span text:style-name="T18">);</text:span><text:line-break/><text:line-break/><text:span text:style-name="T18"> <text:s text:c="3"/>FreeMatrix(pMatrix);</text:span><text:line-break/><text:span text:style-name="T18"> <text:s text:c="3"/>FreeMatrix(pMinor1);</text:span><text:line-break/><text:span text:style-name="T18"> <text:s text:c="3"/>FreeMatrix(pMinor2);</text:span><text:line-break/><text:span text:style-name="T18"> <text:s text:c="3"/>FreeMatrix(pMinor3);</text:span><text:line-break/><text:span text:style-name="T18"> <text:s text:c="3"/>FreeMatrix(pMinor4);</text:span><text:line-break/><text:span text:style-name="T18">}</text:span><text:line-break/></text:p>
      <text:h text:style-name="P58" text:outline-level="2"><text:bookmark-start text:name="__RefHeading___Toc607_231043195"/>ChildProgram/main.c<text:bookmark-end text:name="__RefHeading___Toc607_231043195"/></text:h>
      <text:p text:style-name="P25"/>
      <text:p text:style-name="P40"><text:span text:style-name="T24">/*! \file</text:span><text:line-break/><text:span text:style-name="T24"> * <text:s/>\brief <text:s text:c="2"/>Main file of child program</text:span><text:line-break/><text:span text:style-name="T24"> *</text:span><text:line-break/><text:span text:style-name="T24"> * <text:s/>\details Main file which contains the main function.</text:span><text:line-break/><text:span text:style-name="T24"> */</text:span><text:line-break/><text:soft-page-break/><text:line-break/><text:span text:style-name="T26">#include </text:span><text:span text:style-name="T22">&lt;stdio.h&gt;</text:span><text:line-break/><text:span text:style-name="T26">#include </text:span><text:span text:style-name="T22">&lt;stdbool.h&gt;</text:span><text:line-break/><text:span text:style-name="T26">#include </text:span><text:span text:style-name="T22">&lt;malloc.h&gt;</text:span><text:line-break/><text:line-break/><text:span text:style-name="T26">#include </text:span><text:span text:style-name="T22">&lt;CUnit/Basic.h&gt;</text:span><text:line-break/><text:line-break/><text:span text:style-name="T26">#include </text:span><text:span text:style-name="T22">"Matrix.h"</text:span><text:line-break/><text:span text:style-name="T26">#include </text:span><text:span text:style-name="T22">"Input.h"</text:span><text:line-break/><text:span text:style-name="T26">#include </text:span><text:span text:style-name="T22">"MatrixTests.h"<text:line-break/></text:span><text:span text:style-name="T27">#include </text:span><text:span text:style-name="T23">"Macro.h"</text:span><text:line-break/><text:line-break/><text:span text:style-name="T24">/*! \brief Check number for matrix size</text:span><text:line-break/><text:span text:style-name="T24"> *</text:span><text:line-break/><text:span text:style-name="T24"> * <text:s/>\details Check number for matrix size which must be great than 0.</text:span><text:line-break/><text:span text:style-name="T24"> *</text:span><text:line-break/><text:span text:style-name="T24"> * <text:s/>\param n Number to check.</text:span><text:line-break/><text:span text:style-name="T24"> * <text:s/>\return Bool.</text:span><text:line-break/><text:span text:style-name="T24"> */</text:span><text:line-break/><text:span text:style-name="T28">bool </text:span><text:span text:style-name="T18">MatrixSizeChecker(</text:span><text:span text:style-name="T30">int </text:span><text:span text:style-name="T18">n)</text:span><text:line-break/><text:span text:style-name="T18">{</text:span><text:line-break/><text:span text:style-name="T18"> <text:s text:c="3"/></text:span><text:span text:style-name="T30">return </text:span><text:span text:style-name="T18">n &gt;= </text:span><text:span text:style-name="T32">1</text:span><text:span text:style-name="T18">;</text:span><text:line-break/><text:span text:style-name="T18">}</text:span><text:line-break/><text:line-break/><text:span text:style-name="T24">/*! \brief Check number for matrix element</text:span><text:line-break/><text:span text:style-name="T24"> *</text:span><text:line-break/><text:span text:style-name="T24"> * <text:s/>\details Check number for matrix element which may be any integer.</text:span><text:line-break/><text:span text:style-name="T24"> *</text:span><text:line-break/><text:span text:style-name="T24"> * <text:s/>\param n Number to check.</text:span><text:line-break/><text:span text:style-name="T24"> * <text:s/>\return Always true bool.</text:span><text:line-break/><text:span text:style-name="T24"> */</text:span><text:line-break/><text:span text:style-name="T28">bool </text:span><text:span text:style-name="T18">MatrixElementChecker(</text:span><text:span text:style-name="T30">int </text:span><text:span text:style-name="T18">n)</text:span><text:line-break/><text:span text:style-name="T18">{</text:span><text:line-break/><text:span text:style-name="T18"> <text:s text:c="3"/></text:span><text:span text:style-name="T30">return </text:span><text:span text:style-name="T28">true</text:span><text:span text:style-name="T18">;</text:span><text:line-break/><text:span text:style-name="T18">}</text:span><text:line-break/><text:line-break/><text:span text:style-name="T24">/*! \brief Main function</text:span><text:line-break/><text:span text:style-name="T24"> *</text:span><text:line-break/><text:span text:style-name="T24"> * <text:s/>\details Main function. If one argument given, will be run unit tests.</text:span><text:line-break/><text:span text:style-name="T24"> * <text:s/>Else will be program which reads two matrices, adds them and calculates</text:span><text:line-break/><text:span text:style-name="T24"> * <text:s/>determinant of sum.</text:span><text:line-break/><text:span text:style-name="T24"> *</text:span><text:line-break/><text:soft-page-break/><text:span text:style-name="T24"> * <text:s/>\param argc Count program arguments.</text:span><text:line-break/><text:span text:style-name="T24"> * <text:s/>\param argv Array string which contains args.</text:span><text:line-break/><text:span text:style-name="T24"> * <text:s/>\return Integer 0 upon exit success.</text:span><text:line-break/><text:span text:style-name="T24"> */</text:span><text:line-break/><text:span text:style-name="T30">int </text:span><text:span text:style-name="T18">main(</text:span><text:span text:style-name="T30">int </text:span><text:span text:style-name="T18">argc, </text:span><text:span text:style-name="T30">char</text:span><text:span text:style-name="T18">** argv)</text:span><text:line-break/><text:span text:style-name="T18">{</text:span><text:line-break/><text:span text:style-name="T18"> <text:s text:c="3"/></text:span><text:span text:style-name="T30">if </text:span><text:span text:style-name="T18">(argc == </text:span><text:span text:style-name="T32">2</text:span><text:span text:style-name="T18">)</text:span><text:line-break/><text:span text:style-name="T18"> <text:s text:c="3"/>{</text:span><text:line-break/><text:span text:style-name="T18"> <text:s text:c="7"/></text:span><text:span text:style-name="T36">CU_pSuite </text:span><text:span text:style-name="T18">suite;</text:span><text:line-break/><text:span text:style-name="T18"> <text:s text:c="7"/>CU_initialize_registry();</text:span><text:line-break/><text:span text:style-name="T18"> <text:s text:c="7"/>suite = CU_add_suite(</text:span><text:span text:style-name="T22">"main_suite"</text:span><text:span text:style-name="T18">, </text:span><text:span text:style-name="T28">NULL</text:span><text:span text:style-name="T18">, </text:span><text:span text:style-name="T28">NULL</text:span><text:span text:style-name="T18">);</text:span><text:line-break/><text:span text:style-name="T18"> <text:s text:c="7"/></text:span><text:span text:style-name="T28">CU_ADD_TEST</text:span><text:span text:style-name="T18">(suite, Blank3x2_MatrixTest);</text:span><text:line-break/><text:span text:style-name="T18"> <text:s text:c="7"/></text:span><text:span text:style-name="T28">CU_ADD_TEST</text:span><text:span text:style-name="T18">(suite, Sum2x2_MatrixTest);</text:span><text:line-break/><text:span text:style-name="T18"> <text:s text:c="7"/></text:span><text:span text:style-name="T28">CU_ADD_TEST</text:span><text:span text:style-name="T18">(suite, Det2x2_MatrixTest);</text:span><text:line-break/><text:span text:style-name="T18"> <text:s text:c="7"/></text:span><text:span text:style-name="T28">CU_ADD_TEST</text:span><text:span text:style-name="T18">(suite, Det3x3_MatrixTest);</text:span><text:line-break/><text:span text:style-name="T18"> <text:s text:c="7"/></text:span><text:span text:style-name="T28">CU_ADD_TEST</text:span><text:span text:style-name="T18">(suite, Det7x7_MatrixTest);</text:span><text:line-break/><text:span text:style-name="T18"> <text:s text:c="7"/></text:span><text:span text:style-name="T28">CU_ADD_TEST</text:span><text:span text:style-name="T18">(suite, Minor3x4_MatrixTest);</text:span><text:line-break/><text:span text:style-name="T18"> <text:s text:c="7"/>CU_basic_run_tests();</text:span><text:line-break/><text:line-break/><text:span text:style-name="T18"> <text:s text:c="7"/>CU_cleanup_registry();</text:span><text:line-break/><text:span text:style-name="T18"> <text:s text:c="7"/></text:span><text:span text:style-name="T30">return </text:span><text:span text:style-name="T18">CU_get_error();</text:span><text:line-break/><text:span text:style-name="T18"> <text:s text:c="3"/>}</text:span><text:line-break/><text:line-break/><text:span text:style-name="T18"> <text:s text:c="3"/></text:span><text:span text:style-name="T30">int </text:span><text:span text:style-name="T18">firstCount = </text:span><text:span text:style-name="T32">0</text:span><text:span text:style-name="T18">;</text:span><text:line-break/><text:span text:style-name="T18"> <text:s text:c="3"/></text:span><text:span text:style-name="T30">int </text:span><text:span text:style-name="T18">secondCount = </text:span><text:span text:style-name="T32">0</text:span><text:span text:style-name="T18">;</text:span><text:line-break/><text:line-break/><text:span text:style-name="T18"> <text:s text:c="3"/>firstCount = secondCount =</text:span><text:line-break/><text:span text:style-name="T18"> <text:s text:c="11"/>CycleInputInt(</text:span><text:span text:style-name="T22">"Введите порядок матриц: "</text:span><text:span text:style-name="T18">, MatrixSizeChecker);</text:span><text:line-break/><text:line-break/><text:span text:style-name="T18"> <text:s text:c="3"/></text:span><text:span text:style-name="T36">Matrix</text:span><text:span text:style-name="T18">* pMatrix1 = CreateBlankMatrix(firstCount, secondCount);</text:span><text:line-break/><text:span text:style-name="T18"> <text:s text:c="3"/></text:span><text:span text:style-name="T36">Matrix</text:span><text:span text:style-name="T18">* pMatrix2 = CreateBlankMatrix(firstCount, secondCount);</text:span><text:line-break/><text:line-break/><text:span text:style-name="T18"> <text:s text:c="3"/>printf(</text:span><text:span text:style-name="T22">"Введите матрицу pMatrix1:</text:span><text:span text:style-name="T30">\n</text:span><text:span text:style-name="T22">"</text:span><text:span text:style-name="T18">);</text:span><text:line-break/><text:span text:style-name="T18"> <text:s text:c="3"/>fflush(</text:span><text:span text:style-name="T28">stdout</text:span><text:span text:style-name="T18">);</text:span><text:line-break/><text:span text:style-name="T18"> <text:s text:c="3"/></text:span><text:span text:style-name="T30">for </text:span><text:span text:style-name="T18">(</text:span><text:span text:style-name="T30">int </text:span><text:span text:style-name="T18">i = </text:span><text:span text:style-name="T32">0</text:span><text:span text:style-name="T18">; i &lt; firstCount; i++)</text:span><text:line-break/><text:span text:style-name="T18"> <text:s text:c="3"/>{</text:span><text:line-break/><text:span text:style-name="T18"> <text:s text:c="7"/></text:span><text:span text:style-name="T30">for </text:span><text:span text:style-name="T18">(</text:span><text:span text:style-name="T30">int </text:span><text:span text:style-name="T18">j = </text:span><text:span text:style-name="T32">0</text:span><text:span text:style-name="T18">; j &lt; secondCount; j++)</text:span><text:line-break/><text:span text:style-name="T18"> <text:s text:c="7"/>{</text:span><text:line-break/><text:span text:style-name="T18"> <text:s text:c="11"/></text:span><text:span text:style-name="T30">char</text:span><text:span text:style-name="T18">* format = </text:span><text:span text:style-name="T22">"pMatrix1[%d][%d] = "</text:span><text:span text:style-name="T18">;</text:span><text:line-break/><text:span text:style-name="T18"> <text:s text:c="11"/></text:span><text:span text:style-name="T36">ssize_t </text:span><text:span text:style-name="T18">len = snprintf(</text:span><text:span text:style-name="T28">NULL</text:span><text:span text:style-name="T18">, </text:span><text:span text:style-name="T32">0</text:span><text:span text:style-name="T18">, format, i, j);</text:span><text:line-break/><text:span text:style-name="T18"> <text:s text:c="11"/></text:span><text:span text:style-name="T30">char</text:span><text:span text:style-name="T18">* s = (</text:span><text:span text:style-name="T30">char</text:span><text:span text:style-name="T18">*) malloc(len + </text:span><text:span text:style-name="T32">1 </text:span><text:span text:style-name="T18">* </text:span><text:span text:style-name="T30">sizeof</text:span><text:span text:style-name="T18">(</text:span><text:span text:style-name="T30">char</text:span><text:span text:style-name="T18">));</text:span></text:p>
      <text:p text:style-name="P39"><text:soft-page-break/><text:span text:style-name="T18"><text:s text:c="12"/></text:span><text:span text:style-name="T29">FAILURE_IF_NULLPTR</text:span><text:span text:style-name="T20">(s);</text:span><text:line-break/><text:span text:style-name="T18"> <text:s text:c="11"/>snprintf(s, len + </text:span><text:span text:style-name="T32">1</text:span><text:span text:style-name="T18">, format, i, j);</text:span><text:line-break/><text:line-break/><text:span text:style-name="T18"> <text:s text:c="11"/>pMatrix1-&gt;</text:span><text:span text:style-name="T34">pData</text:span><text:span text:style-name="T18">[i][j] = CycleInputInt(s, MatrixElementChecker);</text:span><text:line-break/><text:line-break/><text:span text:style-name="T18"> <text:s text:c="11"/>free(s);</text:span><text:line-break/><text:span text:style-name="T18"> <text:s text:c="7"/>}</text:span><text:line-break/><text:span text:style-name="T18"> <text:s text:c="3"/>}</text:span><text:line-break/><text:span text:style-name="T18"> <text:s text:c="3"/>printf(</text:span><text:span text:style-name="T22">"</text:span><text:span text:style-name="T30">\n</text:span><text:span text:style-name="T22">"</text:span><text:span text:style-name="T18">);</text:span><text:line-break/><text:span text:style-name="T18"> <text:s text:c="3"/>fflush(</text:span><text:span text:style-name="T28">stdout</text:span><text:span text:style-name="T18">);</text:span><text:line-break/><text:line-break/><text:span text:style-name="T18"> <text:s text:c="3"/>printf(</text:span><text:span text:style-name="T22">"Введите матрицу pMatrix2:</text:span><text:span text:style-name="T30">\n</text:span><text:span text:style-name="T22">"</text:span><text:span text:style-name="T18">);</text:span><text:line-break/><text:span text:style-name="T18"> <text:s text:c="3"/>fflush(</text:span><text:span text:style-name="T28">stdout</text:span><text:span text:style-name="T18">);</text:span><text:line-break/><text:span text:style-name="T18"> <text:s text:c="3"/></text:span><text:span text:style-name="T30">for </text:span><text:span text:style-name="T18">(</text:span><text:span text:style-name="T30">int </text:span><text:span text:style-name="T18">i = </text:span><text:span text:style-name="T32">0</text:span><text:span text:style-name="T18">; i &lt; firstCount; i++)</text:span><text:line-break/><text:span text:style-name="T18"> <text:s text:c="3"/>{</text:span><text:line-break/><text:span text:style-name="T18"> <text:s text:c="7"/></text:span><text:span text:style-name="T30">for </text:span><text:span text:style-name="T18">(</text:span><text:span text:style-name="T30">int </text:span><text:span text:style-name="T18">j = </text:span><text:span text:style-name="T32">0</text:span><text:span text:style-name="T18">; j &lt; secondCount; j++)</text:span><text:line-break/><text:span text:style-name="T18"> <text:s text:c="7"/>{</text:span><text:line-break/><text:span text:style-name="T18"> <text:s text:c="11"/></text:span><text:span text:style-name="T30">char</text:span><text:span text:style-name="T18">* format = </text:span><text:span text:style-name="T22">"pMatrix2[%d][%d] = "</text:span><text:span text:style-name="T18">;</text:span><text:line-break/><text:span text:style-name="T18"> <text:s text:c="11"/></text:span><text:span text:style-name="T36">ssize_t </text:span><text:span text:style-name="T18">len = snprintf(</text:span><text:span text:style-name="T28">NULL</text:span><text:span text:style-name="T18">, </text:span><text:span text:style-name="T32">0</text:span><text:span text:style-name="T18">, format, i, j);</text:span><text:line-break/><text:span text:style-name="T18"> <text:s text:c="11"/></text:span><text:span text:style-name="T30">char</text:span><text:span text:style-name="T18">* s = (</text:span><text:span text:style-name="T30">char</text:span><text:span text:style-name="T18">*) malloc(len + </text:span><text:span text:style-name="T32">1 </text:span><text:span text:style-name="T18">* </text:span><text:span text:style-name="T30">sizeof</text:span><text:span text:style-name="T18">(</text:span><text:span text:style-name="T30">char</text:span><text:span text:style-name="T18">));</text:span><text:line-break/><text:span text:style-name="T18"> <text:s text:c="11"/></text:span><text:span text:style-name="T29">FAILURE_IF_NULLPTR</text:span><text:span text:style-name="T20">(s);</text:span></text:p>
      <text:p text:style-name="P39"><text:span text:style-name="T18"><text:s text:c="12"/>snprintf(s, len + </text:span><text:span text:style-name="T32">1</text:span><text:span text:style-name="T18">, format, i, j);</text:span><text:line-break/><text:line-break/><text:span text:style-name="T18"> <text:s text:c="11"/>pMatrix2-&gt;</text:span><text:span text:style-name="T34">pData</text:span><text:span text:style-name="T18">[i][j] = CycleInputInt(s, MatrixElementChecker);</text:span><text:line-break/><text:line-break/><text:span text:style-name="T18"> <text:s text:c="11"/>free(s);</text:span><text:line-break/><text:span text:style-name="T18"> <text:s text:c="7"/>}</text:span><text:line-break/><text:span text:style-name="T18"> <text:s text:c="3"/>}</text:span><text:line-break/><text:span text:style-name="T18"> <text:s text:c="3"/>printf(</text:span><text:span text:style-name="T22">"</text:span><text:span text:style-name="T30">\n</text:span><text:span text:style-name="T22">"</text:span><text:span text:style-name="T18">);</text:span><text:line-break/><text:span text:style-name="T18"> <text:s text:c="3"/>fflush(</text:span><text:span text:style-name="T28">stdout</text:span><text:span text:style-name="T18">);</text:span><text:line-break/><text:line-break/><text:span text:style-name="T18"> <text:s text:c="3"/></text:span><text:span text:style-name="T36">Matrix</text:span><text:span text:style-name="T18">* pSum = SumMatrices(pMatrix1, pMatrix2);</text:span><text:line-break/><text:line-break/><text:span text:style-name="T18"> <text:s text:c="3"/>printf(</text:span><text:span text:style-name="T22">"Матрица pMatrix1:</text:span><text:span text:style-name="T30">\n</text:span><text:span text:style-name="T22">"</text:span><text:span text:style-name="T18">);</text:span><text:line-break/><text:span text:style-name="T18"> <text:s text:c="3"/></text:span><text:span text:style-name="T30">for </text:span><text:span text:style-name="T18">(</text:span><text:span text:style-name="T30">int </text:span><text:span text:style-name="T18">i = </text:span><text:span text:style-name="T32">0</text:span><text:span text:style-name="T18">; i &lt; firstCount; i++)</text:span><text:line-break/><text:span text:style-name="T18"> <text:s text:c="3"/>{</text:span><text:line-break/><text:span text:style-name="T18"> <text:s text:c="7"/></text:span><text:span text:style-name="T30">for </text:span><text:span text:style-name="T18">(</text:span><text:span text:style-name="T30">int </text:span><text:span text:style-name="T18">j = </text:span><text:span text:style-name="T32">0</text:span><text:span text:style-name="T18">; j &lt; secondCount; j++)</text:span><text:line-break/><text:span text:style-name="T18"> <text:s text:c="7"/>{</text:span><text:line-break/><text:span text:style-name="T18"> <text:s text:c="11"/>printf(</text:span><text:span text:style-name="T22">"</text:span><text:span text:style-name="T30">%d</text:span><text:span text:style-name="T22"> "</text:span><text:span text:style-name="T18">, pMatrix1-&gt;</text:span><text:span text:style-name="T34">pData</text:span><text:span text:style-name="T18">[i][j]);</text:span><text:line-break/><text:span text:style-name="T18"> <text:s text:c="11"/>fflush(</text:span><text:span text:style-name="T28">stdout</text:span><text:span text:style-name="T18">);</text:span><text:line-break/><text:span text:style-name="T18"> <text:s text:c="7"/>}</text:span><text:line-break/><text:soft-page-break/><text:span text:style-name="T18"> <text:s text:c="7"/>printf(</text:span><text:span text:style-name="T22">"</text:span><text:span text:style-name="T30">\n</text:span><text:span text:style-name="T22">"</text:span><text:span text:style-name="T18">);</text:span><text:line-break/><text:span text:style-name="T18"> <text:s text:c="3"/>}</text:span><text:line-break/><text:span text:style-name="T18"> <text:s text:c="3"/>printf(</text:span><text:span text:style-name="T22">"</text:span><text:span text:style-name="T30">\n</text:span><text:span text:style-name="T22">"</text:span><text:span text:style-name="T18">);</text:span><text:line-break/><text:span text:style-name="T18"> <text:s text:c="3"/>fflush(</text:span><text:span text:style-name="T28">stdout</text:span><text:span text:style-name="T18">);</text:span><text:line-break/><text:line-break/><text:span text:style-name="T18"> <text:s text:c="3"/>printf(</text:span><text:span text:style-name="T22">"Матрица pMatrix2:</text:span><text:span text:style-name="T30">\n</text:span><text:span text:style-name="T22">"</text:span><text:span text:style-name="T18">);</text:span><text:line-break/><text:span text:style-name="T18"> <text:s text:c="3"/></text:span><text:span text:style-name="T30">for </text:span><text:span text:style-name="T18">(</text:span><text:span text:style-name="T30">int </text:span><text:span text:style-name="T18">i = </text:span><text:span text:style-name="T32">0</text:span><text:span text:style-name="T18">; i &lt; firstCount; i++)</text:span><text:line-break/><text:span text:style-name="T18"> <text:s text:c="3"/>{</text:span><text:line-break/><text:span text:style-name="T18"> <text:s text:c="7"/></text:span><text:span text:style-name="T30">for </text:span><text:span text:style-name="T18">(</text:span><text:span text:style-name="T30">int </text:span><text:span text:style-name="T18">j = </text:span><text:span text:style-name="T32">0</text:span><text:span text:style-name="T18">; j &lt; secondCount; j++)</text:span><text:line-break/><text:span text:style-name="T18"> <text:s text:c="7"/>{</text:span><text:line-break/><text:span text:style-name="T18"> <text:s text:c="11"/>printf(</text:span><text:span text:style-name="T22">"</text:span><text:span text:style-name="T30">%d</text:span><text:span text:style-name="T22"> "</text:span><text:span text:style-name="T18">, pMatrix2-&gt;</text:span><text:span text:style-name="T34">pData</text:span><text:span text:style-name="T18">[i][j]);</text:span><text:line-break/><text:span text:style-name="T18"> <text:s text:c="11"/>fflush(</text:span><text:span text:style-name="T28">stdout</text:span><text:span text:style-name="T18">);</text:span><text:line-break/><text:span text:style-name="T18"> <text:s text:c="7"/>}</text:span><text:line-break/><text:span text:style-name="T18"> <text:s text:c="7"/>printf(</text:span><text:span text:style-name="T22">"</text:span><text:span text:style-name="T30">\n</text:span><text:span text:style-name="T22">"</text:span><text:span text:style-name="T18">);</text:span><text:line-break/><text:span text:style-name="T18"> <text:s text:c="3"/>}</text:span><text:line-break/><text:span text:style-name="T18"> <text:s text:c="3"/>printf(</text:span><text:span text:style-name="T22">"</text:span><text:span text:style-name="T30">\n</text:span><text:span text:style-name="T22">"</text:span><text:span text:style-name="T18">);</text:span><text:line-break/><text:span text:style-name="T18"> <text:s text:c="3"/>fflush(</text:span><text:span text:style-name="T28">stdout</text:span><text:span text:style-name="T18">);</text:span><text:line-break/><text:line-break/><text:span text:style-name="T18"> <text:s text:c="3"/>printf(</text:span><text:span text:style-name="T22">"Сумма матриц pMatrix1 + pMatrix2:</text:span><text:span text:style-name="T30">\n</text:span><text:span text:style-name="T22">"</text:span><text:span text:style-name="T18">);</text:span><text:line-break/><text:span text:style-name="T18"> <text:s text:c="3"/></text:span><text:span text:style-name="T30">for </text:span><text:span text:style-name="T18">(</text:span><text:span text:style-name="T30">int </text:span><text:span text:style-name="T18">i = </text:span><text:span text:style-name="T32">0</text:span><text:span text:style-name="T18">; i &lt; firstCount; i++)</text:span><text:line-break/><text:span text:style-name="T18"> <text:s text:c="3"/>{</text:span><text:line-break/><text:span text:style-name="T18"> <text:s text:c="7"/></text:span><text:span text:style-name="T30">for </text:span><text:span text:style-name="T18">(</text:span><text:span text:style-name="T30">int </text:span><text:span text:style-name="T18">j = </text:span><text:span text:style-name="T32">0</text:span><text:span text:style-name="T18">; j &lt; secondCount; j++)</text:span><text:line-break/><text:span text:style-name="T18"> <text:s text:c="7"/>{</text:span><text:line-break/><text:span text:style-name="T18"> <text:s text:c="11"/>printf(</text:span><text:span text:style-name="T22">"</text:span><text:span text:style-name="T30">%d</text:span><text:span text:style-name="T22"> "</text:span><text:span text:style-name="T18">, pSum-&gt;</text:span><text:span text:style-name="T34">pData</text:span><text:span text:style-name="T18">[i][j]);</text:span><text:line-break/><text:span text:style-name="T18"> <text:s text:c="11"/>fflush(</text:span><text:span text:style-name="T28">stdout</text:span><text:span text:style-name="T18">);</text:span><text:line-break/><text:span text:style-name="T18"> <text:s text:c="7"/>}</text:span><text:line-break/><text:span text:style-name="T18"> <text:s text:c="7"/>printf(</text:span><text:span text:style-name="T22">"</text:span><text:span text:style-name="T30">\n</text:span><text:span text:style-name="T22">"</text:span><text:span text:style-name="T18">);</text:span><text:line-break/><text:span text:style-name="T18"> <text:s text:c="3"/>}</text:span><text:line-break/><text:span text:style-name="T18"> <text:s text:c="3"/>printf(</text:span><text:span text:style-name="T22">"</text:span><text:span text:style-name="T30">\n</text:span><text:span text:style-name="T22">"</text:span><text:span text:style-name="T18">);</text:span><text:line-break/><text:span text:style-name="T18"> <text:s text:c="3"/>fflush(</text:span><text:span text:style-name="T28">stdout</text:span><text:span text:style-name="T18">);</text:span><text:line-break/><text:line-break/><text:span text:style-name="T18"> <text:s text:c="3"/></text:span><text:span text:style-name="T30">int </text:span><text:span text:style-name="T18">det = CalculateDeterminant(pSum);</text:span><text:line-break/><text:span text:style-name="T18"> <text:s text:c="3"/>printf(</text:span><text:span text:style-name="T22">"Определитель суммы матриц det = </text:span><text:span text:style-name="T30">%d\n</text:span><text:span text:style-name="T22">"</text:span><text:span text:style-name="T18">, det);</text:span><text:line-break/><text:span text:style-name="T18"> <text:s text:c="3"/>fflush(</text:span><text:span text:style-name="T28">stdout</text:span><text:span text:style-name="T18">);</text:span><text:line-break/><text:line-break/><text:span text:style-name="T18"> <text:s text:c="3"/>FreeMatrix(pMatrix1);</text:span><text:line-break/><text:span text:style-name="T18"> <text:s text:c="3"/>FreeMatrix(pMatrix2);</text:span><text:line-break/><text:span text:style-name="T18"> <text:s text:c="3"/>FreeMatrix(pSum);</text:span><text:line-break/><text:line-break/><text:span text:style-name="T18"> <text:s text:c="3"/></text:span><text:span text:style-name="T30">return </text:span><text:span text:style-name="T32">0</text:span><text:span text:style-name="T18">;</text:span><text:line-break/><text:soft-page-break/><text:span text:style-name="T18">}</text:span><text:line-break/></text:p>
      <text:h text:style-name="P58" text:outline-level="2"><text:bookmark-start text:name="__RefHeading___Toc609_231043195"/>ChildProgram/Doxyfile<text:bookmark-end text:name="__RefHeading___Toc609_231043195"/></text:h>
      <text:p text:style-name="P25"/>
      <text:p text:style-name="P35">Файл слишком большой.</text:p>
      <text:p text:style-name="P25"/>
      <text:h text:style-name="P57" text:outline-level="2"><text:bookmark-start text:name="__RefHeading___Toc611_231043195"/>ParentProgram/CMakeLists.txt<text:bookmark-end text:name="__RefHeading___Toc611_231043195"/></text:h>
      <text:p text:style-name="P24"/>
      <text:p text:style-name="P31"><text:span text:style-name="T18">cmake_minimum_required(</text:span><text:span text:style-name="T22">VERSION 3.10</text:span><text:span text:style-name="T18">)</text:span><text:line-break/><text:span text:style-name="T18">project(</text:span><text:span text:style-name="T22">ParentProgram C</text:span><text:span text:style-name="T18">)</text:span><text:line-break/><text:line-break/><text:span text:style-name="T18">set(</text:span><text:span text:style-name="T22">CMAKE_C_STANDARD 11</text:span><text:span text:style-name="T18">)</text:span><text:line-break/><text:line-break/><text:span text:style-name="T18">add_executable(</text:span><text:span text:style-name="T22">ParentProgram main.c</text:span><text:span text:style-name="T18">)</text:span><text:line-break/></text:p>
      <text:h text:style-name="P57" text:outline-level="2"><text:bookmark-start text:name="__RefHeading___Toc613_231043195"/>ParentProgram/main.c<text:bookmark-end text:name="__RefHeading___Toc613_231043195"/></text:h>
      <text:p text:style-name="P25"/>
      <text:p text:style-name="P29"><text:span text:style-name="T24">/*! \file</text:span><text:line-break/><text:span text:style-name="T24"> * <text:s/>\brief <text:s text:c="2"/>Main file of parent program</text:span><text:line-break/><text:span text:style-name="T24"> *</text:span><text:line-break/><text:span text:style-name="T24"> * <text:s/>\details Main file which contains the main function.</text:span><text:line-break/><text:span text:style-name="T24"> */</text:span><text:line-break/><text:line-break/><text:span text:style-name="T26">#include </text:span><text:span text:style-name="T22">&lt;stdio.h&gt;</text:span><text:line-break/><text:span text:style-name="T26">#include </text:span><text:span text:style-name="T22">&lt;stdlib.h&gt;</text:span><text:line-break/><text:span text:style-name="T26">#include </text:span><text:span text:style-name="T22">&lt;sys/types.h&gt;</text:span><text:line-break/><text:span text:style-name="T26">#include </text:span><text:span text:style-name="T22">&lt;unistd.h&gt;</text:span><text:line-break/><text:span text:style-name="T26">#include </text:span><text:span text:style-name="T22">&lt;wait.h&gt;</text:span><text:line-break/><text:line-break/><text:span text:style-name="T24">/*! \brief Spawn a child process</text:span><text:line-break/><text:span text:style-name="T24"> *</text:span><text:line-break/><text:span text:style-name="T24"> * <text:s/>\details Spawn a child process running a new program, as given by PROGRAM.</text:span><text:line-break/><text:span text:style-name="T24"> *</text:span><text:line-break/><text:span text:style-name="T24"> * <text:s/>\param program <text:s text:c="3"/>The name of the program to runs;</text:span><text:line-break/><text:span text:style-name="T24"> * <text:s text:c="19"/>the path will be searched for this program.</text:span><text:line-break/><text:span text:style-name="T24"> * <text:s/>\param argList <text:s text:c="3"/>A NULL-terminated list of character strings to be</text:span><text:line-break/><text:span text:style-name="T24"> * <text:s text:c="19"/>passed as the program's argument list.</text:span><text:line-break/><text:soft-page-break/><text:span text:style-name="T24"> * <text:s/>\return <text:s text:c="10"/>Identifier of the spawned process.</text:span><text:line-break/><text:span text:style-name="T24"> */</text:span><text:line-break/><text:span text:style-name="T36">pid_t </text:span><text:span text:style-name="T18">Spawn(</text:span><text:span text:style-name="T30">char</text:span><text:span text:style-name="T18">* program, </text:span><text:span text:style-name="T30">char</text:span><text:span text:style-name="T18">** argList)</text:span><text:line-break/><text:span text:style-name="T18">{</text:span><text:line-break/><text:span text:style-name="T18"> <text:s text:c="3"/></text:span><text:span text:style-name="T36">pid_t </text:span><text:span text:style-name="T18">childPid;</text:span><text:line-break/><text:line-break/><text:span text:style-name="T18"> <text:s text:c="3"/>childPid = fork();</text:span><text:line-break/><text:line-break/><text:span text:style-name="T18"> <text:s text:c="3"/></text:span><text:span text:style-name="T30">if </text:span><text:span text:style-name="T18">(childPid == </text:span><text:span text:style-name="T32">0</text:span><text:span text:style-name="T18">)</text:span><text:line-break/><text:span text:style-name="T18"> <text:s text:c="3"/>{</text:span><text:line-break/><text:span text:style-name="T18"> <text:s text:c="7"/>execvp(program, argList);</text:span><text:line-break/><text:line-break/><text:span text:style-name="T18"> <text:s text:c="7"/>fprintf(</text:span><text:span text:style-name="T28">stderr</text:span><text:span text:style-name="T18">, </text:span><text:span text:style-name="T22">"Ошибка при выполнении execvp</text:span><text:span text:style-name="T30">\n</text:span><text:span text:style-name="T22">"</text:span><text:span text:style-name="T18">);</text:span><text:line-break/><text:span text:style-name="T18"> <text:s text:c="7"/>fflush(</text:span><text:span text:style-name="T28">stderr</text:span><text:span text:style-name="T18">);</text:span><text:line-break/><text:span text:style-name="T18"> <text:s text:c="7"/>abort();</text:span><text:line-break/><text:span text:style-name="T18"> <text:s text:c="3"/>}</text:span><text:line-break/><text:line-break/><text:span text:style-name="T18"> <text:s text:c="3"/></text:span><text:span text:style-name="T30">return </text:span><text:span text:style-name="T18">childPid;</text:span><text:line-break/><text:span text:style-name="T18">}</text:span><text:line-break/><text:line-break/><text:span text:style-name="T24">/*! \brief Main function</text:span><text:line-break/><text:span text:style-name="T24"> *</text:span><text:line-break/><text:span text:style-name="T24"> * <text:s/>\details Main function. If no argument given, will be exec Child</text:span><text:line-break/><text:span text:style-name="T24"> * <text:s/>program via relative path "../ChildProgram/ChildProgram". If arguments</text:span><text:line-break/><text:span text:style-name="T24"> * <text:s/>given, will be exec program in argument. Then wait child for exit.</text:span><text:line-break/><text:span text:style-name="T24"> *</text:span><text:line-break/><text:span text:style-name="T24"> * <text:s/>\param argc Count program arguments.</text:span><text:line-break/><text:span text:style-name="T24"> * <text:s/>\param argv Array string which contains args.</text:span><text:line-break/><text:span text:style-name="T24"> * <text:s/>\return Integer 0 upon exit success.</text:span><text:line-break/><text:span text:style-name="T24"> */</text:span><text:line-break/><text:span text:style-name="T30">int </text:span><text:span text:style-name="T18">main(</text:span><text:span text:style-name="T30">int </text:span><text:span text:style-name="T18">argc, </text:span><text:span text:style-name="T30">char</text:span><text:span text:style-name="T18">** argv)</text:span><text:line-break/><text:span text:style-name="T18">{</text:span><text:line-break/><text:span text:style-name="T18"> <text:s text:c="3"/></text:span><text:span text:style-name="T30">char</text:span><text:span text:style-name="T18">* child = </text:span><text:span text:style-name="T28">NULL</text:span><text:span text:style-name="T18">;</text:span><text:line-break/><text:span text:style-name="T18"> <text:s text:c="3"/></text:span><text:span text:style-name="T30">char</text:span><text:span text:style-name="T18">** argList = </text:span><text:span text:style-name="T28">NULL</text:span><text:span text:style-name="T18">;</text:span><text:line-break/><text:line-break/><text:span text:style-name="T18"> <text:s text:c="3"/></text:span><text:span text:style-name="T30">if </text:span><text:span text:style-name="T18">(argc &gt; </text:span><text:span text:style-name="T32">1</text:span><text:span text:style-name="T18">)</text:span><text:line-break/><text:span text:style-name="T18"> <text:s text:c="3"/>{</text:span><text:line-break/><text:span text:style-name="T18"> <text:s text:c="7"/>child = argv[</text:span><text:span text:style-name="T32">1</text:span><text:span text:style-name="T18">];</text:span><text:line-break/><text:span text:style-name="T18"> <text:s text:c="7"/>argList = argv + </text:span><text:span text:style-name="T32">1</text:span><text:span text:style-name="T18">;</text:span><text:line-break/><text:span text:style-name="T18"> <text:s text:c="3"/>} </text:span><text:span text:style-name="T30">else</text:span><text:line-break/><text:span text:style-name="T30"> <text:s text:c="3"/></text:span><text:span text:style-name="T18">{</text:span><text:line-break/><text:soft-page-break/><text:span text:style-name="T18"> <text:s text:c="7"/>child = </text:span><text:span text:style-name="T22">"../ChildProgram/ChildProgram"</text:span><text:span text:style-name="T18">;</text:span><text:line-break/><text:span text:style-name="T18"> <text:s text:c="7"/></text:span><text:span text:style-name="T30">char</text:span><text:span text:style-name="T18">* argListTmp[] = {child, </text:span><text:span text:style-name="T28">NULL</text:span><text:span text:style-name="T18">};</text:span><text:line-break/><text:span text:style-name="T18"> <text:s text:c="7"/>argList = argListTmp;</text:span><text:line-break/><text:span text:style-name="T18"> <text:s text:c="3"/>}</text:span><text:line-break/><text:line-break/><text:span text:style-name="T18"> <text:s text:c="3"/></text:span><text:span text:style-name="T30">int </text:span><text:span text:style-name="T18">childPid = Spawn(child, argList);</text:span><text:line-break/><text:span text:style-name="T18"> <text:s text:c="3"/>waitpid(childPid, </text:span><text:span text:style-name="T28">NULL</text:span><text:span text:style-name="T18">, </text:span><text:span text:style-name="T32">0</text:span><text:span text:style-name="T18">);</text:span><text:line-break/><text:line-break/><text:span text:style-name="T18"> <text:s text:c="3"/></text:span><text:span text:style-name="T30">return </text:span><text:span text:style-name="T32">0</text:span><text:span text:style-name="T18">;</text:span><text:line-break/><text:span text:style-name="T18">}</text:span><text:line-break/></text:p>
      <text:h text:style-name="P51" text:outline-level="1"><text:bookmark-start text:name="__RefHeading___Toc11180_231043195"/>Примеры использования<text:bookmark-end text:name="__RefHeading___Toc11180_231043195"/></text:h>
      <text:p text:style-name="P10"/>
      <text:h text:style-name="P54" text:outline-level="2"><text:bookmark-start text:name="__RefHeading___Toc11182_231043195"/>Запуск юнит-тестов<text:bookmark-end text:name="__RefHeading___Toc11182_231043195"/></text:h>
      <text:p text:style-name="P11"/>
      <text:p text:style-name="P30"><text:span text:style-name="T18">/home/vladislav/Projects/SystemProgramming/cmake-build-debug/0x02/Lab_01/ChildProgram/ChildProgram 123</text:span><text:line-break/><text:line-break/><text:line-break/><text:span text:style-name="T18"> <text:s text:c="4"/>CUnit - A unit testing framework for C - Version 3.1.0-cunity</text:span><text:line-break/><text:span text:style-name="T18"> <text:s text:c="4"/>http://cunit.sourceforge.net/</text:span><text:line-break/><text:line-break/><text:line-break/><text:line-break/><text:span text:style-name="T18">Run Summary <text:s text:c="6"/>- <text:s text:c="5"/>Run <text:s text:c="3"/>Failed <text:s/>Inactive <text:s text:c="2"/>Skipped</text:span><text:line-break/><text:span text:style-name="T18"> <text:s text:c="4"/>Suites <text:s text:c="6"/>: <text:s text:c="7"/>1 <text:s text:c="8"/>0 <text:s text:c="8"/>0 <text:s text:c="8"/>0</text:span><text:line-break/><text:span text:style-name="T18"> <text:s text:c="4"/>Asserts <text:s text:c="5"/>: <text:s text:c="6"/>48 <text:s text:c="8"/>0 <text:s text:c="6"/>n/a <text:s text:c="6"/>n/a</text:span><text:line-break/><text:span text:style-name="T18"> <text:s text:c="4"/>Tests <text:s text:c="7"/>: <text:s text:c="7"/>6 <text:s text:c="8"/>0 <text:s text:c="8"/>0 <text:s text:c="8"/>0</text:span><text:line-break/><text:line-break/><text:span text:style-name="T18">Elapsed Time: 0.002(s)</text:span><text:line-break/><text:line-break/><text:line-break/><text:span text:style-name="T18">Process finished with exit code 0</text:span><text:line-break/></text:p>
      <text:h text:style-name="P54" text:outline-level="2"><text:bookmark-start text:name="__RefHeading___Toc11184_231043195"/><text:soft-page-break/>Запуск дочернего процесса<text:bookmark-end text:name="__RefHeading___Toc11184_231043195"/></text:h>
      <text:p text:style-name="P11"/>
      <text:p text:style-name="P30"><text:span text:style-name="T18">/home/vladislav/Projects/SystemProgramming/cmake-build-debug/0x02/Lab_01/ChildProgram/ChildProgram</text:span><text:line-break/><text:span text:style-name="T18">Введите порядок матриц: 2</text:span><text:line-break/><text:span text:style-name="T18">Введите матрицу pMatrix1:</text:span><text:line-break/><text:span text:style-name="T18">pMatrix1[0][0] = 1</text:span><text:line-break/><text:span text:style-name="T18">pMatrix1[0][1] = 2</text:span><text:line-break/><text:span text:style-name="T18">pMatrix1[1][0] = qwe</text:span><text:line-break/><text:span text:style-name="T18">pMatrix1[1][0] = dsaf</text:span><text:line-break/><text:span text:style-name="T18">pMatrix1[1][0] = 3</text:span><text:line-break/><text:span text:style-name="T18">pMatrix1[1][1] = 4</text:span><text:line-break/><text:line-break/><text:span text:style-name="T18">Введите матрицу pMatrix2:</text:span><text:line-break/><text:span text:style-name="T18">pMatrix2[0][0] = qweq</text:span><text:line-break/><text:span text:style-name="T18">pMatrix2[0][0] = wqe</text:span><text:line-break/><text:span text:style-name="T18">pMatrix2[0][0] = 123</text:span><text:line-break/><text:span text:style-name="T18">pMatrix2[0][1] = -312</text:span><text:line-break/><text:span text:style-name="T18">pMatrix2[1][0] = 2</text:span><text:line-break/><text:span text:style-name="T18">pMatrix2[1][1] = 1</text:span><text:line-break/><text:line-break/><text:span text:style-name="T18">Матрица pMatrix1:</text:span><text:line-break/><text:span text:style-name="T18">1 2 </text:span><text:line-break/><text:span text:style-name="T18">3 4 </text:span><text:line-break/><text:line-break/><text:span text:style-name="T18">Матрица pMatrix2:</text:span><text:line-break/><text:span text:style-name="T18">123 -312 </text:span><text:line-break/><text:span text:style-name="T18">2 1 </text:span><text:line-break/><text:line-break/><text:span text:style-name="T18">Сумма матриц pMatrix1 + pMatrix2:</text:span><text:line-break/><text:span text:style-name="T18">124 -310 </text:span><text:line-break/><text:span text:style-name="T18">5 5 </text:span><text:line-break/><text:line-break/><text:span text:style-name="T18">Определитель суммы матриц det = 2170</text:span><text:line-break/><text:line-break/><text:span text:style-name="T18">Process finished with exit code 0</text:span><text:line-break/></text:p>
      <text:p text:style-name="P28"/>
      <text:p text:style-name="P11"/>
      <text:h text:style-name="P54" text:outline-level="2"><text:bookmark-start text:name="__RefHeading___Toc11186_231043195"/><text:soft-page-break/>Запуск родительского процесса<text:bookmark-end text:name="__RefHeading___Toc11186_231043195"/></text:h>
      <text:p text:style-name="P11"/>
      <text:p text:style-name="P30"><text:span text:style-name="T18">/home/vladislav/Projects/SystemProgramming/cmake-build-debug/0x02/Lab_01/ParentProgram/ParentProgram</text:span><text:line-break/><text:span text:style-name="T18">Введите порядок матриц: 3</text:span><text:line-break/><text:span text:style-name="T18">Введите матрицу pMatrix1:</text:span><text:line-break/><text:span text:style-name="T18">pMatrix1[0][0] = -21</text:span><text:line-break/><text:span text:style-name="T18">pMatrix1[0][1] = 1</text:span><text:line-break/><text:span text:style-name="T18">pMatrix1[0][2] = 3</text:span><text:line-break/><text:span text:style-name="T18">pMatrix1[1][0] = 4</text:span><text:line-break/><text:span text:style-name="T18">pMatrix1[1][1] = 5</text:span><text:line-break/><text:span text:style-name="T18">pMatrix1[1][2] = 6</text:span><text:line-break/><text:span text:style-name="T18">pMatrix1[2][0] = 7</text:span><text:line-break/><text:span text:style-name="T18">pMatrix1[2][1] = 8</text:span><text:line-break/><text:span text:style-name="T18">pMatrix1[2][2] = 9</text:span><text:line-break/><text:line-break/><text:span text:style-name="T18">Введите матрицу pMatrix2:</text:span><text:line-break/><text:span text:style-name="T18">pMatrix2[0][0] = 1</text:span><text:line-break/><text:span text:style-name="T18">pMatrix2[0][1] = 1</text:span><text:line-break/><text:span text:style-name="T18">pMatrix2[0][2] = 1</text:span><text:line-break/><text:span text:style-name="T18">pMatrix2[1][0] = 1</text:span><text:line-break/><text:span text:style-name="T18">pMatrix2[1][1] = 1</text:span><text:line-break/><text:span text:style-name="T18">pMatrix2[1][2] = -1</text:span><text:line-break/><text:span text:style-name="T18">pMatrix2[2][0] = -1</text:span><text:line-break/><text:span text:style-name="T18">pMatrix2[2][1] = 0</text:span><text:line-break/><text:span text:style-name="T18">pMatrix2[2][2] = 0</text:span><text:line-break/><text:line-break/><text:span text:style-name="T18">Матрица pMatrix1:</text:span><text:line-break/><text:span text:style-name="T18">-21 1 3 </text:span><text:line-break/><text:span text:style-name="T18">4 5 6 </text:span><text:line-break/><text:span text:style-name="T18">7 8 9 </text:span><text:line-break/><text:line-break/><text:span text:style-name="T18">Матрица pMatrix2:</text:span><text:line-break/><text:span text:style-name="T18">1 1 1 </text:span><text:line-break/><text:span text:style-name="T18">1 1 -1 </text:span><text:line-break/><text:span text:style-name="T18">-1 0 0 </text:span><text:line-break/><text:line-break/><text:span text:style-name="T18">Сумма матриц pMatrix1 + pMatrix2:</text:span><text:line-break/><text:span text:style-name="T18">-20 2 4 </text:span><text:line-break/><text:span text:style-name="T18">5 6 5 </text:span><text:line-break/><text:span text:style-name="T18">6 8 9 </text:span><text:line-break/><text:soft-page-break/><text:line-break/><text:span text:style-name="T18">Определитель суммы матриц det = -294</text:span><text:line-break/><text:line-break/><text:span text:style-name="T18">Process finished with exit code 0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StarSymbol" svg:font-family="StarSymbol"/>
    <style:font-face style:name="DejaVu Sans Mono1" svg:font-family="'DejaVu Sans Mono'" style:font-family-generic="modern" style:font-pitch="fixed"/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DejaVu Sans Mono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imes New Roman1" style:font-family-complex="'Times New Roman'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08%"/>
      <style:text-properties fo:language="en" fo:country="US" style:language-asian="en" style:country-asian="U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in" fo:margin-right="0in" fo:margin-top="0in" fo:margin-bottom="0.0693in" loext:contextual-spacing="false" fo:text-indent="0in" style:auto-text-indent="false">
        <style:tab-stops>
          <style:tab-stop style:position="0.1972in"/>
          <style:tab-stop style:position="6.686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in" fo:margin-right="0in" fo:margin-top="0in" fo:margin-bottom="0.0693in" loext:contextual-spacing="false" fo:text-indent="0.1972in" style:auto-text-indent="false">
        <style:tab-stops>
          <style:tab-stop style:position="0.5909in"/>
          <style:tab-stop style:position="6.6862in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 fo:text-align="center" style:justify-single-word="false"/>
      <style:text-properties fo:letter-spacing="-0.0071in" style:letter-kerning="tru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28pt"/>
    </style:style>
    <style:style style:name="Подпись_20_к_20_рисунку" style:display-name="Подпись к рисунку" style:family="paragraph" style:parent-style-name="Standard" style:default-outline-level="">
      <style:paragraph-properties fo:text-align="center" style:justify-single-word="false">
        <style:tab-stops>
          <style:tab-stop style:position="0in"/>
        </style:tab-stops>
      </style:paragraph-properties>
    </style:style>
    <style:style style:name="Рисунок" style:family="paragraph" style:parent-style-name="Подпись_20_к_20_рисунку" style:default-outline-level="">
      <style:paragraph-properties fo:keep-with-next="always"/>
    </style:style>
    <style:style style:name="Заголовок_20_с_20_новой_20_страницы" style:display-name="Заголовок с новой страницы" style:family="paragraph" style:parent-style-name="Standard" style:default-outline-level="">
      <style:paragraph-properties fo:margin-left="0in" fo:margin-right="0in" fo:text-align="center" style:justify-single-word="false" fo:text-indent="0in" style:auto-text-indent="false" fo:break-before="page"/>
      <style:text-properties fo:text-transform="uppercase" fo:font-weight="bold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Перечисление" style:family="paragraph" style:parent-style-name="List_20_Paragraph" style:default-outline-level=""/>
    <style:style style:name="Заголовок" style:family="paragraph" style:parent-style-name="Standard" style:default-outline-level="">
      <style:paragraph-properties fo:margin-left="0in" fo:margin-right="0in" fo:text-align="center" style:justify-single-word="false" fo:text-indent="0in" style:auto-text-indent="false"/>
      <style:text-properties fo:text-transform="uppercase" fo:font-weight="bold" style:font-weight-asian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89in" fo:margin-right="0in" fo:margin-top="0in" fo:margin-bottom="0.0693in" loext:contextual-spacing="false" fo:text-indent="0.4925in" style:auto-text-indent="false"/>
    </style:style>
    <style:style style:name="Перечесление_20__28_дефис_29_" style:display-name="Перечесление (дефис)" style:family="paragraph" style:parent-style-name="List_20_Paragraph" style:default-outline-level="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 style:default-outline-level="">
      <loext:graphic-properties draw:fill="none" draw:fill-color="#729fcf"/>
      <style:paragraph-properties fo:margin-left="0.5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ubtle_20_Emphasis" style:display-name="Subtle Emphasis" style:family="text" style:parent-style-name="Default_20_Paragraph_20_Font">
      <style:text-properties fo:color="#404040" style:font-name="Times New Roman" fo:font-family="'Times New Roman'" style:font-family-generic="roman" style:font-pitch="variable" fo:font-size="14pt" fo:font-style="italic" style:font-size-asian="14pt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14pt" fo:letter-spacing="-0.0071in" style:letter-kerning="true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28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roman" style:font-pitch="variable" fo:font-size="14pt" fo:font-style="italic" style:font-name-asian="Calibri1" style:font-family-asian="Calibri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_20_6_20_Char" style:display-name="Heading 6 Char" style:family="text" style:parent-style-name="Default_20_Paragraph_20_Font">
      <style:text-properties fo:color="#1f3763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>
      <style:text-properties fo:color="#1f3763" style:font-name="Calibri Light" fo:font-family="'Calibri Light'" style:font-family-generic="roman" style:font-pitch="variable" fo:font-size="14pt" fo:font-style="italic" style:font-name-asian="Calibri1" style:font-family-asian="Calibri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ru" style:country-asian="RU" style:font-name-complex="Times New Roman1" style:font-family-complex="'Times New Roman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.5pt" style:font-style-complex="italic"/>
    </style:style>
    <style:style style:name="Подпись_20_к_20_рисунку_20_Char" style:display-name="Подпись к рисунку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Рисунок_20_Char" style:display-name="Рисунок Char" style:family="text" style:parent-style-name="Подпись_20_к_20_рисунку_20_Char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Book_20_Title" style:display-name="Book Title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etter-spacing="0.0035in" fo:font-style="normal" fo:font-weight="bold" style:font-size-asian="14pt" style:font-style-asian="normal" style:font-weight-asian="bold" style:font-style-complex="italic" style:font-weight-complex="bold"/>
    </style:style>
    <style:style style:name="Заголовок_20_с_20_новой_20_страницы_20_Char" style:display-name="Заголовок с новой страницы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_20_Paragraph_20_Char" style:display-name="List Paragraph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еречисление_20_Char" style:display-name="Перечисление Char" style:family="text" style:parent-style-name="List_20_Paragraph_20_Char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Char" style:display-name="Заголовок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Перечесление_20__28_дефис_29__20_Char" style:display-name="Перечесление (дефис) Char" style:family="text" style:parent-style-name="List_20_Paragraph_20_Char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addmd" style:family="text" style:parent-style-name="Default_20_Paragraph_20_Font"/>
    <style:style style:name="No_20_Spacing_20_Char" style:display-name="No Spacing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ize-asian="14pt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ize-asian="14pt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ize-asian="14pt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6" style:display-name="ListLabel 6" style:family="text">
      <style:text-properties style:use-window-font-color="true" fo:font-size="14pt" style:font-size-asian="14pt"/>
    </style:style>
    <style:style style:name="ListLabel_20_7" style:display-name="ListLabel 7" style:family="text">
      <style:text-properties fo:font-size="14pt" style:font-size-asian="14pt"/>
    </style:style>
    <style:style style:name="ListLabel_20_8" style:display-name="ListLabel 8" style:family="text">
      <style:text-properties fo:font-size="14pt" style:font-size-asian="14pt"/>
    </style:style>
    <style:style style:name="ListLabel_20_9" style:display-name="ListLabel 9" style:family="text">
      <style:text-properties style:use-window-font-color="true" fo:font-size="14pt" style:font-size-asian="14pt"/>
    </style:style>
    <style:style style:name="ListLabel_20_10" style:display-name="ListLabel 10" style:family="text">
      <style:text-properties fo:font-size="14pt" style:font-size-asian="14pt"/>
    </style:style>
    <style:style style:name="ListLabel_20_11" style:display-name="ListLabel 11" style:family="text">
      <style:text-properties fo:font-size="14pt" style:font-size-asian="14pt"/>
    </style:style>
    <style:style style:name="ListLabel_20_12" style:display-name="ListLabel 12" style:family="text">
      <style:text-properties style:use-window-font-color="true" fo:font-size="14pt" style:font-size-asian="14pt"/>
    </style:style>
    <style:style style:name="ListLabel_20_13" style:display-name="ListLabel 13" style:family="text">
      <style:text-properties fo:font-size="14pt" style:font-size-asian="14pt"/>
    </style:style>
    <style:style style:name="ListLabel_20_14" style:display-name="ListLabel 14" style:family="text">
      <style:text-properties fo:font-size="14pt" style:font-size-asian="14pt"/>
    </style:style>
    <style:style style:name="ListLabel_20_15" style:display-name="ListLabel 15" style:family="text">
      <style:text-properties style:use-window-font-color="true" fo:font-size="14pt" style:font-size-asian="14pt"/>
    </style:style>
    <style:style style:name="ListLabel_20_16" style:display-name="ListLabel 16" style:family="text">
      <style:text-properties fo:font-size="14pt" style:font-size-asian="14pt"/>
    </style:style>
    <style:style style:name="ListLabel_20_17" style:display-name="ListLabel 17" style:family="text">
      <style:text-properties fo:font-size="14pt" style:font-size-asian="14pt"/>
    </style:style>
    <style:style style:name="ListLabel_20_18" style:display-name="ListLabel 18" style:family="text">
      <style:text-properties style:use-window-font-color="true" fo:font-size="14pt" style:font-size-asian="14pt"/>
    </style:style>
    <style:style style:name="ListLabel_20_19" style:display-name="ListLabel 19" style:family="text">
      <style:text-properties fo:font-size="14pt" style:font-size-asian="14pt"/>
    </style:style>
    <style:style style:name="ListLabel_20_20" style:display-name="ListLabel 20" style:family="text">
      <style:text-properties fo:font-size="14pt" style:font-size-asian="14pt"/>
    </style:style>
    <style:style style:name="ListLabel_20_21" style:display-name="ListLabel 21" style:family="text">
      <style:text-properties style:use-window-font-color="true" fo:font-size="14pt" style:font-size-asian="14pt"/>
    </style:style>
    <style:style style:name="ListLabel_20_22" style:display-name="ListLabel 22" style:family="text">
      <style:text-properties fo:font-size="14pt" style:font-size-asian="14pt"/>
    </style:style>
    <style:style style:name="ListLabel_20_23" style:display-name="ListLabel 23" style:family="text">
      <style:text-properties fo:font-size="14pt" style:font-size-asian="14pt"/>
    </style:style>
    <style:style style:name="ListLabel_20_24" style:display-name="ListLabel 24" style:family="text">
      <style:text-properties style:use-window-font-color="true" fo:font-size="14pt" style:font-size-asian="14pt"/>
    </style:style>
    <style:style style:name="ListLabel_20_25" style:display-name="ListLabel 25" style:family="text">
      <style:text-properties fo:font-size="14pt" style:font-size-asian="14pt"/>
    </style:style>
    <style:style style:name="ListLabel_20_26" style:display-name="ListLabel 26" style:family="text">
      <style:text-properties fo:font-size="14pt" style:font-size-asian="14pt"/>
    </style:style>
    <style:style style:name="ListLabel_20_27" style:display-name="ListLabel 27" style:family="text">
      <style:text-properties style:use-window-font-color="true" fo:font-size="14pt" style:font-size-asian="14pt"/>
    </style:style>
    <style:style style:name="ListLabel_20_28" style:display-name="ListLabel 28" style:family="text">
      <style:text-properties fo:font-size="14pt" style:font-size-asian="14pt"/>
    </style:style>
    <style:style style:name="ListLabel_20_29" style:display-name="ListLabel 29" style:family="text">
      <style:text-properties fo:font-size="14pt" style:font-size-asian="14pt"/>
    </style:style>
    <style:style style:name="ListLabel_20_30" style:display-name="ListLabel 30" style:family="text">
      <style:text-properties style:use-window-font-color="true" fo:font-size="14pt" style:font-size-asian="14pt"/>
    </style:style>
    <style:style style:name="ListLabel_20_31" style:display-name="ListLabel 31" style:family="text">
      <style:text-properties fo:font-size="14pt" style:font-size-asian="14pt"/>
    </style:style>
    <style:style style:name="ListLabel_20_32" style:display-name="ListLabel 32" style:family="text">
      <style:text-properties fo:font-size="14pt" style:font-size-asian="14pt"/>
    </style:style>
    <style:style style:name="ListLabel_20_33" style:display-name="ListLabel 33" style:family="text">
      <style:text-properties style:use-window-font-color="true" fo:font-size="14pt" style:font-size-asian="14pt"/>
    </style:style>
    <style:style style:name="ListLabel_20_34" style:display-name="ListLabel 34" style:family="text">
      <style:text-properties fo:font-size="14pt" style:font-size-asian="14pt"/>
    </style:style>
    <style:style style:name="ListLabel_20_35" style:display-name="ListLabel 35" style:family="text">
      <style:text-properties fo:font-size="14pt" style:font-size-asian="14pt"/>
    </style:style>
    <style:style style:name="ListLabel_20_36" style:display-name="ListLabel 36" style:family="text">
      <style:text-properties style:use-window-font-color="true" fo:font-size="14pt" style:font-size-asian="14pt"/>
    </style:style>
    <style:style style:name="ListLabel_20_37" style:display-name="ListLabel 37" style:family="text">
      <style:text-properties fo:font-size="14pt" style:font-size-asian="14pt"/>
    </style:style>
    <style:style style:name="ListLabel_20_38" style:display-name="ListLabel 38" style:family="text">
      <style:text-properties fo:font-size="14pt" style:font-size-asian="14pt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use-window-font-color="true"/>
    </style:style>
    <style:style style:name="ListLabel_20_49" style:display-name="ListLabel 49" style:family="text"/>
    <style:style style:name="ListLabel_20_50" style:display-name="ListLabel 50" style:family="text">
      <style:text-properties fo:language="en" fo:country="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36" style:num-format="1">
        <style:list-level-properties text:list-level-position-and-space-mode="label-alignment">
          <style:list-level-label-alignment text:label-followed-by="space" fo:text-indent="0.4925in"/>
        </style:list-level-properties>
      </text:outline-level-style>
      <text:outline-level-style text:level="2" text:style-name="ListLabel_20_37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1.0909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1.1909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1.2909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1.3909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1.490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.5909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6909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Стиль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Перечисление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yle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1.188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090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1.19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1.2909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1.390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1.490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590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69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prefix="Рисунок " style:num-suffix=" –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6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1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" style:num-prefix="Рисунок " style:num-suffix=" –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6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1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" style:num-prefix="Рисунок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6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1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" style:num-prefix="Рисунок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6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1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" style:num-prefix="Рисунок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6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1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6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7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8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9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10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11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2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13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14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5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16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17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8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19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0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21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2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3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4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5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6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27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8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9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30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31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32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33" style:num-suffix="." style:num-format="1">
        <style:list-level-properties text:list-level-position-and-space-mode="label-alignment">
          <style:list-level-label-alignment text:label-followed-by="space" fo:text-indent="-0.25in" fo:margin-left="0.7425in"/>
        </style:list-level-properties>
      </text:list-level-style-number>
      <text:list-level-style-number text:level="2" text:style-name="ListLabel_20_34" style:num-suffix="." style:num-format="a" style:num-letter-sync="true">
        <style:list-level-properties text:list-level-position-and-space-mode="label-alignment">
          <style:list-level-label-alignment text:label-followed-by="space" fo:text-indent="-0.25in" fo:margin-left="1.2425in"/>
        </style:list-level-properties>
      </text:list-level-style-number>
      <text:list-level-style-number text:level="3" text:style-name="ListLabel_20_35" style:num-suffix="." style:num-format="i">
        <style:list-level-properties text:list-level-position-and-space-mode="label-alignment" fo:text-align="end">
          <style:list-level-label-alignment text:label-followed-by="space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space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space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2in" fo:margin-left="1.24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2in" fo:margin-left="1.24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2in" fo:margin-left="1.24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36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37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38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2in" fo:margin-left="1.24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45" style:num-suffix="-" text:bullet-char="-">
        <style:list-level-properties text:list-level-position-and-space-mode="label-alignment">
          <style:list-level-label-alignment text:label-followed-by="space" fo:text-indent="0.4925in"/>
        </style:list-level-properties>
        <style:text-properties fo:font-family="'Times New Roman'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2in" fo:margin-left="1.24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2.23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 fo:margin-right="0in" fo:text-indent="0.4925in" style:auto-text-indent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in" fo:margin-right="-0.0799in" fo:text-align="end" style:justify-single-word="false" fo:text-indent="0.4925in" style:auto-text-indent="false"/>
    </style:style>
    <style:style style:name="MP4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 table:number-columns-repeated="2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Header"/>
      </style:header>
      <style:footer>
        <text:p text:style-name="MP4"><text:page-number text:select-page="current">26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слав Прекель</meta:initial-creator>
    <meta:editing-cycles>19</meta:editing-cycles>
    <meta:print-date>2019-08-31T14:54:00</meta:print-date>
    <meta:creation-date>2019-08-31T14:54:00</meta:creation-date>
    <dc:date>2019-09-09T19:46:52.403903634</dc:date>
    <meta:editing-duration>PT1H9M7S</meta:editing-duration>
    <meta:generator>LibreOffice/6.2.6.2$Linux_X86_64 LibreOffice_project/20$Build-2</meta:generator>
    <meta:document-statistic meta:table-count="1" meta:image-count="0" meta:object-count="0" meta:page-count="30" meta:paragraph-count="108" meta:word-count="2948" meta:character-count="26416" meta:non-whitespace-character-count="204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